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64cm" svg:height="6.054cm" svg:x="0cm" svg:y="38.52cm">
            <draw:object draw:notify-on-update-of-ranges="Sheet1.A5:Sheet1.A55 Sheet1.B4:Sheet1.B4 Sheet1.B5:Sheet1.B55 Sheet1.A5:Sheet1.A55 Sheet1.C4:Sheet1.C4 Sheet1.C5:Sheet1.C55 Sheet1.A5:Sheet1.A55 Sheet1.D4:Sheet1.D4 Sheet1.D5:Sheet1.D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29cm" svg:height="6.316cm" svg:x="12.091cm" svg:y="38.374cm">
            <draw:object draw:notify-on-update-of-ranges="Sheet1.F5:Sheet1.F83 Sheet1.G4:Sheet1.G4 Sheet1.G5:Sheet1.G83 Sheet1.F5:Sheet1.F83 Sheet1.H4:Sheet1.H4 Sheet1.H5:Sheet1.H83 Sheet1.F5:Sheet1.F83 Sheet1.I4:Sheet1.I4 Sheet1.I5:Sheet1.I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97cm" svg:height="6.073cm" svg:x="24.685cm" svg:y="15.702cm">
            <draw:object draw:notify-on-update-of-ranges="Sheet1.L5:Sheet1.L17 Sheet1.M4:Sheet1.M4 Sheet1.M5:Sheet1.M17 Sheet1.L5:Sheet1.L17 Sheet1.N4:Sheet1.N4 Sheet1.N5:Sheet1.N17 Sheet1.L5:Sheet1.L17 Sheet1.O4:Sheet1.O4 Sheet1.O5:Sheet1.O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593cm" svg:height="6.521cm" svg:x="36.112cm" svg:y="15.533cm">
            <draw:object draw:notify-on-update-of-ranges="Sheet1.Q5:Sheet1.Q18 Sheet1.R4:Sheet1.R4 Sheet1.R5:Sheet1.R18 Sheet1.Q5:Sheet1.Q18 Sheet1.S4:Sheet1.S4 Sheet1.S5:Sheet1.S18 Sheet1.Q5:Sheet1.Q18 Sheet1.T4:Sheet1.T4 Sheet1.T5:Sheet1.T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375cm" svg:height="5.836cm" svg:x="36.007cm" svg:y="35.818cm">
            <draw:object draw:notify-on-update-of-ranges="Sheet1.Q54:Sheet1.Q67 Sheet1.R53:Sheet1.R53 Sheet1.R54:Sheet1.R67 Sheet1.Q54:Sheet1.Q67 Sheet1.S53:Sheet1.S53 Sheet1.S54:Sheet1.S67 Sheet1.Q54:Sheet1.Q67 Sheet1.T53:Sheet1.T53 Sheet1.T54:Sheet1.T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0.035cm" svg:height="5.644cm" svg:x="25.042cm" svg:y="35.864cm">
            <draw:object draw:notify-on-update-of-ranges="Sheet1.L54:Sheet1.L65 Sheet1.M53:Sheet1.M53 Sheet1.M54:Sheet1.M65 Sheet1.L54:Sheet1.L65 Sheet1.N53:Sheet1.N53 Sheet1.N54:Sheet1.N65 Sheet1.L54:Sheet1.L65 Sheet1.O53:Sheet1.O53 Sheet1.O54:Sheet1.O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0.31cm" svg:height="5.799cm" svg:x="49.686cm" svg:y="35.831cm">
            <draw:object draw:notify-on-update-of-ranges="Sheet1.W53:Sheet1.W53 Sheet1.W54:Sheet1.W72 Sheet1.X53:Sheet1.X53 Sheet1.X54:Sheet1.X72 Sheet1.W53:Sheet1.W53 Sheet1.W54:Sheet1.W72 Sheet1.Y53:Sheet1.Y53 Sheet1.Y54:Sheet1.Y72 Sheet1.W53:Sheet1.W53 Sheet1.W54:Sheet1.W72 Sheet1.Z53:Sheet1.Z53 Sheet1.Z54:Sheet1.Z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596cm" svg:height="5.96cm" svg:x="60.71cm" svg:y="35.741cm">
            <draw:object draw:notify-on-update-of-ranges="Sheet1.AB53:Sheet1.AB53 Sheet1.AB54:Sheet1.AB75 Sheet1.AC53:Sheet1.AC53 Sheet1.AC54:Sheet1.AC75 Sheet1.AB53:Sheet1.AB53 Sheet1.AB54:Sheet1.AB75 Sheet1.AD53:Sheet1.AD53 Sheet1.AD54:Sheet1.AD75 Sheet1.AB53:Sheet1.AB53 Sheet1.AB54:Sheet1.AB75 Sheet1.AE53:Sheet1.AE53 Sheet1.AE54:Sheet1.AE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472cm" svg:height="6.452cm" svg:x="48.807cm" svg:y="15.557cm">
            <draw:object draw:notify-on-update-of-ranges="Sheet1.W4:Sheet1.W4 Sheet1.W5:Sheet1.W23 Sheet1.X4:Sheet1.X4 Sheet1.X5:Sheet1.X23 Sheet1.W4:Sheet1.W4 Sheet1.W5:Sheet1.W23 Sheet1.Y4:Sheet1.Y4 Sheet1.Y5:Sheet1.Y23 Sheet1.W4:Sheet1.W4 Sheet1.W5:Sheet1.W23 Sheet1.Z4:Sheet1.Z4 Sheet1.Z5:Sheet1.Z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1.482cm" svg:height="6.458cm" svg:x="60.598cm" svg:y="15.512cm">
            <draw:object draw:notify-on-update-of-ranges="Sheet1.AB4:Sheet1.AB4 Sheet1.AB5:Sheet1.AB26 Sheet1.AC4:Sheet1.AC4 Sheet1.AC5:Sheet1.AC26 Sheet1.AB4:Sheet1.AB4 Sheet1.AB5:Sheet1.AB26 Sheet1.AD4:Sheet1.AD4 Sheet1.AD5:Sheet1.AD26 Sheet1.AB4:Sheet1.AB4 Sheet1.AB5:Sheet1.AB26 Sheet1.AE4:Sheet1.AE4 Sheet1.AE5:Sheet1.AE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0.84cm" svg:height="6.097cm" svg:x="72.721cm" svg:y="35.603cm">
            <draw:object draw:notify-on-update-of-ranges="Sheet1.AH53:Sheet1.AH53 Sheet1.AH54:Sheet1.AH71 Sheet1.AI53:Sheet1.AI53 Sheet1.AI54:Sheet1.AI71 Sheet1.AH53:Sheet1.AH53 Sheet1.AH54:Sheet1.AH71 Sheet1.AJ53:Sheet1.AJ53 Sheet1.AJ54:Sheet1.AJ71 Sheet1.AH53:Sheet1.AH53 Sheet1.AH54:Sheet1.AH71 Sheet1.AK53:Sheet1.AK53 Sheet1.AK54:Sheet1.AK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321cm" svg:height="6.368cm" svg:x="85.741cm" svg:y="35.38cm">
            <draw:object draw:notify-on-update-of-ranges="Sheet1.AM53:Sheet1.AM53 Sheet1.AM54:Sheet1.AM74 Sheet1.AN53:Sheet1.AN53 Sheet1.AN54:Sheet1.AN74 Sheet1.AM53:Sheet1.AM53 Sheet1.AM54:Sheet1.AM74 Sheet1.AO53:Sheet1.AO53 Sheet1.AO54:Sheet1.AO74 Sheet1.AM53:Sheet1.AM53 Sheet1.AM54:Sheet1.AM74 Sheet1.AP53:Sheet1.AP53 Sheet1.AP54:Sheet1.AP7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1.815cm" svg:height="6.66cm" svg:x="72.929cm" svg:y="15.489cm">
            <draw:object draw:notify-on-update-of-ranges="Sheet1.AH4:Sheet1.AH4 Sheet1.AH5:Sheet1.AH19 Sheet1.AI4:Sheet1.AI4 Sheet1.AI5:Sheet1.AI19 Sheet1.AH4:Sheet1.AH4 Sheet1.AH5:Sheet1.AH19 Sheet1.AJ4:Sheet1.AJ4 Sheet1.AJ5:Sheet1.AJ19 Sheet1.AH4:Sheet1.AH4 Sheet1.AH5:Sheet1.AH19 Sheet1.AK4:Sheet1.AK4 Sheet1.AK5:Sheet1.AK1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2.416cm" svg:height="6.999cm" svg:x="85.664cm" svg:y="15.466cm">
            <draw:object draw:notify-on-update-of-ranges="Sheet1.AM4:Sheet1.AM4 Sheet1.AM5:Sheet1.AM21 Sheet1.AN4:Sheet1.AN4 Sheet1.AN5:Sheet1.AN21 Sheet1.AM4:Sheet1.AM4 Sheet1.AM5:Sheet1.AM21 Sheet1.AO4:Sheet1.AO4 Sheet1.AO5:Sheet1.AO21 Sheet1.AM4:Sheet1.AM4 Sheet1.AM5:Sheet1.AM21 Sheet1.AP4:Sheet1.AP4 Sheet1.AP5:Sheet1.A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Before speedProfile implementation</text:p>
          </table:table-cell>
          <table:table-cell table:number-columns-repeated="10"/>
          <table:table-cell office:value-type="string" calcext:value-type="string">
            <text:p>speedProfile implementation : constant perf</text:p>
          </table:table-cell>
          <table:table-cell table:number-columns-repeated="10"/>
          <table:table-cell office:value-type="string" calcext:value-type="string">
            <text:p>speedProfile implementation : trapezoidal-linear perf</text:p>
          </table:table-cell>
          <table:table-cell table:number-columns-repeated="10"/>
          <table:table-cell office:value-type="string" calcext:value-type="string">
            <text:p>speedProfile implementation : trapezoidal-exponential per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gles</text:p>
          </table:table-cell>
          <table:table-cell table:number-columns-repeated="11"/>
          <table:table-cell table:style-name="ce1" office:value-type="string" calcext:value-type="string">
            <text:p>angles</text:p>
          </table:table-cell>
          <table:table-cell table:number-columns-repeated="9"/>
          <table:table-cell office:value-type="string" calcext:value-type="string">
            <text:p>angl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A4]" office:value-type="string" office:string-value="time 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934296" calcext:value-type="float">
            <text:p>22.934296</text:p>
          </table:table-cell>
          <table:table-cell office:value-type="float" office:value="165.705643" calcext:value-type="float">
            <text:p>165.705643</text:p>
          </table:table-cell>
          <table:table-cell office:value-type="float" office:value="169.190079" calcext:value-type="float">
            <text:p>169.190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808975" calcext:value-type="float">
            <text:p>83.808975</text:p>
          </table:table-cell>
          <table:table-cell office:value-type="float" office:value="135.882996" calcext:value-type="float">
            <text:p>135.882996</text:p>
          </table:table-cell>
          <table:table-cell office:value-type="float" office:value="90.5" calcext:value-type="float">
            <text:p>9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27.149498" calcext:value-type="float">
            <text:p>27.15</text:p>
          </table:table-cell>
          <table:table-cell table:style-name="ce2" office:value-type="float" office:value="164.252716" calcext:value-type="float">
            <text:p>164.25</text:p>
          </table:table-cell>
          <table:table-cell table:style-name="ce2" office:value-type="float" office:value="164.190079" calcext:value-type="float">
            <text:p>164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86.915253" calcext:value-type="float">
            <text:p>86.92</text:p>
          </table:table-cell>
          <table:table-cell table:style-name="ce2" office:value-type="float" office:value="130.082993" calcext:value-type="float">
            <text:p>130.08</text:p>
          </table:table-cell>
          <table:table-cell table:style-name="ce2" office:value-type="float" office:value="86.671722" calcext:value-type="float">
            <text:p>86.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.226585" calcext:value-type="float">
            <text:p>22.226585</text:p>
          </table:table-cell>
          <table:table-cell office:value-type="float" office:value="166.664459" calcext:value-type="float">
            <text:p>166.664459</text:p>
          </table:table-cell>
          <table:table-cell office:value-type="float" office:value="170.553711" calcext:value-type="float">
            <text:p>170.553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000458" calcext:value-type="float">
            <text:p>83.000458</text:p>
          </table:table-cell>
          <table:table-cell office:value-type="float" office:value="136.446625" calcext:value-type="float">
            <text:p>136.446625</text:p>
          </table:table-cell>
          <table:table-cell office:value-type="float" office:value="91.970154" calcext:value-type="float">
            <text:p>91.9701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.865011" calcext:value-type="float">
            <text:p>23.865011</text:p>
          </table:table-cell>
          <table:table-cell office:value-type="float" office:value="165.861801" calcext:value-type="float">
            <text:p>165.861801</text:p>
          </table:table-cell>
          <table:table-cell office:value-type="float" office:value="168.435791" calcext:value-type="float">
            <text:p>168.435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303368" calcext:value-type="float">
            <text:p>84.303368</text:p>
          </table:table-cell>
          <table:table-cell office:value-type="float" office:value="134.328705" calcext:value-type="float">
            <text:p>134.328705</text:p>
          </table:table-cell>
          <table:table-cell office:value-type="float" office:value="90.206749" calcext:value-type="float">
            <text:p>90.2067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134296" calcext:value-type="float">
            <text:p>24.134296</text:p>
          </table:table-cell>
          <table:table-cell office:value-type="float" office:value="164.505646" calcext:value-type="float">
            <text:p>164.505646</text:p>
          </table:table-cell>
          <table:table-cell office:value-type="float" office:value="167.190079" calcext:value-type="float">
            <text:p>167.19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.008972" calcext:value-type="float">
            <text:p>85.008972</text:p>
          </table:table-cell>
          <table:table-cell office:value-type="float" office:value="134.682999" calcext:value-type="float">
            <text:p>134.682999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float" office:value="32.564701" calcext:value-type="float">
            <text:p>32.56</text:p>
          </table:table-cell>
          <table:table-cell table:style-name="ce2" office:value-type="float" office:value="161.599792" calcext:value-type="float">
            <text:p>161.60</text:p>
          </table:table-cell>
          <table:table-cell table:style-name="ce2" office:value-type="float" office:value="157.190079" calcext:value-type="float">
            <text:p>157.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1.221527" calcext:value-type="float">
            <text:p>91.22</text:p>
          </table:table-cell>
          <table:table-cell table:style-name="ce2" office:value-type="float" office:value="123.082993" calcext:value-type="float">
            <text:p>123.08</text:p>
          </table:table-cell>
          <table:table-cell table:style-name="ce2" office:value-type="float" office:value="80.843445" calcext:value-type="float">
            <text:p>80.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.211168" calcext:value-type="float">
            <text:p>23.211168</text:p>
          </table:table-cell>
          <table:table-cell office:value-type="float" office:value="166.182114" calcext:value-type="float">
            <text:p>166.182114</text:p>
          </table:table-cell>
          <table:table-cell office:value-type="float" office:value="169.280991" calcext:value-type="float">
            <text:p>169.2809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.783417" calcext:value-type="float">
            <text:p>83.783417</text:p>
          </table:table-cell>
          <table:table-cell office:value-type="float" office:value="135.173904" calcext:value-type="float">
            <text:p>135.173904</text:p>
          </table:table-cell>
          <table:table-cell office:value-type="float" office:value="90.910469" calcext:value-type="float">
            <text:p>90.910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.288073" calcext:value-type="float">
            <text:p>27.288073</text:p>
          </table:table-cell>
          <table:table-cell office:value-type="float" office:value="164.18483" calcext:value-type="float">
            <text:p>164.18483</text:p>
          </table:table-cell>
          <table:table-cell office:value-type="float" office:value="164.010941" calcext:value-type="float">
            <text:p>164.010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.025452" calcext:value-type="float">
            <text:p>87.025452</text:p>
          </table:table-cell>
          <table:table-cell office:value-type="float" office:value="129.903854" calcext:value-type="float">
            <text:p>129.903854</text:p>
          </table:table-cell>
          <table:table-cell office:value-type="float" office:value="86.522575" calcext:value-type="float">
            <text:p>86.52257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334297" calcext:value-type="float">
            <text:p>25.334297</text:p>
          </table:table-cell>
          <table:table-cell office:value-type="float" office:value="163.305649" calcext:value-type="float">
            <text:p>163.305649</text:p>
          </table:table-cell>
          <table:table-cell office:value-type="float" office:value="165.190079" calcext:value-type="float">
            <text:p>165.19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.208969" calcext:value-type="float">
            <text:p>86.208969</text:p>
          </table:table-cell>
          <table:table-cell office:value-type="float" office:value="133.483002" calcext:value-type="float">
            <text:p>133.483002</text:p>
          </table:table-cell>
          <table:table-cell office:value-type="float" office:value="86.5" calcext:value-type="float">
            <text:p>86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37.979904" calcext:value-type="float">
            <text:p>37.98</text:p>
          </table:table-cell>
          <table:table-cell table:style-name="ce2" office:value-type="float" office:value="158.946869" calcext:value-type="float">
            <text:p>158.95</text:p>
          </table:table-cell>
          <table:table-cell table:style-name="ce2" office:value-type="float" office:value="150.190079" calcext:value-type="float">
            <text:p>150.19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5.527802" calcext:value-type="float">
            <text:p>95.53</text:p>
          </table:table-cell>
          <table:table-cell table:style-name="ce2" office:value-type="float" office:value="116.082993" calcext:value-type="float">
            <text:p>116.08</text:p>
          </table:table-cell>
          <table:table-cell table:style-name="ce2" office:value-type="float" office:value="75.015167" calcext:value-type="float">
            <text:p>75.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.688042" calcext:value-type="float">
            <text:p>24.688042</text:p>
          </table:table-cell>
          <table:table-cell office:value-type="float" office:value="165.458588" calcext:value-type="float">
            <text:p>165.458588</text:p>
          </table:table-cell>
          <table:table-cell office:value-type="float" office:value="167.371902" calcext:value-type="float">
            <text:p>167.3719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4.957855" calcext:value-type="float">
            <text:p>84.957855</text:p>
          </table:table-cell>
          <table:table-cell office:value-type="float" office:value="133.264816" calcext:value-type="float">
            <text:p>133.264816</text:p>
          </table:table-cell>
          <table:table-cell office:value-type="float" office:value="89.320938" calcext:value-type="float">
            <text:p>89.3209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1.494982" calcext:value-type="float">
            <text:p>31.494982</text:p>
          </table:table-cell>
          <table:table-cell office:value-type="float" office:value="162.123856" calcext:value-type="float">
            <text:p>162.123856</text:p>
          </table:table-cell>
          <table:table-cell office:value-type="float" office:value="158.572845" calcext:value-type="float">
            <text:p>158.5728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.370865" calcext:value-type="float">
            <text:p>90.370865</text:p>
          </table:table-cell>
          <table:table-cell office:value-type="float" office:value="124.465767" calcext:value-type="float">
            <text:p>124.465767</text:p>
          </table:table-cell>
          <table:table-cell office:value-type="float" office:value="81.994759" calcext:value-type="float">
            <text:p>81.99475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534298" calcext:value-type="float">
            <text:p>26.534298</text:p>
          </table:table-cell>
          <table:table-cell office:value-type="float" office:value="162.105652" calcext:value-type="float">
            <text:p>162.105652</text:p>
          </table:table-cell>
          <table:table-cell office:value-type="float" office:value="163.190079" calcext:value-type="float">
            <text:p>163.190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.408966" calcext:value-type="float">
            <text:p>87.408966</text:p>
          </table:table-cell>
          <table:table-cell office:value-type="float" office:value="132.283005" calcext:value-type="float">
            <text:p>132.283005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2" office:value-type="float" office:value="43.395107" calcext:value-type="float">
            <text:p>43.40</text:p>
          </table:table-cell>
          <table:table-cell table:style-name="ce2" office:value-type="float" office:value="156.293945" calcext:value-type="float">
            <text:p>156.29</text:p>
          </table:table-cell>
          <table:table-cell table:style-name="ce2" office:value-type="float" office:value="143.190079" calcext:value-type="float">
            <text:p>143.1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99.834076" calcext:value-type="float">
            <text:p>99.83</text:p>
          </table:table-cell>
          <table:table-cell table:style-name="ce2" office:value-type="float" office:value="109.082993" calcext:value-type="float">
            <text:p>109.08</text:p>
          </table:table-cell>
          <table:table-cell table:style-name="ce2" office:value-type="float" office:value="69.18689" calcext:value-type="float">
            <text:p>69.1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.657207" calcext:value-type="float">
            <text:p>26.657207</text:p>
          </table:table-cell>
          <table:table-cell office:value-type="float" office:value="164.493896" calcext:value-type="float">
            <text:p>164.493896</text:p>
          </table:table-cell>
          <table:table-cell office:value-type="float" office:value="164.826447" calcext:value-type="float">
            <text:p>164.8264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6.523773" calcext:value-type="float">
            <text:p>86.523773</text:p>
          </table:table-cell>
          <table:table-cell office:value-type="float" office:value="130.71936" calcext:value-type="float">
            <text:p>130.71936</text:p>
          </table:table-cell>
          <table:table-cell office:value-type="float" office:value="87.201569" calcext:value-type="float">
            <text:p>87.2015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.177319" calcext:value-type="float">
            <text:p>36.177319</text:p>
          </table:table-cell>
          <table:table-cell office:value-type="float" office:value="159.829971" calcext:value-type="float">
            <text:p>159.829971</text:p>
          </table:table-cell>
          <table:table-cell office:value-type="float" office:value="152.520187" calcext:value-type="float">
            <text:p>152.5201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.094353" calcext:value-type="float">
            <text:p>94.094353</text:p>
          </table:table-cell>
          <table:table-cell office:value-type="float" office:value="118.413116" calcext:value-type="float">
            <text:p>118.413116</text:p>
          </table:table-cell>
          <table:table-cell office:value-type="float" office:value="76.955254" calcext:value-type="float">
            <text:p>76.95525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734299" calcext:value-type="float">
            <text:p>27.734299</text:p>
          </table:table-cell>
          <table:table-cell office:value-type="float" office:value="160.905655" calcext:value-type="float">
            <text:p>160.905655</text:p>
          </table:table-cell>
          <table:table-cell office:value-type="float" office:value="161.190079" calcext:value-type="float">
            <text:p>161.1900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.608963" calcext:value-type="float">
            <text:p>88.608963</text:p>
          </table:table-cell>
          <table:table-cell office:value-type="float" office:value="131.083008" calcext:value-type="float">
            <text:p>131.083008</text:p>
          </table:table-cell>
          <table:table-cell office:value-type="float" office:value="82.5" calcext:value-type="float">
            <text:p>82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2" office:value-type="float" office:value="48.81031" calcext:value-type="float">
            <text:p>48.81</text:p>
          </table:table-cell>
          <table:table-cell table:style-name="ce2" office:value-type="float" office:value="153.641022" calcext:value-type="float">
            <text:p>153.64</text:p>
          </table:table-cell>
          <table:table-cell table:style-name="ce2" office:value-type="float" office:value="136.190079" calcext:value-type="float">
            <text:p>136.19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104.14035" calcext:value-type="float">
            <text:p>104.14</text:p>
          </table:table-cell>
          <table:table-cell table:style-name="ce2" office:value-type="float" office:value="102.082993" calcext:value-type="float">
            <text:p>102.08</text:p>
          </table:table-cell>
          <table:table-cell table:style-name="ce2" office:value-type="float" office:value="63.358612" calcext:value-type="float">
            <text:p>63.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9.118664" calcext:value-type="float">
            <text:p>29.118664</text:p>
          </table:table-cell>
          <table:table-cell office:value-type="float" office:value="163.288025" calcext:value-type="float">
            <text:p>163.288025</text:p>
          </table:table-cell>
          <table:table-cell office:value-type="float" office:value="161.644623" calcext:value-type="float">
            <text:p>161.6446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.481171" calcext:value-type="float">
            <text:p>88.481171</text:p>
          </table:table-cell>
          <table:table-cell office:value-type="float" office:value="127.537544" calcext:value-type="float">
            <text:p>127.537544</text:p>
          </table:table-cell>
          <table:table-cell office:value-type="float" office:value="84.552353" calcext:value-type="float">
            <text:p>84.55235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1.148018" calcext:value-type="float">
            <text:p>41.148018</text:p>
          </table:table-cell>
          <table:table-cell office:value-type="float" office:value="157.394821" calcext:value-type="float">
            <text:p>157.394821</text:p>
          </table:table-cell>
          <table:table-cell office:value-type="float" office:value="146.094788" calcext:value-type="float">
            <text:p>146.0947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.04715" calcext:value-type="float">
            <text:p>98.04715</text:p>
          </table:table-cell>
          <table:table-cell office:value-type="float" office:value="111.987709" calcext:value-type="float">
            <text:p>111.987709</text:p>
          </table:table-cell>
          <table:table-cell office:value-type="float" office:value="71.605392" calcext:value-type="float">
            <text:p>71.605392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934299" calcext:value-type="float">
            <text:p>28.934299</text:p>
          </table:table-cell>
          <table:table-cell office:value-type="float" office:value="159.705658" calcext:value-type="float">
            <text:p>159.705658</text:p>
          </table:table-cell>
          <table:table-cell office:value-type="float" office:value="159.190079" calcext:value-type="float">
            <text:p>159.1900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9.80896" calcext:value-type="float">
            <text:p>89.80896</text:p>
          </table:table-cell>
          <table:table-cell office:value-type="float" office:value="129.883011" calcext:value-type="float">
            <text:p>129.883011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office:value-type="float" office:value="54.225513" calcext:value-type="float">
            <text:p>54.23</text:p>
          </table:table-cell>
          <table:table-cell table:style-name="ce2" office:value-type="float" office:value="150.988098" calcext:value-type="float">
            <text:p>150.99</text:p>
          </table:table-cell>
          <table:table-cell table:style-name="ce2" office:value-type="float" office:value="129.190079" calcext:value-type="float">
            <text:p>129.1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108.446625" calcext:value-type="float">
            <text:p>108.45</text:p>
          </table:table-cell>
          <table:table-cell table:style-name="ce2" office:value-type="float" office:value="95.082993" calcext:value-type="float">
            <text:p>95.08</text:p>
          </table:table-cell>
          <table:table-cell table:style-name="ce2" office:value-type="float" office:value="57.530334" calcext:value-type="float">
            <text:p>57.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2.072411" calcext:value-type="float">
            <text:p>32.072411</text:p>
          </table:table-cell>
          <table:table-cell office:value-type="float" office:value="161.840973" calcext:value-type="float">
            <text:p>161.840973</text:p>
          </table:table-cell>
          <table:table-cell office:value-type="float" office:value="157.826447" calcext:value-type="float">
            <text:p>157.8264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830048" calcext:value-type="float">
            <text:p>90.830048</text:p>
          </table:table-cell>
          <table:table-cell office:value-type="float" office:value="123.71936" calcext:value-type="float">
            <text:p>123.71936</text:p>
          </table:table-cell>
          <table:table-cell office:value-type="float" office:value="81.373291" calcext:value-type="float">
            <text:p>81.3732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.293617" calcext:value-type="float">
            <text:p>46.293617</text:p>
          </table:table-cell>
          <table:table-cell office:value-type="float" office:value="154.873978" calcext:value-type="float">
            <text:p>154.873978</text:p>
          </table:table-cell>
          <table:table-cell office:value-type="float" office:value="139.443298" calcext:value-type="float">
            <text:p>139.4432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13903" calcext:value-type="float">
            <text:p>102.13903</text:p>
          </table:table-cell>
          <table:table-cell office:value-type="float" office:value="105.33622" calcext:value-type="float">
            <text:p>105.33622</text:p>
          </table:table-cell>
          <table:table-cell office:value-type="float" office:value="66.067284" calcext:value-type="float">
            <text:p>66.067284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1343" calcext:value-type="float">
            <text:p>30.1343</text:p>
          </table:table-cell>
          <table:table-cell office:value-type="float" office:value="158.505661" calcext:value-type="float">
            <text:p>158.505661</text:p>
          </table:table-cell>
          <table:table-cell office:value-type="float" office:value="157.190079" calcext:value-type="float">
            <text:p>157.1900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1.008957" calcext:value-type="float">
            <text:p>91.008957</text:p>
          </table:table-cell>
          <table:table-cell office:value-type="float" office:value="128.683014" calcext:value-type="float">
            <text:p>128.683014</text:p>
          </table:table-cell>
          <table:table-cell office:value-type="float" office:value="78.5" calcext:value-type="float">
            <text:p>78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office:value-type="float" office:value="59.640717" calcext:value-type="float">
            <text:p>59.64</text:p>
          </table:table-cell>
          <table:table-cell table:style-name="ce2" office:value-type="float" office:value="148.335175" calcext:value-type="float">
            <text:p>148.34</text:p>
          </table:table-cell>
          <table:table-cell table:style-name="ce2" office:value-type="float" office:value="122.190079" calcext:value-type="float">
            <text:p>122.19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112.752899" calcext:value-type="float">
            <text:p>112.75</text:p>
          </table:table-cell>
          <table:table-cell table:style-name="ce2" office:value-type="float" office:value="88.082993" calcext:value-type="float">
            <text:p>88.08</text:p>
          </table:table-cell>
          <table:table-cell table:style-name="ce2" office:value-type="float" office:value="51.702057" calcext:value-type="float">
            <text:p>51.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5.518448" calcext:value-type="float">
            <text:p>35.518448</text:p>
          </table:table-cell>
          <table:table-cell office:value-type="float" office:value="160.152756" calcext:value-type="float">
            <text:p>160.152756</text:p>
          </table:table-cell>
          <table:table-cell office:value-type="float" office:value="153.371902" calcext:value-type="float">
            <text:p>153.3719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3.570404" calcext:value-type="float">
            <text:p>93.570404</text:p>
          </table:table-cell>
          <table:table-cell office:value-type="float" office:value="119.264816" calcext:value-type="float">
            <text:p>119.264816</text:p>
          </table:table-cell>
          <table:table-cell office:value-type="float" office:value="77.664391" calcext:value-type="float">
            <text:p>77.66439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1.545296" calcext:value-type="float">
            <text:p>51.545296</text:p>
          </table:table-cell>
          <table:table-cell office:value-type="float" office:value="152.301163" calcext:value-type="float">
            <text:p>152.301163</text:p>
          </table:table-cell>
          <table:table-cell office:value-type="float" office:value="132.654678" calcext:value-type="float">
            <text:p>132.6546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6.315269" calcext:value-type="float">
            <text:p>106.315269</text:p>
          </table:table-cell>
          <table:table-cell office:value-type="float" office:value="98.5476" calcext:value-type="float">
            <text:p>98.5476</text:p>
          </table:table-cell>
          <table:table-cell office:value-type="float" office:value="60.415005" calcext:value-type="float">
            <text:p>60.415005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.334301" calcext:value-type="float">
            <text:p>31.334301</text:p>
          </table:table-cell>
          <table:table-cell office:value-type="float" office:value="157.305664" calcext:value-type="float">
            <text:p>157.305664</text:p>
          </table:table-cell>
          <table:table-cell office:value-type="float" office:value="155.190079" calcext:value-type="float">
            <text:p>155.19007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2.208954" calcext:value-type="float">
            <text:p>92.208954</text:p>
          </table:table-cell>
          <table:table-cell office:value-type="float" office:value="127.483017" calcext:value-type="float">
            <text:p>127.483017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" office:value-type="float" office:value="65.055923" calcext:value-type="float">
            <text:p>65.06</text:p>
          </table:table-cell>
          <table:table-cell table:style-name="ce2" office:value-type="float" office:value="145.682266" calcext:value-type="float">
            <text:p>145.68</text:p>
          </table:table-cell>
          <table:table-cell table:style-name="ce2" office:value-type="float" office:value="115.190079" calcext:value-type="float">
            <text:p>115.1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117.059174" calcext:value-type="float">
            <text:p>117.06</text:p>
          </table:table-cell>
          <table:table-cell table:style-name="ce2" office:value-type="float" office:value="81.082993" calcext:value-type="float">
            <text:p>81.08</text:p>
          </table:table-cell>
          <table:table-cell table:style-name="ce2" office:value-type="float" office:value="45.873779" calcext:value-type="float">
            <text:p>45.8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9.456779" calcext:value-type="float">
            <text:p>39.456779</text:p>
          </table:table-cell>
          <table:table-cell office:value-type="float" office:value="158.223358" calcext:value-type="float">
            <text:p>158.223358</text:p>
          </table:table-cell>
          <table:table-cell office:value-type="float" office:value="148.280991" calcext:value-type="float">
            <text:p>148.2809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6.70224" calcext:value-type="float">
            <text:p>96.70224</text:p>
          </table:table-cell>
          <table:table-cell office:value-type="float" office:value="114.173904" calcext:value-type="float">
            <text:p>114.173904</text:p>
          </table:table-cell>
          <table:table-cell office:value-type="float" office:value="73.425644" calcext:value-type="float">
            <text:p>73.4256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6.861317" calcext:value-type="float">
            <text:p>56.861317</text:p>
          </table:table-cell>
          <table:table-cell office:value-type="float" office:value="149.696838" calcext:value-type="float">
            <text:p>149.696838</text:p>
          </table:table-cell>
          <table:table-cell office:value-type="float" office:value="125.78289" calcext:value-type="float">
            <text:p>125.782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.542671" calcext:value-type="float">
            <text:p>110.542671</text:p>
          </table:table-cell>
          <table:table-cell office:value-type="float" office:value="91.675812" calcext:value-type="float">
            <text:p>91.675812</text:p>
          </table:table-cell>
          <table:table-cell office:value-type="float" office:value="54.693474" calcext:value-type="float">
            <text:p>54.69347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.534302" calcext:value-type="float">
            <text:p>32.534302</text:p>
          </table:table-cell>
          <table:table-cell office:value-type="float" office:value="156.105667" calcext:value-type="float">
            <text:p>156.105667</text:p>
          </table:table-cell>
          <table:table-cell office:value-type="float" office:value="153.190079" calcext:value-type="float">
            <text:p>153.19007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3.408951" calcext:value-type="float">
            <text:p>93.408951</text:p>
          </table:table-cell>
          <table:table-cell office:value-type="float" office:value="126.28302" calcext:value-type="float">
            <text:p>126.28302</text:p>
          </table:table-cell>
          <table:table-cell office:value-type="float" office:value="74.5" calcext:value-type="float">
            <text:p>74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2" office:value-type="float" office:value="70.47113" calcext:value-type="float">
            <text:p>70.47</text:p>
          </table:table-cell>
          <table:table-cell table:style-name="ce2" office:value-type="float" office:value="143.029343" calcext:value-type="float">
            <text:p>143.03</text:p>
          </table:table-cell>
          <table:table-cell table:style-name="ce2" office:value-type="float" office:value="108.190079" calcext:value-type="float">
            <text:p>108.19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121.365448" calcext:value-type="float">
            <text:p>121.37</text:p>
          </table:table-cell>
          <table:table-cell table:style-name="ce2" office:value-type="float" office:value="74.082993" calcext:value-type="float">
            <text:p>74.08</text:p>
          </table:table-cell>
          <table:table-cell table:style-name="ce2" office:value-type="float" office:value="40.045502" calcext:value-type="float">
            <text:p>40.0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3.887402" calcext:value-type="float">
            <text:p>43.887402</text:p>
          </table:table-cell>
          <table:table-cell office:value-type="float" office:value="156.05278" calcext:value-type="float">
            <text:p>156.05278</text:p>
          </table:table-cell>
          <table:table-cell office:value-type="float" office:value="142.553711" calcext:value-type="float">
            <text:p>142.5537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.225555" calcext:value-type="float">
            <text:p>100.225555</text:p>
          </table:table-cell>
          <table:table-cell office:value-type="float" office:value="108.446632" calcext:value-type="float">
            <text:p>108.446632</text:p>
          </table:table-cell>
          <table:table-cell office:value-type="float" office:value="68.657051" calcext:value-type="float">
            <text:p>68.65705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2.006912" calcext:value-type="float">
            <text:p>62.006912</text:p>
          </table:table-cell>
          <table:table-cell office:value-type="float" office:value="147.175995" calcext:value-type="float">
            <text:p>147.175995</text:p>
          </table:table-cell>
          <table:table-cell office:value-type="float" office:value="119.131401" calcext:value-type="float">
            <text:p>119.13140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4.801109" calcext:value-type="float">
            <text:p>114.801109</text:p>
          </table:table-cell>
          <table:table-cell office:value-type="float" office:value="84.753578" calcext:value-type="float">
            <text:p>84.753578</text:p>
          </table:table-cell>
          <table:table-cell office:value-type="float" office:value="48.929943" calcext:value-type="float">
            <text:p>48.929943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.734303" calcext:value-type="float">
            <text:p>33.734303</text:p>
          </table:table-cell>
          <table:table-cell office:value-type="float" office:value="154.90567" calcext:value-type="float">
            <text:p>154.90567</text:p>
          </table:table-cell>
          <table:table-cell office:value-type="float" office:value="151.190079" calcext:value-type="float">
            <text:p>151.19007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4.608948" calcext:value-type="float">
            <text:p>94.608948</text:p>
          </table:table-cell>
          <table:table-cell office:value-type="float" office:value="125.083023" calcext:value-type="float">
            <text:p>125.083023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2" office:value-type="float" office:value="75.88633" calcext:value-type="float">
            <text:p>75.89</text:p>
          </table:table-cell>
          <table:table-cell table:style-name="ce2" office:value-type="float" office:value="140.376434" calcext:value-type="float">
            <text:p>140.38</text:p>
          </table:table-cell>
          <table:table-cell table:style-name="ce2" office:value-type="float" office:value="101.190079" calcext:value-type="float">
            <text:p>101.19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125.671722" calcext:value-type="float">
            <text:p>125.67</text:p>
          </table:table-cell>
          <table:table-cell table:style-name="ce2" office:value-type="float" office:value="67.082993" calcext:value-type="float">
            <text:p>67.08</text:p>
          </table:table-cell>
          <table:table-cell table:style-name="ce2" office:value-type="float" office:value="34.217224" calcext:value-type="float">
            <text:p>34.2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8.810314" calcext:value-type="float">
            <text:p>48.810314</text:p>
          </table:table-cell>
          <table:table-cell office:value-type="float" office:value="153.641037" calcext:value-type="float">
            <text:p>153.641037</text:p>
          </table:table-cell>
          <table:table-cell office:value-type="float" office:value="136.190079" calcext:value-type="float">
            <text:p>136.1900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4.14035" calcext:value-type="float">
            <text:p>104.14035</text:p>
          </table:table-cell>
          <table:table-cell office:value-type="float" office:value="102.082993" calcext:value-type="float">
            <text:p>102.082993</text:p>
          </table:table-cell>
          <table:table-cell office:value-type="float" office:value="63.358616" calcext:value-type="float">
            <text:p>63.35861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66.977608" calcext:value-type="float">
            <text:p>66.977608</text:p>
          </table:table-cell>
          <table:table-cell office:value-type="float" office:value="144.740845" calcext:value-type="float">
            <text:p>144.740845</text:p>
          </table:table-cell>
          <table:table-cell office:value-type="float" office:value="112.705994" calcext:value-type="float">
            <text:p>112.7059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8.977341" calcext:value-type="float">
            <text:p>118.977341</text:p>
          </table:table-cell>
          <table:table-cell office:value-type="float" office:value="77.964958" calcext:value-type="float">
            <text:p>77.964958</text:p>
          </table:table-cell>
          <table:table-cell office:value-type="float" office:value="43.277664" calcext:value-type="float">
            <text:p>43.2776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.934303" calcext:value-type="float">
            <text:p>34.934303</text:p>
          </table:table-cell>
          <table:table-cell office:value-type="float" office:value="153.705673" calcext:value-type="float">
            <text:p>153.705673</text:p>
          </table:table-cell>
          <table:table-cell office:value-type="float" office:value="149.190079" calcext:value-type="float">
            <text:p>149.1900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.808945" calcext:value-type="float">
            <text:p>95.808945</text:p>
          </table:table-cell>
          <table:table-cell office:value-type="float" office:value="123.883026" calcext:value-type="float">
            <text:p>123.883026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2" office:value-type="float" office:value="81.301529" calcext:value-type="float">
            <text:p>81.30</text:p>
          </table:table-cell>
          <table:table-cell table:style-name="ce2" office:value-type="float" office:value="137.723511" calcext:value-type="float">
            <text:p>137.72</text:p>
          </table:table-cell>
          <table:table-cell table:style-name="ce2" office:value-type="float" office:value="94.190079" calcext:value-type="float">
            <text:p>94.1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29.977997" calcext:value-type="float">
            <text:p>129.98</text:p>
          </table:table-cell>
          <table:table-cell table:style-name="ce2" office:value-type="float" office:value="60.082993" calcext:value-type="float">
            <text:p>60.08</text:p>
          </table:table-cell>
          <table:table-cell table:style-name="ce2" office:value-type="float" office:value="28.388947" calcext:value-type="float">
            <text:p>28.3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4.225517" calcext:value-type="float">
            <text:p>54.225517</text:p>
          </table:table-cell>
          <table:table-cell office:value-type="float" office:value="150.988113" calcext:value-type="float">
            <text:p>150.988113</text:p>
          </table:table-cell>
          <table:table-cell office:value-type="float" office:value="129.190079" calcext:value-type="float">
            <text:p>129.1900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8.446625" calcext:value-type="float">
            <text:p>108.446625</text:p>
          </table:table-cell>
          <table:table-cell office:value-type="float" office:value="95.082993" calcext:value-type="float">
            <text:p>95.082993</text:p>
          </table:table-cell>
          <table:table-cell office:value-type="float" office:value="57.530338" calcext:value-type="float">
            <text:p>57.53033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1.659943" calcext:value-type="float">
            <text:p>71.659943</text:p>
          </table:table-cell>
          <table:table-cell office:value-type="float" office:value="142.44696" calcext:value-type="float">
            <text:p>142.44696</text:p>
          </table:table-cell>
          <table:table-cell office:value-type="float" office:value="106.653343" calcext:value-type="float">
            <text:p>106.6533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069214" calcext:value-type="float">
            <text:p>123.069214</text:p>
          </table:table-cell>
          <table:table-cell office:value-type="float" office:value="71.313469" calcext:value-type="float">
            <text:p>71.313469</text:p>
          </table:table-cell>
          <table:table-cell office:value-type="float" office:value="37.739559" calcext:value-type="float">
            <text:p>37.739559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.134304" calcext:value-type="float">
            <text:p>36.134304</text:p>
          </table:table-cell>
          <table:table-cell office:value-type="float" office:value="152.505676" calcext:value-type="float">
            <text:p>152.505676</text:p>
          </table:table-cell>
          <table:table-cell office:value-type="float" office:value="147.190079" calcext:value-type="float">
            <text:p>147.19007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7.008942" calcext:value-type="float">
            <text:p>97.008942</text:p>
          </table:table-cell>
          <table:table-cell office:value-type="float" office:value="122.683029" calcext:value-type="float">
            <text:p>122.683029</text:p>
          </table:table-cell>
          <table:table-cell office:value-type="float" office:value="68.5" calcext:value-type="float">
            <text:p>68.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2" office:value-type="float" office:value="82.608978" calcext:value-type="float">
            <text:p>82.61</text:p>
          </table:table-cell>
          <table:table-cell table:style-name="ce2" office:value-type="float" office:value="137.082993" calcext:value-type="float">
            <text:p>137.08</text:p>
          </table:table-cell>
          <table:table-cell table:style-name="ce2" office:value-type="float" office:value="92.5" calcext:value-type="float">
            <text:p>92.50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134.284271" calcext:value-type="float">
            <text:p>134.28</text:p>
          </table:table-cell>
          <table:table-cell table:style-name="ce2" office:value-type="float" office:value="53.082993" calcext:value-type="float">
            <text:p>53.08</text:p>
          </table:table-cell>
          <table:table-cell table:style-name="ce2" office:value-type="float" office:value="22.560669" calcext:value-type="float">
            <text:p>22.5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9.64072" calcext:value-type="float">
            <text:p>59.64072</text:p>
          </table:table-cell>
          <table:table-cell office:value-type="float" office:value="148.33519" calcext:value-type="float">
            <text:p>148.33519</text:p>
          </table:table-cell>
          <table:table-cell office:value-type="float" office:value="122.190079" calcext:value-type="float">
            <text:p>122.19007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2.752899" calcext:value-type="float">
            <text:p>112.752899</text:p>
          </table:table-cell>
          <table:table-cell office:value-type="float" office:value="88.082993" calcext:value-type="float">
            <text:p>88.082993</text:p>
          </table:table-cell>
          <table:table-cell office:value-type="float" office:value="51.702061" calcext:value-type="float">
            <text:p>51.70206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75.866852" calcext:value-type="float">
            <text:p>75.866852</text:p>
          </table:table-cell>
          <table:table-cell office:value-type="float" office:value="140.385986" calcext:value-type="float">
            <text:p>140.385986</text:p>
          </table:table-cell>
          <table:table-cell office:value-type="float" office:value="101.215256" calcext:value-type="float">
            <text:p>101.2152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7.022011" calcext:value-type="float">
            <text:p>127.022011</text:p>
          </table:table-cell>
          <table:table-cell office:value-type="float" office:value="64.888062" calcext:value-type="float">
            <text:p>64.888062</text:p>
          </table:table-cell>
          <table:table-cell office:value-type="float" office:value="32.389698" calcext:value-type="float">
            <text:p>32.38969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.334305" calcext:value-type="float">
            <text:p>37.334305</text:p>
          </table:table-cell>
          <table:table-cell office:value-type="float" office:value="151.305679" calcext:value-type="float">
            <text:p>151.305679</text:p>
          </table:table-cell>
          <table:table-cell office:value-type="float" office:value="145.190079" calcext:value-type="float">
            <text:p>145.19007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8.208939" calcext:value-type="float">
            <text:p>98.208939</text:p>
          </table:table-cell>
          <table:table-cell office:value-type="float" office:value="121.483032" calcext:value-type="float">
            <text:p>121.483032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table:style-name="ce2" table:number-columns-repeated="3"/>
          <table:table-cell/>
          <table:table-cell office:value-type="float" office:value="240" calcext:value-type="float">
            <text:p>240</text:p>
          </table:table-cell>
          <table:table-cell table:style-name="ce2" office:value-type="float" office:value="138.590546" calcext:value-type="float">
            <text:p>138.59</text:p>
          </table:table-cell>
          <table:table-cell table:style-name="ce2" office:value-type="float" office:value="46.082993" calcext:value-type="float">
            <text:p>46.08</text:p>
          </table:table-cell>
          <table:table-cell table:style-name="ce2" office:value-type="float" office:value="16.732391" calcext:value-type="float">
            <text:p>16.7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64.563629" calcext:value-type="float">
            <text:p>64.563629</text:p>
          </table:table-cell>
          <table:table-cell office:value-type="float" office:value="145.923447" calcext:value-type="float">
            <text:p>145.923447</text:p>
          </table:table-cell>
          <table:table-cell office:value-type="float" office:value="115.826439" calcext:value-type="float">
            <text:p>115.8264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17.059174" calcext:value-type="float">
            <text:p>117.059174</text:p>
          </table:table-cell>
          <table:table-cell office:value-type="float" office:value="81.082993" calcext:value-type="float">
            <text:p>81.082993</text:p>
          </table:table-cell>
          <table:table-cell office:value-type="float" office:value="45.873783" calcext:value-type="float">
            <text:p>45.87378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79.289917" calcext:value-type="float">
            <text:p>79.289917</text:p>
          </table:table-cell>
          <table:table-cell office:value-type="float" office:value="138.709015" calcext:value-type="float">
            <text:p>138.709015</text:p>
          </table:table-cell>
          <table:table-cell office:value-type="float" office:value="96.790413" calcext:value-type="float">
            <text:p>96.79041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0.745499" calcext:value-type="float">
            <text:p>130.745499</text:p>
          </table:table-cell>
          <table:table-cell office:value-type="float" office:value="58.835407" calcext:value-type="float">
            <text:p>58.835407</text:p>
          </table:table-cell>
          <table:table-cell office:value-type="float" office:value="27.350193" calcext:value-type="float">
            <text:p>27.350193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.534306" calcext:value-type="float">
            <text:p>38.534306</text:p>
          </table:table-cell>
          <table:table-cell office:value-type="float" office:value="150.105682" calcext:value-type="float">
            <text:p>150.105682</text:p>
          </table:table-cell>
          <table:table-cell office:value-type="float" office:value="143.190079" calcext:value-type="float">
            <text:p>143.19007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99.408936" calcext:value-type="float">
            <text:p>99.408936</text:p>
          </table:table-cell>
          <table:table-cell office:value-type="float" office:value="120.283035" calcext:value-type="float">
            <text:p>120.283035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260" calcext:value-type="float">
            <text:p>260</text:p>
          </table:table-cell>
          <table:table-cell table:style-name="ce2" office:value-type="float" office:value="140.749832" calcext:value-type="float">
            <text:p>140.75</text:p>
          </table:table-cell>
          <table:table-cell table:style-name="ce2" office:value-type="float" office:value="42.573002" calcext:value-type="float">
            <text:p>42.57</text:p>
          </table:table-cell>
          <table:table-cell table:style-name="ce2" office:value-type="float" office:value="13.809933" calcext:value-type="float">
            <text:p>13.8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68.994247" calcext:value-type="float">
            <text:p>68.994247</text:p>
          </table:table-cell>
          <table:table-cell office:value-type="float" office:value="143.752869" calcext:value-type="float">
            <text:p>143.752869</text:p>
          </table:table-cell>
          <table:table-cell office:value-type="float" office:value="110.099167" calcext:value-type="float">
            <text:p>110.09916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1.365448" calcext:value-type="float">
            <text:p>121.365448</text:p>
          </table:table-cell>
          <table:table-cell office:value-type="float" office:value="74.082993" calcext:value-type="float">
            <text:p>74.082993</text:p>
          </table:table-cell>
          <table:table-cell office:value-type="float" office:value="40.045506" calcext:value-type="float">
            <text:p>40.04550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81.420631" calcext:value-type="float">
            <text:p>81.420631</text:p>
          </table:table-cell>
          <table:table-cell office:value-type="float" office:value="137.665176" calcext:value-type="float">
            <text:p>137.665176</text:p>
          </table:table-cell>
          <table:table-cell office:value-type="float" office:value="94.036125" calcext:value-type="float">
            <text:p>94.03612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34.090912" calcext:value-type="float">
            <text:p>134.090912</text:p>
          </table:table-cell>
          <table:table-cell office:value-type="float" office:value="53.39732" calcext:value-type="float">
            <text:p>53.39732</text:p>
          </table:table-cell>
          <table:table-cell office:value-type="float" office:value="22.82238" calcext:value-type="float">
            <text:p>22.8223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734306" calcext:value-type="float">
            <text:p>39.734306</text:p>
          </table:table-cell>
          <table:table-cell office:value-type="float" office:value="148.905685" calcext:value-type="float">
            <text:p>148.905685</text:p>
          </table:table-cell>
          <table:table-cell office:value-type="float" office:value="141.190079" calcext:value-type="float">
            <text:p>141.1900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.608932" calcext:value-type="float">
            <text:p>100.608932</text:p>
          </table:table-cell>
          <table:table-cell office:value-type="float" office:value="119.083038" calcext:value-type="float">
            <text:p>119.083038</text:p>
          </table:table-cell>
          <table:table-cell office:value-type="float" office:value="62.5" calcext:value-type="float">
            <text:p>62.5</text:p>
          </table:table-cell>
          <table:table-cell table:number-columns-repeated="13"/>
          <table:table-cell office:value-type="float" office:value="280" calcext:value-type="float">
            <text:p>280</text:p>
          </table:table-cell>
          <table:table-cell office:value-type="float" office:value="72.932579" calcext:value-type="float">
            <text:p>72.932579</text:p>
          </table:table-cell>
          <table:table-cell office:value-type="float" office:value="141.823471" calcext:value-type="float">
            <text:p>141.823471</text:p>
          </table:table-cell>
          <table:table-cell office:value-type="float" office:value="105.008255" calcext:value-type="float">
            <text:p>105.0082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5.280243" calcext:value-type="float">
            <text:p>125.280243</text:p>
          </table:table-cell>
          <table:table-cell office:value-type="float" office:value="67.719353" calcext:value-type="float">
            <text:p>67.719353</text:p>
          </table:table-cell>
          <table:table-cell office:value-type="float" office:value="34.74707" calcext:value-type="float">
            <text:p>34.7470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6.812988" calcext:value-type="float">
            <text:p>136.812988</text:p>
          </table:table-cell>
          <table:table-cell office:value-type="float" office:value="48.972477" calcext:value-type="float">
            <text:p>48.972477</text:p>
          </table:table-cell>
          <table:table-cell office:value-type="float" office:value="19.138206" calcext:value-type="float">
            <text:p>19.138206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.934307" calcext:value-type="float">
            <text:p>40.934307</text:p>
          </table:table-cell>
          <table:table-cell office:value-type="float" office:value="147.705688" calcext:value-type="float">
            <text:p>147.705688</text:p>
          </table:table-cell>
          <table:table-cell office:value-type="float" office:value="139.190079" calcext:value-type="float">
            <text:p>139.19007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1.808929" calcext:value-type="float">
            <text:p>101.808929</text:p>
          </table:table-cell>
          <table:table-cell office:value-type="float" office:value="117.883041" calcext:value-type="float">
            <text:p>117.883041</text:p>
          </table:table-cell>
          <table:table-cell office:value-type="float" office:value="60.5" calcext:value-type="float">
            <text:p>60.5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office:value-type="float" office:value="76.378616" calcext:value-type="float">
            <text:p>76.378616</text:p>
          </table:table-cell>
          <table:table-cell office:value-type="float" office:value="140.135254" calcext:value-type="float">
            <text:p>140.135254</text:p>
          </table:table-cell>
          <table:table-cell office:value-type="float" office:value="100.553711" calcext:value-type="float">
            <text:p>100.5537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.803558" calcext:value-type="float">
            <text:p>128.803558</text:p>
          </table:table-cell>
          <table:table-cell office:value-type="float" office:value="61.992081" calcext:value-type="float">
            <text:p>61.992081</text:p>
          </table:table-cell>
          <table:table-cell office:value-type="float" office:value="29.978477" calcext:value-type="float">
            <text:p>29.978477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38.50737" calcext:value-type="float">
            <text:p>138.50737</text:p>
          </table:table-cell>
          <table:table-cell office:value-type="float" office:value="46.218193" calcext:value-type="float">
            <text:p>46.218193</text:p>
          </table:table-cell>
          <table:table-cell office:value-type="float" office:value="16.844957" calcext:value-type="float">
            <text:p>16.84495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.134308" calcext:value-type="float">
            <text:p>42.134308</text:p>
          </table:table-cell>
          <table:table-cell office:value-type="float" office:value="146.505692" calcext:value-type="float">
            <text:p>146.505692</text:p>
          </table:table-cell>
          <table:table-cell office:value-type="float" office:value="137.190079" calcext:value-type="float">
            <text:p>137.1900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.008926" calcext:value-type="float">
            <text:p>103.008926</text:p>
          </table:table-cell>
          <table:table-cell office:value-type="float" office:value="116.683044" calcext:value-type="float">
            <text:p>116.683044</text:p>
          </table:table-cell>
          <table:table-cell office:value-type="float" office:value="58.5" calcext:value-type="float">
            <text:p>58.5</text:p>
          </table:table-cell>
          <table:table-cell table:number-columns-repeated="13"/>
          <table:table-cell office:value-type="float" office:value="320" calcext:value-type="float">
            <text:p>320</text:p>
          </table:table-cell>
          <table:table-cell office:value-type="float" office:value="79.332367" calcext:value-type="float">
            <text:p>79.332367</text:p>
          </table:table-cell>
          <table:table-cell office:value-type="float" office:value="138.688202" calcext:value-type="float">
            <text:p>138.688202</text:p>
          </table:table-cell>
          <table:table-cell office:value-type="float" office:value="96.735527" calcext:value-type="float">
            <text:p>96.73552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1.935394" calcext:value-type="float">
            <text:p>131.935394</text:p>
          </table:table-cell>
          <table:table-cell office:value-type="float" office:value="56.901173" calcext:value-type="float">
            <text:p>56.901173</text:p>
          </table:table-cell>
          <table:table-cell office:value-type="float" office:value="25.739729" calcext:value-type="float">
            <text:p>25.739729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5"/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.334309" calcext:value-type="float">
            <text:p>43.334309</text:p>
          </table:table-cell>
          <table:table-cell office:value-type="float" office:value="145.305695" calcext:value-type="float">
            <text:p>145.305695</text:p>
          </table:table-cell>
          <table:table-cell office:value-type="float" office:value="135.190079" calcext:value-type="float">
            <text:p>135.1900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4.208923" calcext:value-type="float">
            <text:p>104.208923</text:p>
          </table:table-cell>
          <table:table-cell office:value-type="float" office:value="115.483047" calcext:value-type="float">
            <text:p>115.483047</text:p>
          </table:table-cell>
          <table:table-cell office:value-type="float" office:value="56.5" calcext:value-type="float">
            <text:p>56.5</text:p>
          </table:table-cell>
          <table:table-cell table:number-columns-repeated="13"/>
          <table:table-cell office:value-type="float" office:value="340" calcext:value-type="float">
            <text:p>340</text:p>
          </table:table-cell>
          <table:table-cell office:value-type="float" office:value="81.793831" calcext:value-type="float">
            <text:p>81.793831</text:p>
          </table:table-cell>
          <table:table-cell office:value-type="float" office:value="137.48233" calcext:value-type="float">
            <text:p>137.48233</text:p>
          </table:table-cell>
          <table:table-cell office:value-type="float" office:value="93.553711" calcext:value-type="float">
            <text:p>93.55371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4.675751" calcext:value-type="float">
            <text:p>134.675751</text:p>
          </table:table-cell>
          <table:table-cell office:value-type="float" office:value="52.446629" calcext:value-type="float">
            <text:p>52.446629</text:p>
          </table:table-cell>
          <table:table-cell office:value-type="float" office:value="22.030825" calcext:value-type="float">
            <text:p>22.030825</text:p>
          </table:table-cell>
          <table:table-cell table:number-columns-repeated="16"/>
          <table:table-cell office:value-type="float" office:value="0.492291" calcext:value-type="float">
            <text:p>0.492291</text:p>
          </table:table-cell>
          <table:table-cell office:value-type="float" office:value="0.241175" calcext:value-type="float">
            <text:p>0.241175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.534309" calcext:value-type="float">
            <text:p>44.534309</text:p>
          </table:table-cell>
          <table:table-cell office:value-type="float" office:value="144.105698" calcext:value-type="float">
            <text:p>144.105698</text:p>
          </table:table-cell>
          <table:table-cell office:value-type="float" office:value="133.190079" calcext:value-type="float">
            <text:p>133.190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5.40892" calcext:value-type="float">
            <text:p>105.40892</text:p>
          </table:table-cell>
          <table:table-cell office:value-type="float" office:value="114.283051" calcext:value-type="float">
            <text:p>114.283051</text:p>
          </table:table-cell>
          <table:table-cell office:value-type="float" office:value="54.5" calcext:value-type="float">
            <text:p>54.5</text:p>
          </table:table-cell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7.024628" calcext:value-type="float">
            <text:p>137.024628</text:p>
          </table:table-cell>
          <table:table-cell office:value-type="float" office:value="48.628448" calcext:value-type="float">
            <text:p>48.628448</text:p>
          </table:table-cell>
          <table:table-cell office:value-type="float" office:value="18.851763" calcext:value-type="float">
            <text:p>18.851763</text:p>
          </table:table-cell>
          <table:table-cell table:number-columns-repeated="16"/>
          <table:table-cell office:value-type="float" office:value="0.984582" calcext:value-type="float">
            <text:p>0.984582</text:p>
          </table:table-cell>
          <table:table-cell office:value-type="float" office:value="0.482349" calcext:value-type="float">
            <text:p>0.482349</text:p>
          </table:table-cell>
          <table:table-cell office:value-type="float" office:value="1.272727" calcext:value-type="float">
            <text:p>1.2727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.73431" calcext:value-type="float">
            <text:p>45.73431</text:p>
          </table:table-cell>
          <table:table-cell office:value-type="float" office:value="142.905701" calcext:value-type="float">
            <text:p>142.905701</text:p>
          </table:table-cell>
          <table:table-cell office:value-type="float" office:value="131.190079" calcext:value-type="float">
            <text:p>131.19007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.608917" calcext:value-type="float">
            <text:p>106.608917</text:p>
          </table:table-cell>
          <table:table-cell office:value-type="float" office:value="113.083054" calcext:value-type="float">
            <text:p>113.083054</text:p>
          </table:table-cell>
          <table:table-cell office:value-type="float" office:value="52.5" calcext:value-type="float">
            <text:p>52.5</text:p>
          </table:table-cell>
          <table:table-cell table:number-columns-repeated="18"/>
          <table:table-cell office:value-type="float" office:value="380" calcext:value-type="float">
            <text:p>380</text:p>
          </table:table-cell>
          <table:table-cell office:value-type="float" office:value="138.982025" calcext:value-type="float">
            <text:p>138.982025</text:p>
          </table:table-cell>
          <table:table-cell office:value-type="float" office:value="45.446629" calcext:value-type="float">
            <text:p>45.446629</text:p>
          </table:table-cell>
          <table:table-cell office:value-type="float" office:value="16.202547" calcext:value-type="float">
            <text:p>16.202547</text:p>
          </table:table-cell>
          <table:table-cell table:number-columns-repeated="16"/>
          <table:table-cell office:value-type="float" office:value="1.476874" calcext:value-type="float">
            <text:p>1.476874</text:p>
          </table:table-cell>
          <table:table-cell office:value-type="float" office:value="0.723524" calcext:value-type="float">
            <text:p>0.723524</text:p>
          </table:table-cell>
          <table:table-cell office:value-type="float" office:value="1.909091" calcext:value-type="float">
            <text:p>1.909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.934311" calcext:value-type="float">
            <text:p>46.934311</text:p>
          </table:table-cell>
          <table:table-cell office:value-type="float" office:value="141.705704" calcext:value-type="float">
            <text:p>141.705704</text:p>
          </table:table-cell>
          <table:table-cell office:value-type="float" office:value="129.190079" calcext:value-type="float">
            <text:p>129.19007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7.808914" calcext:value-type="float">
            <text:p>107.808914</text:p>
          </table:table-cell>
          <table:table-cell office:value-type="float" office:value="111.883057" calcext:value-type="float">
            <text:p>111.883057</text:p>
          </table:table-cell>
          <table:table-cell office:value-type="float" office:value="50.5" calcext:value-type="float">
            <text:p>50.5</text:p>
          </table:table-cell>
          <table:table-cell table:number-columns-repeated="18"/>
          <table:table-cell office:value-type="float" office:value="400" calcext:value-type="float">
            <text:p>400</text:p>
          </table:table-cell>
          <table:table-cell office:value-type="float" office:value="140.547943" calcext:value-type="float">
            <text:p>140.547943</text:p>
          </table:table-cell>
          <table:table-cell office:value-type="float" office:value="42.901173" calcext:value-type="float">
            <text:p>42.901173</text:p>
          </table:table-cell>
          <table:table-cell office:value-type="float" office:value="14.083173" calcext:value-type="float">
            <text:p>14.083173</text:p>
          </table:table-cell>
          <table:table-cell table:number-columns-repeated="16"/>
          <table:table-cell office:value-type="float" office:value="1.969165" calcext:value-type="float">
            <text:p>1.969165</text:p>
          </table:table-cell>
          <table:table-cell office:value-type="float" office:value="0.964698" calcext:value-type="float">
            <text:p>0.964698</text:p>
          </table:table-cell>
          <table:table-cell office:value-type="float" office:value="2.545455" calcext:value-type="float">
            <text:p>2.5454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8.134312" calcext:value-type="float">
            <text:p>48.134312</text:p>
          </table:table-cell>
          <table:table-cell office:value-type="float" office:value="140.505707" calcext:value-type="float">
            <text:p>140.505707</text:p>
          </table:table-cell>
          <table:table-cell office:value-type="float" office:value="127.190079" calcext:value-type="float">
            <text:p>127.190079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09.008911" calcext:value-type="float">
            <text:p>109.008911</text:p>
          </table:table-cell>
          <table:table-cell office:value-type="float" office:value="110.68306" calcext:value-type="float">
            <text:p>110.68306</text:p>
          </table:table-cell>
          <table:table-cell office:value-type="float" office:value="48.5" calcext:value-type="float">
            <text:p>48.5</text:p>
          </table:table-cell>
          <table:table-cell table:number-columns-repeated="18"/>
          <table:table-cell office:value-type="float" office:value="420" calcext:value-type="float">
            <text:p>42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16"/>
          <table:table-cell office:value-type="float" office:value="2.461456" calcext:value-type="float">
            <text:p>2.461456</text:p>
          </table:table-cell>
          <table:table-cell office:value-type="float" office:value="1.205873" calcext:value-type="float">
            <text:p>1.205873</text:p>
          </table:table-cell>
          <table:table-cell office:value-type="float" office:value="3.181818" calcext:value-type="float">
            <text:p>3.1818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9.334312" calcext:value-type="float">
            <text:p>49.334312</text:p>
          </table:table-cell>
          <table:table-cell office:value-type="float" office:value="139.30571" calcext:value-type="float">
            <text:p>139.30571</text:p>
          </table:table-cell>
          <table:table-cell office:value-type="float" office:value="125.190079" calcext:value-type="float">
            <text:p>125.19007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10.208908" calcext:value-type="float">
            <text:p>110.208908</text:p>
          </table:table-cell>
          <table:table-cell office:value-type="float" office:value="109.483063" calcext:value-type="float">
            <text:p>109.483063</text:p>
          </table:table-cell>
          <table:table-cell office:value-type="float" office:value="46.5" calcext:value-type="float">
            <text:p>46.5</text:p>
          </table:table-cell>
          <table:table-cell table:number-columns-repeated="38"/>
          <table:table-cell office:value-type="float" office:value="2.953748" calcext:value-type="float">
            <text:p>2.953748</text:p>
          </table:table-cell>
          <table:table-cell office:value-type="float" office:value="1.447048" calcext:value-type="float">
            <text:p>1.447048</text:p>
          </table:table-cell>
          <table:table-cell office:value-type="float" office:value="3.818182" calcext:value-type="float">
            <text:p>3.81818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.534313" calcext:value-type="float">
            <text:p>50.534313</text:p>
          </table:table-cell>
          <table:table-cell office:value-type="float" office:value="138.105713" calcext:value-type="float">
            <text:p>138.105713</text:p>
          </table:table-cell>
          <table:table-cell office:value-type="float" office:value="123.190079" calcext:value-type="float">
            <text:p>123.19007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1.408905" calcext:value-type="float">
            <text:p>111.408905</text:p>
          </table:table-cell>
          <table:table-cell office:value-type="float" office:value="108.283066" calcext:value-type="float">
            <text:p>108.283066</text:p>
          </table:table-cell>
          <table:table-cell office:value-type="float" office:value="44.5" calcext:value-type="float">
            <text:p>44.5</text:p>
          </table:table-cell>
          <table:table-cell table:number-columns-repeated="38"/>
          <table:table-cell office:value-type="float" office:value="3.446038" calcext:value-type="float">
            <text:p>3.446038</text:p>
          </table:table-cell>
          <table:table-cell office:value-type="float" office:value="1.688222" calcext:value-type="float">
            <text:p>1.688222</text:p>
          </table:table-cell>
          <table:table-cell office:value-type="float" office:value="4.454545" calcext:value-type="float">
            <text:p>4.4545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1.734314" calcext:value-type="float">
            <text:p>51.73431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21.190079" calcext:value-type="float">
            <text:p>121.19007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2.608902" calcext:value-type="float">
            <text:p>112.608902</text:p>
          </table:table-cell>
          <table:table-cell office:value-type="float" office:value="107.083069" calcext:value-type="float">
            <text:p>107.083069</text:p>
          </table:table-cell>
          <table:table-cell office:value-type="float" office:value="42.5" calcext:value-type="float">
            <text:p>42.5</text:p>
          </table:table-cell>
          <table:table-cell table:number-columns-repeated="38"/>
          <table:table-cell office:value-type="float" office:value="3.93833" calcext:value-type="float">
            <text:p>3.93833</text:p>
          </table:table-cell>
          <table:table-cell office:value-type="float" office:value="1.929397" calcext:value-type="float">
            <text:p>1.929397</text:p>
          </table:table-cell>
          <table:table-cell office:value-type="float" office:value="5.090909" calcext:value-type="float">
            <text:p>5.09090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2.934315" calcext:value-type="float">
            <text:p>52.9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9.190079" calcext:value-type="float">
            <text:p>119.190079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13.808899" calcext:value-type="float">
            <text:p>113.808899</text:p>
          </table:table-cell>
          <table:table-cell office:value-type="float" office:value="105.883072" calcext:value-type="float">
            <text:p>105.883072</text:p>
          </table:table-cell>
          <table:table-cell office:value-type="float" office:value="40.5" calcext:value-type="float">
            <text:p>40.5</text:p>
          </table:table-cell>
          <table:table-cell table:number-columns-repeated="38"/>
          <table:table-cell office:value-type="float" office:value="4.430621" calcext:value-type="float">
            <text:p>4.430621</text:p>
          </table:table-cell>
          <table:table-cell office:value-type="float" office:value="2.170572" calcext:value-type="float">
            <text:p>2.170572</text:p>
          </table:table-cell>
          <table:table-cell office:value-type="float" office:value="5.727273" calcext:value-type="float">
            <text:p>5.72727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4.134315" calcext:value-type="float">
            <text:p>54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7.190079" calcext:value-type="float">
            <text:p>117.19007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5.008896" calcext:value-type="float">
            <text:p>115.008896</text:p>
          </table:table-cell>
          <table:table-cell office:value-type="float" office:value="104.683075" calcext:value-type="float">
            <text:p>104.683075</text:p>
          </table:table-cell>
          <table:table-cell office:value-type="float" office:value="38.5" calcext:value-type="float">
            <text:p>38.5</text:p>
          </table:table-cell>
          <table:table-cell table:number-columns-repeated="38"/>
          <table:table-cell office:value-type="float" office:value="4.922913" calcext:value-type="float">
            <text:p>4.922913</text:p>
          </table:table-cell>
          <table:table-cell office:value-type="float" office:value="2.411746" calcext:value-type="float">
            <text:p>2.411746</text:p>
          </table:table-cell>
          <table:table-cell office:value-type="float" office:value="6.363636" calcext:value-type="float">
            <text:p>6.3636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5.334316" calcext:value-type="float">
            <text:p>55.33431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5.190079" calcext:value-type="float">
            <text:p>115.19007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16.208893" calcext:value-type="float">
            <text:p>116.208893</text:p>
          </table:table-cell>
          <table:table-cell office:value-type="float" office:value="103.483078" calcext:value-type="float">
            <text:p>103.483078</text:p>
          </table:table-cell>
          <table:table-cell office:value-type="float" office:value="36.5" calcext:value-type="float">
            <text:p>36.5</text:p>
          </table:table-cell>
          <table:table-cell table:number-columns-repeated="38"/>
          <table:table-cell table:formula="of:=SUM([.AV22:.AV31])" office:value-type="float" office:value="27.076018" calcext:value-type="float">
            <text:p>27.076018</text:p>
          </table:table-cell>
          <table:table-cell table:formula="of:=SUM([.AW22:.AW31])" office:value-type="float" office:value="13.264604" calcext:value-type="float">
            <text:p>13.264604</text:p>
          </table:table-cell>
          <table:table-cell table:formula="of:=SUM([.AX22:.AX3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.534317" calcext:value-type="float">
            <text:p>56.53431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3.190079" calcext:value-type="float">
            <text:p>113.19007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17.40889" calcext:value-type="float">
            <text:p>117.40889</text:p>
          </table:table-cell>
          <table:table-cell office:value-type="float" office:value="102.283081" calcext:value-type="float">
            <text:p>102.283081</text:p>
          </table:table-cell>
          <table:table-cell office:value-type="float" office:value="34.5" calcext:value-type="float">
            <text:p>34.5</text:p>
          </table:table-cell>
          <table:table-cell table:number-columns-repeated="4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7.734318" calcext:value-type="float">
            <text:p>57.73431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1.190079" calcext:value-type="float">
            <text:p>111.190079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18.608887" calcext:value-type="float">
            <text:p>118.608887</text:p>
          </table:table-cell>
          <table:table-cell office:value-type="float" office:value="101.083084" calcext:value-type="float">
            <text:p>101.083084</text:p>
          </table:table-cell>
          <table:table-cell office:value-type="float" office:value="32.5" calcext:value-type="float">
            <text:p>32.5</text:p>
          </table:table-cell>
          <table:table-cell table:number-columns-repeated="4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8.934319" calcext:value-type="float">
            <text:p>58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9.190079" calcext:value-type="float">
            <text:p>109.1900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9.808884" calcext:value-type="float">
            <text:p>119.808884</text:p>
          </table:table-cell>
          <table:table-cell office:value-type="float" office:value="99.883087" calcext:value-type="float">
            <text:p>99.883087</text:p>
          </table:table-cell>
          <table:table-cell office:value-type="float" office:value="30.5" calcext:value-type="float">
            <text:p>30.5</text:p>
          </table:table-cell>
          <table:table-cell table:number-columns-repeated="4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0.134319" calcext:value-type="float">
            <text:p>60.1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7.190079" calcext:value-type="float">
            <text:p>107.190079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21.008881" calcext:value-type="float">
            <text:p>121.008881</text:p>
          </table:table-cell>
          <table:table-cell office:value-type="float" office:value="98.68309" calcext:value-type="float">
            <text:p>98.68309</text:p>
          </table:table-cell>
          <table:table-cell office:value-type="float" office:value="28.5" calcext:value-type="float">
            <text:p>28.5</text:p>
          </table:table-cell>
          <table:table-cell table:number-columns-repeated="4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1.33432" calcext:value-type="float">
            <text:p>61.3343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5.190079" calcext:value-type="float">
            <text:p>105.19007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2.208878" calcext:value-type="float">
            <text:p>122.208878</text:p>
          </table:table-cell>
          <table:table-cell office:value-type="float" office:value="97.483093" calcext:value-type="float">
            <text:p>97.483093</text:p>
          </table:table-cell>
          <table:table-cell office:value-type="float" office:value="26.5" calcext:value-type="float">
            <text:p>26.5</text:p>
          </table:table-cell>
          <table:table-cell table:number-columns-repeated="4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2.534321" calcext:value-type="float">
            <text:p>62.53432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3.190079" calcext:value-type="float">
            <text:p>103.19007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123.408875" calcext:value-type="float">
            <text:p>123.408875</text:p>
          </table:table-cell>
          <table:table-cell office:value-type="float" office:value="96.283096" calcext:value-type="float">
            <text:p>96.283096</text:p>
          </table:table-cell>
          <table:table-cell office:value-type="float" office:value="24.5" calcext:value-type="float">
            <text:p>24.5</text:p>
          </table:table-cell>
          <table:table-cell table:number-columns-repeated="4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3.734322" calcext:value-type="float">
            <text:p>63.73432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1.190079" calcext:value-type="float">
            <text:p>101.19007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4.608871" calcext:value-type="float">
            <text:p>124.608871</text:p>
          </table:table-cell>
          <table:table-cell office:value-type="float" office:value="95.083099" calcext:value-type="float">
            <text:p>95.083099</text:p>
          </table:table-cell>
          <table:table-cell office:value-type="float" office:value="22.5" calcext:value-type="float">
            <text:p>22.5</text:p>
          </table:table-cell>
          <table:table-cell table:number-columns-repeated="4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.934319" calcext:value-type="float">
            <text:p>64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9.190079" calcext:value-type="float">
            <text:p>99.19007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25.808868" calcext:value-type="float">
            <text:p>125.808868</text:p>
          </table:table-cell>
          <table:table-cell office:value-type="float" office:value="93.883102" calcext:value-type="float">
            <text:p>93.883102</text:p>
          </table:table-cell>
          <table:table-cell office:value-type="float" office:value="20.5" calcext:value-type="float">
            <text:p>20.5</text:p>
          </table:table-cell>
          <table:table-cell table:number-columns-repeated="4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6.134315" calcext:value-type="float">
            <text:p>66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7.190079" calcext:value-type="float">
            <text:p>97.19007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7.008865" calcext:value-type="float">
            <text:p>127.008865</text:p>
          </table:table-cell>
          <table:table-cell office:value-type="float" office:value="92.683105" calcext:value-type="float">
            <text:p>92.683105</text:p>
          </table:table-cell>
          <table:table-cell office:value-type="float" office:value="18.5" calcext:value-type="float">
            <text:p>18.5</text:p>
          </table:table-cell>
          <table:table-cell table:number-columns-repeated="4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.334312" calcext:value-type="float">
            <text:p>67.33431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5.190079" calcext:value-type="float">
            <text:p>95.190079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28.208862" calcext:value-type="float">
            <text:p>128.208862</text:p>
          </table:table-cell>
          <table:table-cell office:value-type="float" office:value="91.483109" calcext:value-type="float">
            <text:p>91.483109</text:p>
          </table:table-cell>
          <table:table-cell office:value-type="float" office:value="16.5" calcext:value-type="float">
            <text:p>16.5</text:p>
          </table:table-cell>
          <table:table-cell table:number-columns-repeated="4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.534309" calcext:value-type="float">
            <text:p>68.53430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3.190079" calcext:value-type="float">
            <text:p>93.19007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29.408859" calcext:value-type="float">
            <text:p>129.408859</text:p>
          </table:table-cell>
          <table:table-cell office:value-type="float" office:value="90.283112" calcext:value-type="float">
            <text:p>90.283112</text:p>
          </table:table-cell>
          <table:table-cell office:value-type="float" office:value="14.5" calcext:value-type="float">
            <text:p>14.5</text:p>
          </table:table-cell>
          <table:table-cell table:number-columns-repeated="4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9.734306" calcext:value-type="float">
            <text:p>69.73430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30.608856" calcext:value-type="float">
            <text:p>130.608856</text:p>
          </table:table-cell>
          <table:table-cell office:value-type="float" office:value="89.083115" calcext:value-type="float">
            <text:p>89.083115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.934303" calcext:value-type="float">
            <text:p>70.93430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1.808853" calcext:value-type="float">
            <text:p>131.808853</text:p>
          </table:table-cell>
          <table:table-cell office:value-type="float" office:value="87.883118" calcext:value-type="float">
            <text:p>87.883118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2.1343" calcext:value-type="float">
            <text:p>72.134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33.00885" calcext:value-type="float">
            <text:p>133.00885</text:p>
          </table:table-cell>
          <table:table-cell office:value-type="float" office:value="86.683121" calcext:value-type="float">
            <text:p>86.683121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3.334297" calcext:value-type="float">
            <text:p>73.33429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4.208847" calcext:value-type="float">
            <text:p>134.208847</text:p>
          </table:table-cell>
          <table:table-cell office:value-type="float" office:value="85.483124" calcext:value-type="float">
            <text:p>85.483124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4.534294" calcext:value-type="float">
            <text:p>74.53429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35.408844" calcext:value-type="float">
            <text:p>135.408844</text:p>
          </table:table-cell>
          <table:table-cell office:value-type="float" office:value="84.283127" calcext:value-type="float">
            <text:p>84.283127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5.734291" calcext:value-type="float">
            <text:p>75.73429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36.608841" calcext:value-type="float">
            <text:p>136.608841</text:p>
          </table:table-cell>
          <table:table-cell office:value-type="float" office:value="83.08313" calcext:value-type="float">
            <text:p>83.0831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6.934288" calcext:value-type="float">
            <text:p>76.93428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37.808838" calcext:value-type="float">
            <text:p>137.808838</text:p>
          </table:table-cell>
          <table:table-cell office:value-type="float" office:value="81.883133" calcext:value-type="float">
            <text:p>81.88313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8.134285" calcext:value-type="float">
            <text:p>78.13428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9.008835" calcext:value-type="float">
            <text:p>139.008835</text:p>
          </table:table-cell>
          <table:table-cell office:value-type="float" office:value="80.683136" calcext:value-type="float">
            <text:p>80.683136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9.334282" calcext:value-type="float">
            <text:p>79.33428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140.208832" calcext:value-type="float">
            <text:p>140.208832</text:p>
          </table:table-cell>
          <table:table-cell office:value-type="float" office:value="79.483139" calcext:value-type="float">
            <text:p>79.483139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1" office:value-type="string" calcext:value-type="string">
            <text:p>angles speeds</text:p>
          </table:table-cell>
          <table:table-cell table:number-columns-repeated="3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.534279" calcext:value-type="float">
            <text:p>80.53427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8.283142" calcext:value-type="float">
            <text:p>78.283142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Q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1.734276" calcext:value-type="float">
            <text:p>81.73427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7.083145" calcext:value-type="float">
            <text:p>77.08314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5]" office:value-type="float" office:value="0" calcext:value-type="float">
            <text:p>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5]" office:value-type="float" office:value="0" calcext:value-type="float">
            <text:p>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92291" calcext:value-type="float">
            <text:p>0.492291</text:p>
          </table:table-cell>
          <table:table-cell office:value-type="float" office:value="0.241175" calcext:value-type="float">
            <text:p>0.241175</text:p>
          </table:table-cell>
          <table:table-cell office:value-type="float" office:value="0.636364" calcext:value-type="float">
            <text:p>0.636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1479" calcext:value-type="float">
            <text:p>0.391479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29843" calcext:value-type="float">
            <text:p>0.5298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30716" calcext:value-type="float">
            <text:p>2.130716</text:p>
          </table:table-cell>
          <table:table-cell office:value-type="float" office:value="1.043843" calcext:value-type="float">
            <text:p>1.043843</text:p>
          </table:table-cell>
          <table:table-cell office:value-type="float" office:value="2.754285" calcext:value-type="float">
            <text:p>2.754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4387" calcext:value-type="float">
            <text:p>1.694387</text:p>
          </table:table-cell>
          <table:table-cell office:value-type="float" office:value="2.754285" calcext:value-type="float">
            <text:p>2.754285</text:p>
          </table:table-cell>
          <table:table-cell office:value-type="float" office:value="2.293248" calcext:value-type="float">
            <text:p>2.293248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5.883148" calcext:value-type="float">
            <text:p>75.883148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6]" office:value-type="float" office:value="20" calcext:value-type="float">
            <text:p>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6]" office:value-type="float" office:value="20" calcext:value-type="float">
            <text:p>2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84582" calcext:value-type="float">
            <text:p>0.984582</text:p>
          </table:table-cell>
          <table:table-cell office:value-type="float" office:value="0.482349" calcext:value-type="float">
            <text:p>0.482349</text:p>
          </table:table-cell>
          <table:table-cell office:value-type="float" office:value="1.272727" calcext:value-type="float">
            <text:p>1.2727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1.272727" calcext:value-type="float">
            <text:p>1.272727</text:p>
          </table:table-cell>
          <table:table-cell office:value-type="float" office:value="1.059687" calcext:value-type="float">
            <text:p>1.0596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423061" calcext:value-type="float">
            <text:p>3.423061</text:p>
          </table:table-cell>
          <table:table-cell office:value-type="float" office:value="1.676966" calcext:value-type="float">
            <text:p>1.676966</text:p>
          </table:table-cell>
          <table:table-cell office:value-type="float" office:value="4.424844" calcext:value-type="float">
            <text:p>4.4248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722085" calcext:value-type="float">
            <text:p>2.722085</text:p>
          </table:table-cell>
          <table:table-cell office:value-type="float" office:value="4.424844" calcext:value-type="float">
            <text:p>4.424844</text:p>
          </table:table-cell>
          <table:table-cell office:value-type="float" office:value="3.684174" calcext:value-type="float">
            <text:p>3.684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50" calcext:value-type="float">
            <text:p>2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4.683151" calcext:value-type="float">
            <text:p>74.683151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7]" office:value-type="float" office:value="40" calcext:value-type="float">
            <text:p>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7]" office:value-type="float" office:value="40" calcext:value-type="float">
            <text:p>4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476874" calcext:value-type="float">
            <text:p>1.476874</text:p>
          </table:table-cell>
          <table:table-cell office:value-type="float" office:value="0.723524" calcext:value-type="float">
            <text:p>0.723524</text:p>
          </table:table-cell>
          <table:table-cell office:value-type="float" office:value="1.909091" calcext:value-type="float">
            <text:p>1.9090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74438" calcext:value-type="float">
            <text:p>1.174438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1.58953" calcext:value-type="float">
            <text:p>1.5895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06909" calcext:value-type="float">
            <text:p>4.206909</text:p>
          </table:table-cell>
          <table:table-cell office:value-type="float" office:value="2.060974" calcext:value-type="float">
            <text:p>2.060974</text:p>
          </table:table-cell>
          <table:table-cell office:value-type="float" office:value="5.438089" calcext:value-type="float">
            <text:p>5.4380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45415" calcext:value-type="float">
            <text:p>3.345415</text:p>
          </table:table-cell>
          <table:table-cell office:value-type="float" office:value="5.438089" calcext:value-type="float">
            <text:p>5.438089</text:p>
          </table:table-cell>
          <table:table-cell office:value-type="float" office:value="4.527813" calcext:value-type="float">
            <text:p>4.5278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00" calcext:value-type="float">
            <text:p>2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3.483154" calcext:value-type="float">
            <text:p>73.483154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8]" office:value-type="float" office:value="60" calcext:value-type="float">
            <text:p>6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8]" office:value-type="float" office:value="60" calcext:value-type="float">
            <text:p>6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.969165" calcext:value-type="float">
            <text:p>1.969165</text:p>
          </table:table-cell>
          <table:table-cell office:value-type="float" office:value="0.964698" calcext:value-type="float">
            <text:p>0.964698</text:p>
          </table:table-cell>
          <table:table-cell office:value-type="float" office:value="2.545455" calcext:value-type="float">
            <text:p>2.5454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565918" calcext:value-type="float">
            <text:p>1.565918</text:p>
          </table:table-cell>
          <table:table-cell office:value-type="float" office:value="2.545455" calcext:value-type="float">
            <text:p>2.545455</text:p>
          </table:table-cell>
          <table:table-cell office:value-type="float" office:value="2.119373" calcext:value-type="float">
            <text:p>2.11937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682337" calcext:value-type="float">
            <text:p>4.682337</text:p>
          </table:table-cell>
          <table:table-cell office:value-type="float" office:value="2.293887" calcext:value-type="float">
            <text:p>2.293887</text:p>
          </table:table-cell>
          <table:table-cell office:value-type="float" office:value="6.052653" calcext:value-type="float">
            <text:p>6.052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3485" calcext:value-type="float">
            <text:p>3.723485</text:p>
          </table:table-cell>
          <table:table-cell office:value-type="float" office:value="6.052653" calcext:value-type="float">
            <text:p>6.052653</text:p>
          </table:table-cell>
          <table:table-cell office:value-type="float" office:value="5.039507" calcext:value-type="float">
            <text:p>5.03950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50" calcext:value-type="float">
            <text:p>2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2.283157" calcext:value-type="float">
            <text:p>72.28315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9]" office:value-type="float" office:value="80" calcext:value-type="float">
            <text:p>8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9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9]" office:value-type="float" office:value="80" calcext:value-type="float">
            <text:p>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.461456" calcext:value-type="float">
            <text:p>2.461456</text:p>
          </table:table-cell>
          <table:table-cell office:value-type="float" office:value="1.205873" calcext:value-type="float">
            <text:p>1.205873</text:p>
          </table:table-cell>
          <table:table-cell office:value-type="float" office:value="3.181818" calcext:value-type="float">
            <text:p>3.1818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57397" calcext:value-type="float">
            <text:p>1.957397</text:p>
          </table:table-cell>
          <table:table-cell office:value-type="float" office:value="3.181818" calcext:value-type="float">
            <text:p>3.181818</text:p>
          </table:table-cell>
          <table:table-cell office:value-type="float" office:value="2.649217" calcext:value-type="float">
            <text:p>2.64921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.970698" calcext:value-type="float">
            <text:p>4.970698</text:p>
          </table:table-cell>
          <table:table-cell office:value-type="float" office:value="2.435157" calcext:value-type="float">
            <text:p>2.435157</text:p>
          </table:table-cell>
          <table:table-cell office:value-type="float" office:value="6.425405" calcext:value-type="float">
            <text:p>6.4254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.952794" calcext:value-type="float">
            <text:p>3.952794</text:p>
          </table:table-cell>
          <table:table-cell office:value-type="float" office:value="6.425405" calcext:value-type="float">
            <text:p>6.425405</text:p>
          </table:table-cell>
          <table:table-cell office:value-type="float" office:value="5.349863" calcext:value-type="float">
            <text:p>5.3498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00" calcext:value-type="float">
            <text:p>2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1.08316" calcext:value-type="float">
            <text:p>71.0831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0]" office:value-type="float" office:value="100" calcext:value-type="float">
            <text:p>10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0]" office:value-type="float" office:value="100" calcext:value-type="float">
            <text:p>1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953748" calcext:value-type="float">
            <text:p>2.953748</text:p>
          </table:table-cell>
          <table:table-cell office:value-type="float" office:value="1.447048" calcext:value-type="float">
            <text:p>1.447048</text:p>
          </table:table-cell>
          <table:table-cell office:value-type="float" office:value="3.818182" calcext:value-type="float">
            <text:p>3.818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348877" calcext:value-type="float">
            <text:p>2.348877</text:p>
          </table:table-cell>
          <table:table-cell office:value-type="float" office:value="3.818182" calcext:value-type="float">
            <text:p>3.818182</text:p>
          </table:table-cell>
          <table:table-cell office:value-type="float" office:value="3.179061" calcext:value-type="float">
            <text:p>3.1790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145597" calcext:value-type="float">
            <text:p>5.145597</text:p>
          </table:table-cell>
          <table:table-cell office:value-type="float" office:value="2.520841" calcext:value-type="float">
            <text:p>2.520841</text:p>
          </table:table-cell>
          <table:table-cell office:value-type="float" office:value="6.651491" calcext:value-type="float">
            <text:p>6.6514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091878" calcext:value-type="float">
            <text:p>4.091878</text:p>
          </table:table-cell>
          <table:table-cell office:value-type="float" office:value="6.651491" calcext:value-type="float">
            <text:p>6.651491</text:p>
          </table:table-cell>
          <table:table-cell office:value-type="float" office:value="5.538106" calcext:value-type="float">
            <text:p>5.53810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50" calcext:value-type="float">
            <text:p>2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9.883163" calcext:value-type="float">
            <text:p>69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1]" office:value-type="float" office:value="120" calcext:value-type="float">
            <text:p>1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7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1]" office:value-type="float" office:value="120" calcext:value-type="float">
            <text:p>1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.446038" calcext:value-type="float">
            <text:p>3.446038</text:p>
          </table:table-cell>
          <table:table-cell office:value-type="float" office:value="1.688222" calcext:value-type="float">
            <text:p>1.688222</text:p>
          </table:table-cell>
          <table:table-cell office:value-type="float" office:value="4.454545" calcext:value-type="float">
            <text:p>4.4545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740356" calcext:value-type="float">
            <text:p>2.740356</text:p>
          </table:table-cell>
          <table:table-cell office:value-type="float" office:value="4.454545" calcext:value-type="float">
            <text:p>4.454545</text:p>
          </table:table-cell>
          <table:table-cell office:value-type="float" office:value="3.708904" calcext:value-type="float">
            <text:p>3.7089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.251678" calcext:value-type="float">
            <text:p>5.251678</text:p>
          </table:table-cell>
          <table:table-cell office:value-type="float" office:value="2.57281" calcext:value-type="float">
            <text:p>2.57281</text:p>
          </table:table-cell>
          <table:table-cell office:value-type="float" office:value="6.788618" calcext:value-type="float">
            <text:p>6.7886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76236" calcext:value-type="float">
            <text:p>4.176236</text:p>
          </table:table-cell>
          <table:table-cell office:value-type="float" office:value="6.788618" calcext:value-type="float">
            <text:p>6.788618</text:p>
          </table:table-cell>
          <table:table-cell office:value-type="float" office:value="5.652279" calcext:value-type="float">
            <text:p>5.65227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00" calcext:value-type="float">
            <text:p>2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8.683167" calcext:value-type="float">
            <text:p>68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2]" office:value-type="float" office:value="140" calcext:value-type="float">
            <text:p>1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2]" office:value-type="float" office:value="140" calcext:value-type="float">
            <text:p>14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.93833" calcext:value-type="float">
            <text:p>3.93833</text:p>
          </table:table-cell>
          <table:table-cell office:value-type="float" office:value="1.929397" calcext:value-type="float">
            <text:p>1.929397</text:p>
          </table:table-cell>
          <table:table-cell office:value-type="float" office:value="5.090909" calcext:value-type="float">
            <text:p>5.0909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5.090909" calcext:value-type="float">
            <text:p>5.090909</text:p>
          </table:table-cell>
          <table:table-cell office:value-type="float" office:value="4.238748" calcext:value-type="float">
            <text:p>4.23874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.316021" calcext:value-type="float">
            <text:p>5.316021</text:p>
          </table:table-cell>
          <table:table-cell office:value-type="float" office:value="2.604331" calcext:value-type="float">
            <text:p>2.604331</text:p>
          </table:table-cell>
          <table:table-cell office:value-type="float" office:value="6.871791" calcext:value-type="float">
            <text:p>6.8717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.227402" calcext:value-type="float">
            <text:p>4.227402</text:p>
          </table:table-cell>
          <table:table-cell office:value-type="float" office:value="6.871791" calcext:value-type="float">
            <text:p>6.871791</text:p>
          </table:table-cell>
          <table:table-cell office:value-type="float" office:value="5.721529" calcext:value-type="float">
            <text:p>5.72152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50" calcext:value-type="float">
            <text:p>2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7.48317" calcext:value-type="float">
            <text:p>67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3]" office:value-type="float" office:value="160" calcext:value-type="float">
            <text:p>16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3]" office:value-type="float" office:value="160" calcext:value-type="float">
            <text:p>16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.430621" calcext:value-type="float">
            <text:p>4.430621</text:p>
          </table:table-cell>
          <table:table-cell office:value-type="float" office:value="2.170572" calcext:value-type="float">
            <text:p>2.170572</text:p>
          </table:table-cell>
          <table:table-cell office:value-type="float" office:value="5.727273" calcext:value-type="float">
            <text:p>5.7272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.523315" calcext:value-type="float">
            <text:p>3.523315</text:p>
          </table:table-cell>
          <table:table-cell office:value-type="float" office:value="5.727273" calcext:value-type="float">
            <text:p>5.727273</text:p>
          </table:table-cell>
          <table:table-cell office:value-type="float" office:value="4.768591" calcext:value-type="float">
            <text:p>4.76859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.145597" calcext:value-type="float">
            <text:p>5.145597</text:p>
          </table:table-cell>
          <table:table-cell office:value-type="float" office:value="2.520841" calcext:value-type="float">
            <text:p>2.520841</text:p>
          </table:table-cell>
          <table:table-cell office:value-type="float" office:value="6.651491" calcext:value-type="float">
            <text:p>6.6514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258435" calcext:value-type="float">
            <text:p>4.258435</text:p>
          </table:table-cell>
          <table:table-cell office:value-type="float" office:value="6.922237" calcext:value-type="float">
            <text:p>6.922237</text:p>
          </table:table-cell>
          <table:table-cell office:value-type="float" office:value="5.763531" calcext:value-type="float">
            <text:p>5.7635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00" calcext:value-type="float">
            <text:p>2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6.283173" calcext:value-type="float">
            <text:p>66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4]" office:value-type="float" office:value="180" calcext:value-type="float">
            <text:p>180</text:p>
          </table:table-cell>
          <table:table-cell table:style-name="ce2" office:value-type="float" office:value="5.415201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4]" office:value-type="float" office:value="180" calcext:value-type="float">
            <text:p>1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.922913" calcext:value-type="float">
            <text:p>4.922913</text:p>
          </table:table-cell>
          <table:table-cell office:value-type="float" office:value="2.411746" calcext:value-type="float">
            <text:p>2.411746</text:p>
          </table:table-cell>
          <table:table-cell office:value-type="float" office:value="6.363636" calcext:value-type="float">
            <text:p>6.3636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.914795" calcext:value-type="float">
            <text:p>3.914795</text:p>
          </table:table-cell>
          <table:table-cell office:value-type="float" office:value="6.363636" calcext:value-type="float">
            <text:p>6.363636</text:p>
          </table:table-cell>
          <table:table-cell office:value-type="float" office:value="5.298435" calcext:value-type="float">
            <text:p>5.29843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.970696" calcext:value-type="float">
            <text:p>4.970696</text:p>
          </table:table-cell>
          <table:table-cell office:value-type="float" office:value="2.435156" calcext:value-type="float">
            <text:p>2.435156</text:p>
          </table:table-cell>
          <table:table-cell office:value-type="float" office:value="6.425405" calcext:value-type="float">
            <text:p>6.4254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.176234" calcext:value-type="float">
            <text:p>4.176234</text:p>
          </table:table-cell>
          <table:table-cell office:value-type="float" office:value="6.788618" calcext:value-type="float">
            <text:p>6.788618</text:p>
          </table:table-cell>
          <table:table-cell office:value-type="float" office:value="5.652278" calcext:value-type="float">
            <text:p>5.65227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50" calcext:value-type="float">
            <text:p>29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5.083176" calcext:value-type="float">
            <text:p>65.08317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5]" office:value-type="float" office:value="200" calcext:value-type="float">
            <text:p>20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5]" office:value-type="float" office:value="200" calcext:value-type="float">
            <text:p>2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.415203" calcext:value-type="float">
            <text:p>5.415203</text:p>
          </table:table-cell>
          <table:table-cell office:value-type="float" office:value="2.65292" calcext:value-type="float">
            <text:p>2.65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8" calcext:value-type="float">
            <text:p>5.82827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682337" calcext:value-type="float">
            <text:p>4.682337</text:p>
          </table:table-cell>
          <table:table-cell office:value-type="float" office:value="2.29389" calcext:value-type="float">
            <text:p>2.29389</text:p>
          </table:table-cell>
          <table:table-cell office:value-type="float" office:value="6.052653" calcext:value-type="float">
            <text:p>6.0526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091877" calcext:value-type="float">
            <text:p>4.091877</text:p>
          </table:table-cell>
          <table:table-cell office:value-type="float" office:value="6.651491" calcext:value-type="float">
            <text:p>6.651491</text:p>
          </table:table-cell>
          <table:table-cell office:value-type="float" office:value="5.538104" calcext:value-type="float">
            <text:p>5.53810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00" calcext:value-type="float">
            <text:p>30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3.883175" calcext:value-type="float">
            <text:p>63.88317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6]" office:value-type="float" office:value="220" calcext:value-type="float">
            <text:p>220</text:p>
          </table:table-cell>
          <table:table-cell table:style-name="ce2" office:value-type="float" office:value="5.415218" calcext:value-type="float">
            <text:p>5.42</text:p>
          </table:table-cell>
          <table:table-cell table:style-name="ce2" office:value-type="float" office:value="2.6529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6]" office:value-type="float" office:value="220" calcext:value-type="float">
            <text:p>2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.415203" calcext:value-type="float">
            <text:p>5.415203</text:p>
          </table:table-cell>
          <table:table-cell office:value-type="float" office:value="2.65292" calcext:value-type="float">
            <text:p>2.65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.206909" calcext:value-type="float">
            <text:p>4.206909</text:p>
          </table:table-cell>
          <table:table-cell office:value-type="float" office:value="2.060978" calcext:value-type="float">
            <text:p>2.060978</text:p>
          </table:table-cell>
          <table:table-cell office:value-type="float" office:value="5.438089" calcext:value-type="float">
            <text:p>5.43808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.952793" calcext:value-type="float">
            <text:p>3.952793</text:p>
          </table:table-cell>
          <table:table-cell office:value-type="float" office:value="6.425405" calcext:value-type="float">
            <text:p>6.425405</text:p>
          </table:table-cell>
          <table:table-cell office:value-type="float" office:value="5.349862" calcext:value-type="float">
            <text:p>5.3498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50" calcext:value-type="float">
            <text:p>30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2.683174" calcext:value-type="float">
            <text:p>62.683174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2" table:number-columns-repeated="3"/>
          <table:table-cell/>
          <table:table-cell table:formula="of:=[.Q17]" office:value-type="float" office:value="240" calcext:value-type="float">
            <text:p>240</text:p>
          </table:table-cell>
          <table:table-cell table:style-name="ce2" office:value-type="float" office:value="4.306276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9" calcext:value-type="float">
            <text:p>5.8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.922912" calcext:value-type="float">
            <text:p>4.922912</text:p>
          </table:table-cell>
          <table:table-cell office:value-type="float" office:value="2.411745" calcext:value-type="float">
            <text:p>2.411745</text:p>
          </table:table-cell>
          <table:table-cell office:value-type="float" office:value="6.363636" calcext:value-type="float">
            <text:p>6.3636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.423061" calcext:value-type="float">
            <text:p>3.423061</text:p>
          </table:table-cell>
          <table:table-cell office:value-type="float" office:value="1.676971" calcext:value-type="float">
            <text:p>1.676971</text:p>
          </table:table-cell>
          <table:table-cell office:value-type="float" office:value="4.424844" calcext:value-type="float">
            <text:p>4.4248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.723483" calcext:value-type="float">
            <text:p>3.723483</text:p>
          </table:table-cell>
          <table:table-cell office:value-type="float" office:value="6.052653" calcext:value-type="float">
            <text:p>6.052653</text:p>
          </table:table-cell>
          <table:table-cell office:value-type="float" office:value="5.039505" calcext:value-type="float">
            <text:p>5.03950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00" calcext:value-type="float">
            <text:p>31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1.483173" calcext:value-type="float">
            <text:p>61.4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7"/>
          <table:table-cell table:formula="of:=[.Q18]" office:value-type="float" office:value="260" calcext:value-type="float">
            <text:p>260</text:p>
          </table:table-cell>
          <table:table-cell table:style-name="ce2" office:value-type="float" office:value="4.306281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8" calcext:value-type="float">
            <text:p>5.8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.430622" calcext:value-type="float">
            <text:p>4.430622</text:p>
          </table:table-cell>
          <table:table-cell office:value-type="float" office:value="2.170571" calcext:value-type="float">
            <text:p>2.170571</text:p>
          </table:table-cell>
          <table:table-cell office:value-type="float" office:value="5.727273" calcext:value-type="float">
            <text:p>5.72727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2.130714" calcext:value-type="float">
            <text:p>2.130714</text:p>
          </table:table-cell>
          <table:table-cell office:value-type="float" office:value="1.043846" calcext:value-type="float">
            <text:p>1.043846</text:p>
          </table:table-cell>
          <table:table-cell office:value-type="float" office:value="2.754285" calcext:value-type="float">
            <text:p>2.75428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.345412" calcext:value-type="float">
            <text:p>3.345412</text:p>
          </table:table-cell>
          <table:table-cell office:value-type="float" office:value="5.438089" calcext:value-type="float">
            <text:p>5.438089</text:p>
          </table:table-cell>
          <table:table-cell office:value-type="float" office:value="4.527813" calcext:value-type="float">
            <text:p>4.5278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50" calcext:value-type="float">
            <text:p>31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0.283173" calcext:value-type="float">
            <text:p>60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280" calcext:value-type="float">
            <text:p>280</text:p>
          </table:table-cell>
          <table:table-cell office:value-type="float" office:value="3.938332" calcext:value-type="float">
            <text:p>3.938332</text:p>
          </table:table-cell>
          <table:table-cell office:value-type="float" office:value="1.929394" calcext:value-type="float">
            <text:p>1.929394</text:p>
          </table:table-cell>
          <table:table-cell office:value-type="float" office:value="5.090909" calcext:value-type="float">
            <text:p>5.09090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.914796" calcext:value-type="float">
            <text:p>3.914796</text:p>
          </table:table-cell>
          <table:table-cell office:value-type="float" office:value="6.363636" calcext:value-type="float">
            <text:p>6.363636</text:p>
          </table:table-cell>
          <table:table-cell office:value-type="float" office:value="5.298436" calcext:value-type="float">
            <text:p>5.29843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.188347" calcext:value-type="float">
            <text:p>1.188347</text:p>
          </table:table-cell>
          <table:table-cell office:value-type="float" office:value="0.582184" calcext:value-type="float">
            <text:p>0.582184</text:p>
          </table:table-cell>
          <table:table-cell office:value-type="float" office:value="1.536125" calcext:value-type="float">
            <text:p>1.53612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.722082" calcext:value-type="float">
            <text:p>2.722082</text:p>
          </table:table-cell>
          <table:table-cell office:value-type="float" office:value="4.424844" calcext:value-type="float">
            <text:p>4.424844</text:p>
          </table:table-cell>
          <table:table-cell office:value-type="float" office:value="3.684174" calcext:value-type="float">
            <text:p>3.684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00" calcext:value-type="float">
            <text:p>32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9.083172" calcext:value-type="float">
            <text:p>59.083172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office:value-type="float" office:value="3.446041" calcext:value-type="float">
            <text:p>3.446041</text:p>
          </table:table-cell>
          <table:table-cell office:value-type="float" office:value="1.688219" calcext:value-type="float">
            <text:p>1.688219</text:p>
          </table:table-cell>
          <table:table-cell office:value-type="float" office:value="4.454545" calcext:value-type="float">
            <text:p>4.4545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.523317" calcext:value-type="float">
            <text:p>3.523317</text:p>
          </table:table-cell>
          <table:table-cell office:value-type="float" office:value="5.727273" calcext:value-type="float">
            <text:p>5.727273</text:p>
          </table:table-cell>
          <table:table-cell office:value-type="float" office:value="4.768592" calcext:value-type="float">
            <text:p>4.768592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.694387" calcext:value-type="float">
            <text:p>1.694387</text:p>
          </table:table-cell>
          <table:table-cell office:value-type="float" office:value="2.754285" calcext:value-type="float">
            <text:p>2.754285</text:p>
          </table:table-cell>
          <table:table-cell office:value-type="float" office:value="2.293248" calcext:value-type="float">
            <text:p>2.2932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50" calcext:value-type="float">
            <text:p>32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7.883171" calcext:value-type="float">
            <text:p>57.883171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20" calcext:value-type="float">
            <text:p>320</text:p>
          </table:table-cell>
          <table:table-cell office:value-type="float" office:value="2.953751" calcext:value-type="float">
            <text:p>2.953751</text:p>
          </table:table-cell>
          <table:table-cell office:value-type="float" office:value="1.447046" calcext:value-type="float">
            <text:p>1.447046</text:p>
          </table:table-cell>
          <table:table-cell office:value-type="float" office:value="3.818182" calcext:value-type="float">
            <text:p>3.81818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.131837" calcext:value-type="float">
            <text:p>3.131837</text:p>
          </table:table-cell>
          <table:table-cell office:value-type="float" office:value="5.090909" calcext:value-type="float">
            <text:p>5.090909</text:p>
          </table:table-cell>
          <table:table-cell office:value-type="float" office:value="4.238749" calcext:value-type="float">
            <text:p>4.238749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office:value-type="float" office:value="2.242462" calcext:value-type="float">
            <text:p>2.242462</text:p>
          </table:table-cell>
          <table:table-cell office:value-type="float" office:value="3.645191" calcext:value-type="float">
            <text:p>3.645191</text:p>
          </table:table-cell>
          <table:table-cell office:value-type="float" office:value="3.035025" calcext:value-type="float">
            <text:p>3.0350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00" calcext:value-type="float">
            <text:p>33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6.68317" calcext:value-type="float">
            <text:p>56.68317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40" calcext:value-type="float">
            <text:p>340</text:p>
          </table:table-cell>
          <table:table-cell office:value-type="float" office:value="2.46146" calcext:value-type="float">
            <text:p>2.46146</text:p>
          </table:table-cell>
          <table:table-cell office:value-type="float" office:value="1.205868" calcext:value-type="float">
            <text:p>1.205868</text:p>
          </table:table-cell>
          <table:table-cell office:value-type="float" office:value="3.181818" calcext:value-type="float">
            <text:p>3.18181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.740358" calcext:value-type="float">
            <text:p>2.740358</text:p>
          </table:table-cell>
          <table:table-cell office:value-type="float" office:value="4.454545" calcext:value-type="float">
            <text:p>4.454545</text:p>
          </table:table-cell>
          <table:table-cell office:value-type="float" office:value="3.708905" calcext:value-type="float">
            <text:p>3.7089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350" calcext:value-type="float">
            <text:p>33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5.48317" calcext:value-type="float">
            <text:p>55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1.969155" calcext:value-type="float">
            <text:p>1.969155</text:p>
          </table:table-cell>
          <table:table-cell office:value-type="float" office:value="0.964682" calcext:value-type="float">
            <text:p>0.964682</text:p>
          </table:table-cell>
          <table:table-cell office:value-type="float" office:value="2.545455" calcext:value-type="float">
            <text:p>2.54545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.348878" calcext:value-type="float">
            <text:p>2.348878</text:p>
          </table:table-cell>
          <table:table-cell office:value-type="float" office:value="3.818182" calcext:value-type="float">
            <text:p>3.818182</text:p>
          </table:table-cell>
          <table:table-cell office:value-type="float" office:value="3.179061" calcext:value-type="float">
            <text:p>3.17906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400" calcext:value-type="float">
            <text:p>3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4.283169" calcext:value-type="float">
            <text:p>54.283169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380" calcext:value-type="float">
            <text:p>380</text:p>
          </table:table-cell>
          <table:table-cell office:value-type="float" office:value="1.957399" calcext:value-type="float">
            <text:p>1.957399</text:p>
          </table:table-cell>
          <table:table-cell office:value-type="float" office:value="3.181818" calcext:value-type="float">
            <text:p>3.181818</text:p>
          </table:table-cell>
          <table:table-cell office:value-type="float" office:value="2.649216" calcext:value-type="float">
            <text:p>2.649216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450" calcext:value-type="float">
            <text:p>3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3.083168" calcext:value-type="float">
            <text:p>53.083168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400" calcext:value-type="float">
            <text:p>400</text:p>
          </table:table-cell>
          <table:table-cell office:value-type="float" office:value="1.565921" calcext:value-type="float">
            <text:p>1.565921</text:p>
          </table:table-cell>
          <table:table-cell office:value-type="float" office:value="2.545455" calcext:value-type="float">
            <text:p>2.545455</text:p>
          </table:table-cell>
          <table:table-cell office:value-type="float" office:value="2.119375" calcext:value-type="float">
            <text:p>2.1193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500" calcext:value-type="float">
            <text:p>3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1.883167" calcext:value-type="float">
            <text:p>51.8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420" calcext:value-type="float">
            <text:p>420</text:p>
          </table:table-cell>
          <table:table-cell office:value-type="float" office:value="1.174463" calcext:value-type="float">
            <text:p>1.174463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1.589539" calcext:value-type="float">
            <text:p>1.58953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550" calcext:value-type="float">
            <text:p>3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0.683167" calcext:value-type="float">
            <text:p>50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600" calcext:value-type="float">
            <text:p>3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9.483166" calcext:value-type="float">
            <text:p>49.483166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650" calcext:value-type="float">
            <text:p>3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8.283165" calcext:value-type="float">
            <text:p>48.283165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700" calcext:value-type="float">
            <text:p>3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7.083164" calcext:value-type="float">
            <text:p>47.083164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750" calcext:value-type="float">
            <text:p>3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5.883163" calcext:value-type="float">
            <text:p>45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800" calcext:value-type="float">
            <text:p>3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4.683163" calcext:value-type="float">
            <text:p>44.6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850" calcext:value-type="float">
            <text:p>3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3.483162" calcext:value-type="float">
            <text:p>43.483162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900" calcext:value-type="float">
            <text:p>3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 table:number-rows-repeated="19">
          <table:table-cell table:number-columns-repeated="50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4:29:57.988578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6:32:28.063136179</meta:creation-date>
    <dc:date>2026-04-23T02:12:42.005959706</dc:date>
    <meta:editing-duration>P2DT10H24M14S</meta:editing-duration>
    <meta:editing-cycles>118</meta:editing-cycles>
    <meta:generator>LibreOffice/25.8.6.2$Linux_X86_64 LibreOffice_project/580$Build-2</meta:generator>
    <meta:document-statistic meta:table-count="1" meta:cell-count="1452" meta:object-count="1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5cm" svg:height="6.055cm" xlink:href=".." xlink:type="simple" chart:class="chart:scatter" chart:style-name="ch1">
        <chart:legend chart:legend-position="end" svg:x="7.614cm" svg:y="2.23cm" style:legend-expansion="high" chart:style-name="ch2"/>
        <chart:plot-area chart:style-name="ch3" svg:x="0.215cm" svg:y="0.121cm" svg:width="7.184cm" svg:height="5.813cm">
          <chart:coordinate-region svg:x="1.062cm" svg:y="0.32cm" svg:width="5.938cm" svg:height="4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5" chart:label-cell-address="Sheet1.B4:Sheet1.B4" chart:class="chart:scatter">
            <chart:domain table:cell-range-address="Sheet1.A5:Sheet1.A55"/>
            <chart:data-point chart:repeated="51"/>
          </chart:series>
          <chart:series chart:style-name="ch8" chart:values-cell-range-address="Sheet1.C5:Sheet1.C55" chart:label-cell-address="Sheet1.C4:Sheet1.C4" chart:class="chart:scatter">
            <chart:data-point chart:repeated="51"/>
          </chart:series>
          <chart:series chart:style-name="ch9" chart:values-cell-range-address="Sheet1.D5:Sheet1.D55" chart:label-cell-address="Sheet1.D4:Sheet1.D4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voLeft</text:p>
                <draw:g>
                  <svg:desc>Sheet1.B4:Sheet1.B4</svg:desc>
                </draw:g>
              </table:table-cell>
              <table:table-cell office:value-type="string">
                <text:p> servoRight</text:p>
                <draw:g>
                  <svg:desc>Sheet1.C4:Sheet1.C4</svg:desc>
                </draw:g>
              </table:table-cell>
              <table:table-cell office:value-type="string">
                <text:p> servoZ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22.934296">
                <text:p>22.934296</text:p>
                <draw:g>
                  <svg:desc>Sheet1.B5:Sheet1.B55</svg:desc>
                </draw:g>
              </table:table-cell>
              <table:table-cell office:value-type="float" office:value="165.705643">
                <text:p>165.705643</text:p>
                <draw:g>
                  <svg:desc>Sheet1.C5:Sheet1.C55</svg:desc>
                </draw:g>
              </table:table-cell>
              <table:table-cell office:value-type="float" office:value="169.190079">
                <text:p>169.190079</text:p>
                <draw:g>
                  <svg:desc>Sheet1.D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4.134296">
                <text:p>24.134296</text:p>
              </table:table-cell>
              <table:table-cell office:value-type="float" office:value="164.505646">
                <text:p>164.505646</text:p>
              </table:table-cell>
              <table:table-cell office:value-type="float" office:value="167.190079">
                <text:p>16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5.334297">
                <text:p>25.334297</text:p>
              </table:table-cell>
              <table:table-cell office:value-type="float" office:value="163.305649">
                <text:p>163.305649</text:p>
              </table:table-cell>
              <table:table-cell office:value-type="float" office:value="165.190079">
                <text:p>165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6.534298">
                <text:p>26.534298</text:p>
              </table:table-cell>
              <table:table-cell office:value-type="float" office:value="162.105652">
                <text:p>162.105652</text:p>
              </table:table-cell>
              <table:table-cell office:value-type="float" office:value="163.190079">
                <text:p>16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.734299">
                <text:p>27.734299</text:p>
              </table:table-cell>
              <table:table-cell office:value-type="float" office:value="160.905655">
                <text:p>160.905655</text:p>
              </table:table-cell>
              <table:table-cell office:value-type="float" office:value="161.190079">
                <text:p>161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8.934299">
                <text:p>28.934299</text:p>
              </table:table-cell>
              <table:table-cell office:value-type="float" office:value="159.705658">
                <text:p>159.705658</text:p>
              </table:table-cell>
              <table:table-cell office:value-type="float" office:value="159.190079">
                <text:p>15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.1343">
                <text:p>30.1343</text:p>
              </table:table-cell>
              <table:table-cell office:value-type="float" office:value="158.505661">
                <text:p>158.505661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31.334301">
                <text:p>31.334301</text:p>
              </table:table-cell>
              <table:table-cell office:value-type="float" office:value="157.305664">
                <text:p>157.305664</text:p>
              </table:table-cell>
              <table:table-cell office:value-type="float" office:value="155.190079">
                <text:p>15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32.534302">
                <text:p>32.534302</text:p>
              </table:table-cell>
              <table:table-cell office:value-type="float" office:value="156.105667">
                <text:p>156.105667</text:p>
              </table:table-cell>
              <table:table-cell office:value-type="float" office:value="153.190079">
                <text:p>153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33.734303">
                <text:p>33.734303</text:p>
              </table:table-cell>
              <table:table-cell office:value-type="float" office:value="154.90567">
                <text:p>154.90567</text:p>
              </table:table-cell>
              <table:table-cell office:value-type="float" office:value="151.190079">
                <text:p>15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934303">
                <text:p>34.934303</text:p>
              </table:table-cell>
              <table:table-cell office:value-type="float" office:value="153.705673">
                <text:p>153.705673</text:p>
              </table:table-cell>
              <table:table-cell office:value-type="float" office:value="149.190079">
                <text:p>149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36.134304">
                <text:p>36.134304</text:p>
              </table:table-cell>
              <table:table-cell office:value-type="float" office:value="152.505676">
                <text:p>152.505676</text:p>
              </table:table-cell>
              <table:table-cell office:value-type="float" office:value="147.190079">
                <text:p>147.190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37.334305">
                <text:p>37.334305</text:p>
              </table:table-cell>
              <table:table-cell office:value-type="float" office:value="151.305679">
                <text:p>151.305679</text:p>
              </table:table-cell>
              <table:table-cell office:value-type="float" office:value="145.190079">
                <text:p>145.190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8.534306">
                <text:p>38.534306</text:p>
              </table:table-cell>
              <table:table-cell office:value-type="float" office:value="150.105682">
                <text:p>150.105682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9.734306">
                <text:p>39.734306</text:p>
              </table:table-cell>
              <table:table-cell office:value-type="float" office:value="148.905685">
                <text:p>148.905685</text:p>
              </table:table-cell>
              <table:table-cell office:value-type="float" office:value="141.190079">
                <text:p>141.19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0.934307">
                <text:p>40.934307</text:p>
              </table:table-cell>
              <table:table-cell office:value-type="float" office:value="147.705688">
                <text:p>147.705688</text:p>
              </table:table-cell>
              <table:table-cell office:value-type="float" office:value="139.190079">
                <text:p>139.190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42.134308">
                <text:p>42.134308</text:p>
              </table:table-cell>
              <table:table-cell office:value-type="float" office:value="146.505692">
                <text:p>146.505692</text:p>
              </table:table-cell>
              <table:table-cell office:value-type="float" office:value="137.190079">
                <text:p>137.190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43.334309">
                <text:p>43.334309</text:p>
              </table:table-cell>
              <table:table-cell office:value-type="float" office:value="145.305695">
                <text:p>145.305695</text:p>
              </table:table-cell>
              <table:table-cell office:value-type="float" office:value="135.190079">
                <text:p>135.190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44.534309">
                <text:p>44.534309</text:p>
              </table:table-cell>
              <table:table-cell office:value-type="float" office:value="144.105698">
                <text:p>144.105698</text:p>
              </table:table-cell>
              <table:table-cell office:value-type="float" office:value="133.190079">
                <text:p>133.190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45.73431">
                <text:p>45.73431</text:p>
              </table:table-cell>
              <table:table-cell office:value-type="float" office:value="142.905701">
                <text:p>142.905701</text:p>
              </table:table-cell>
              <table:table-cell office:value-type="float" office:value="131.190079">
                <text:p>131.19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46.934311">
                <text:p>46.934311</text:p>
              </table:table-cell>
              <table:table-cell office:value-type="float" office:value="141.705704">
                <text:p>141.705704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48.134312">
                <text:p>48.134312</text:p>
              </table:table-cell>
              <table:table-cell office:value-type="float" office:value="140.505707">
                <text:p>140.505707</text:p>
              </table:table-cell>
              <table:table-cell office:value-type="float" office:value="127.190079">
                <text:p>127.190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49.334312">
                <text:p>49.334312</text:p>
              </table:table-cell>
              <table:table-cell office:value-type="float" office:value="139.30571">
                <text:p>139.30571</text:p>
              </table:table-cell>
              <table:table-cell office:value-type="float" office:value="125.190079">
                <text:p>125.19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50.534313">
                <text:p>50.534313</text:p>
              </table:table-cell>
              <table:table-cell office:value-type="float" office:value="138.105713">
                <text:p>138.105713</text:p>
              </table:table-cell>
              <table:table-cell office:value-type="float" office:value="123.190079">
                <text:p>123.190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51.734314">
                <text:p>51.73431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21.190079">
                <text:p>121.190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52.934315">
                <text:p>52.9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9.190079">
                <text:p>119.19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54.134315">
                <text:p>54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7.190079">
                <text:p>117.190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55.334316">
                <text:p>55.33431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56.534317">
                <text:p>56.53431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3.190079">
                <text:p>113.19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57.734318">
                <text:p>57.73431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1.190079">
                <text:p>111.190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58.934319">
                <text:p>58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9.190079">
                <text:p>109.190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60.134319">
                <text:p>60.1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7.190079">
                <text:p>107.19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61.33432">
                <text:p>61.3343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5.190079">
                <text:p>105.19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62.534321">
                <text:p>62.53432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3.190079">
                <text:p>103.190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63.734322">
                <text:p>63.73432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64.934319">
                <text:p>64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9.190079">
                <text:p>99.190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66.134315">
                <text:p>66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7.190079">
                <text:p>97.19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67.334312">
                <text:p>67.33431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5.190079">
                <text:p>95.190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68.534309">
                <text:p>68.53430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3.190079">
                <text:p>93.190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69.734306">
                <text:p>69.73430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70.934303">
                <text:p>70.93430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72.1343">
                <text:p>72.134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73.334297">
                <text:p>73.33429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74.534294">
                <text:p>74.53429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5.734291">
                <text:p>75.73429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76.934288">
                <text:p>76.93428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78.134285">
                <text:p>78.13428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79.334282">
                <text:p>79.33428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80.534279">
                <text:p>80.53427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81.734276">
                <text:p>81.73427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83cm" svg:height="6.459cm" xlink:href=".." xlink:type="simple" chart:class="chart:scatter" chart:style-name="ch1">
        <chart:legend chart:legend-position="end" svg:x="8.332cm" svg:y="2.432cm" style:legend-expansion="high" chart:style-name="ch2"/>
        <chart:plot-area chart:style-name="ch3" svg:x="0.229cm" svg:y="0.129cm" svg:width="7.874cm" svg:height="6.201cm">
          <chart:coordinate-region svg:x="1.076cm" svg:y="0.328cm" svg:width="6.728cm" svg:height="5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5:Sheet1.AC26" chart:label-cell-address="Sheet1.AC4:Sheet1.AC4" chart:class="chart:scatter">
            <chart:domain table:cell-range-address="Sheet1.AB5:Sheet1.AB26"/>
            <chart:data-point chart:repeated="22"/>
          </chart:series>
          <chart:series chart:style-name="ch8" chart:values-cell-range-address="Sheet1.AD5:Sheet1.AD26" chart:label-cell-address="Sheet1.AD4:Sheet1.AD4" chart:class="chart:scatter">
            <chart:data-point chart:repeated="22"/>
          </chart:series>
          <chart:series chart:style-name="ch9" chart:values-cell-range-address="Sheet1.AE5:Sheet1.AE26" chart:label-cell-address="Sheet1.AE4:Sheet1.AE4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servoLeft</text:p>
                <draw:g>
                  <svg:desc>Sheet1.AC4:Sheet1.AC4</svg:desc>
                </draw:g>
              </table:table-cell>
              <table:table-cell office:value-type="string">
                <text:p> servoRight</text:p>
                <draw:g>
                  <svg:desc>Sheet1.AD4:Sheet1.AD4</svg:desc>
                </draw:g>
              </table:table-cell>
              <table:table-cell office:value-type="string">
                <text:p> servoZ</text:p>
                <draw:g>
                  <svg:desc>Sheet1.AE4:Sheet1.A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5:Sheet1.AB26</svg:desc>
                </draw:g>
              </table:table-cell>
              <table:table-cell office:value-type="float" office:value="83.000458">
                <text:p>83.000458</text:p>
                <draw:g>
                  <svg:desc>Sheet1.AC5:Sheet1.AC26</svg:desc>
                </draw:g>
              </table:table-cell>
              <table:table-cell office:value-type="float" office:value="136.446625">
                <text:p>136.446625</text:p>
                <draw:g>
                  <svg:desc>Sheet1.AD5:Sheet1.AD26</svg:desc>
                </draw:g>
              </table:table-cell>
              <table:table-cell office:value-type="float" office:value="91.970154">
                <text:p>91.970154</text:p>
                <draw:g>
                  <svg:desc>Sheet1.AE5:Sheet1.A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3.783417">
                <text:p>83.783417</text:p>
              </table:table-cell>
              <table:table-cell office:value-type="float" office:value="135.173904">
                <text:p>135.173904</text:p>
              </table:table-cell>
              <table:table-cell office:value-type="float" office:value="90.910469">
                <text:p>90.91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4.957855">
                <text:p>84.957855</text:p>
              </table:table-cell>
              <table:table-cell office:value-type="float" office:value="133.264816">
                <text:p>133.264816</text:p>
              </table:table-cell>
              <table:table-cell office:value-type="float" office:value="89.320938">
                <text:p>89.320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6.523773">
                <text:p>86.523773</text:p>
              </table:table-cell>
              <table:table-cell office:value-type="float" office:value="130.71936">
                <text:p>130.71936</text:p>
              </table:table-cell>
              <table:table-cell office:value-type="float" office:value="87.201569">
                <text:p>87.201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8.481171">
                <text:p>88.481171</text:p>
              </table:table-cell>
              <table:table-cell office:value-type="float" office:value="127.537544">
                <text:p>127.537544</text:p>
              </table:table-cell>
              <table:table-cell office:value-type="float" office:value="84.552353">
                <text:p>84.55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0.830048">
                <text:p>90.830048</text:p>
              </table:table-cell>
              <table:table-cell office:value-type="float" office:value="123.71936">
                <text:p>123.71936</text:p>
              </table:table-cell>
              <table:table-cell office:value-type="float" office:value="81.373291">
                <text:p>81.37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93.570404">
                <text:p>93.570404</text:p>
              </table:table-cell>
              <table:table-cell office:value-type="float" office:value="119.264816">
                <text:p>119.264816</text:p>
              </table:table-cell>
              <table:table-cell office:value-type="float" office:value="77.664391">
                <text:p>77.664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96.70224">
                <text:p>96.70224</text:p>
              </table:table-cell>
              <table:table-cell office:value-type="float" office:value="114.173904">
                <text:p>114.173904</text:p>
              </table:table-cell>
              <table:table-cell office:value-type="float" office:value="73.425644">
                <text:p>73.425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00.225555">
                <text:p>100.225555</text:p>
              </table:table-cell>
              <table:table-cell office:value-type="float" office:value="108.446632">
                <text:p>108.446632</text:p>
              </table:table-cell>
              <table:table-cell office:value-type="float" office:value="68.657051">
                <text:p>68.657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04.14035">
                <text:p>104.14035</text:p>
              </table:table-cell>
              <table:table-cell office:value-type="float" office:value="102.082993">
                <text:p>102.082993</text:p>
              </table:table-cell>
              <table:table-cell office:value-type="float" office:value="63.358616">
                <text:p>63.358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08.446625">
                <text:p>108.446625</text:p>
              </table:table-cell>
              <table:table-cell office:value-type="float" office:value="95.082993">
                <text:p>95.082993</text:p>
              </table:table-cell>
              <table:table-cell office:value-type="float" office:value="57.530338">
                <text:p>57.530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12.752899">
                <text:p>112.752899</text:p>
              </table:table-cell>
              <table:table-cell office:value-type="float" office:value="88.082993">
                <text:p>88.082993</text:p>
              </table:table-cell>
              <table:table-cell office:value-type="float" office:value="51.702061">
                <text:p>51.702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17.059174">
                <text:p>117.059174</text:p>
              </table:table-cell>
              <table:table-cell office:value-type="float" office:value="81.082993">
                <text:p>81.082993</text:p>
              </table:table-cell>
              <table:table-cell office:value-type="float" office:value="45.873783">
                <text:p>45.873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21.365448">
                <text:p>121.365448</text:p>
              </table:table-cell>
              <table:table-cell office:value-type="float" office:value="74.082993">
                <text:p>74.082993</text:p>
              </table:table-cell>
              <table:table-cell office:value-type="float" office:value="40.045506">
                <text:p>40.045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25.280243">
                <text:p>125.280243</text:p>
              </table:table-cell>
              <table:table-cell office:value-type="float" office:value="67.719353">
                <text:p>67.719353</text:p>
              </table:table-cell>
              <table:table-cell office:value-type="float" office:value="34.74707">
                <text:p>34.74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28.803558">
                <text:p>128.803558</text:p>
              </table:table-cell>
              <table:table-cell office:value-type="float" office:value="61.992081">
                <text:p>61.992081</text:p>
              </table:table-cell>
              <table:table-cell office:value-type="float" office:value="29.978477">
                <text:p>29.97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31.935394">
                <text:p>131.935394</text:p>
              </table:table-cell>
              <table:table-cell office:value-type="float" office:value="56.901173">
                <text:p>56.901173</text:p>
              </table:table-cell>
              <table:table-cell office:value-type="float" office:value="25.739729">
                <text:p>25.739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34.675751">
                <text:p>134.675751</text:p>
              </table:table-cell>
              <table:table-cell office:value-type="float" office:value="52.446629">
                <text:p>52.446629</text:p>
              </table:table-cell>
              <table:table-cell office:value-type="float" office:value="22.030825">
                <text:p>22.030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37.024628">
                <text:p>137.024628</text:p>
              </table:table-cell>
              <table:table-cell office:value-type="float" office:value="48.628448">
                <text:p>48.628448</text:p>
              </table:table-cell>
              <table:table-cell office:value-type="float" office:value="18.851763">
                <text:p>18.851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38.982025">
                <text:p>138.982025</text:p>
              </table:table-cell>
              <table:table-cell office:value-type="float" office:value="45.446629">
                <text:p>45.446629</text:p>
              </table:table-cell>
              <table:table-cell office:value-type="float" office:value="16.202547">
                <text:p>16.202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40.547943">
                <text:p>140.547943</text:p>
              </table:table-cell>
              <table:table-cell office:value-type="float" office:value="42.901173">
                <text:p>42.901173</text:p>
              </table:table-cell>
              <table:table-cell office:value-type="float" office:value="14.083173">
                <text:p>14.083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1cm" svg:height="6.098cm" xlink:href=".." xlink:type="simple" chart:class="chart:scatter" chart:style-name="ch1">
        <chart:legend chart:legend-position="end" svg:x="7.69cm" svg:y="2.252cm" style:legend-expansion="high" chart:style-name="ch2"/>
        <chart:plot-area chart:style-name="ch3" svg:x="0.216cm" svg:y="0.121cm" svg:width="7.258cm" svg:height="5.856cm">
          <chart:coordinate-region svg:x="0.666cm" svg:y="0.32cm" svg:width="6.508cm" svg:height="5.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I54:Sheet1.AI71" chart:label-cell-address="Sheet1.AI53:Sheet1.AI53" chart:class="chart:scatter">
            <chart:domain table:cell-range-address="Sheet1.AH54:Sheet1.AH71"/>
            <chart:data-point chart:repeated="18"/>
          </chart:series>
          <chart:series chart:style-name="ch8" chart:values-cell-range-address="Sheet1.AJ54:Sheet1.AJ71" chart:label-cell-address="Sheet1.AJ53:Sheet1.AJ53" chart:class="chart:scatter">
            <chart:data-point chart:repeated="18"/>
          </chart:series>
          <chart:series chart:style-name="ch9" chart:values-cell-range-address="Sheet1.AK54:Sheet1.AK71" chart:label-cell-address="Sheet1.AK53:Sheet1.AK53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ervoLeft</text:p>
                <draw:g>
                  <svg:desc>Sheet1.AI53:Sheet1.AI53</svg:desc>
                </draw:g>
              </table:table-cell>
              <table:table-cell office:value-type="string">
                <text:p> servoRight</text:p>
                <draw:g>
                  <svg:desc>Sheet1.AJ53:Sheet1.AJ53</svg:desc>
                </draw:g>
              </table:table-cell>
              <table:table-cell office:value-type="string">
                <text:p> servoZ</text:p>
                <draw:g>
                  <svg:desc>Sheet1.AK53:Sheet1.AK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H54:Sheet1.AH71</svg:desc>
                </draw:g>
              </table:table-cell>
              <table:table-cell office:value-type="float" office:value="2.130716">
                <text:p>2.130716</text:p>
                <draw:g>
                  <svg:desc>Sheet1.AI54:Sheet1.AI71</svg:desc>
                </draw:g>
              </table:table-cell>
              <table:table-cell office:value-type="float" office:value="1.043843">
                <text:p>1.043843</text:p>
                <draw:g>
                  <svg:desc>Sheet1.AJ54:Sheet1.AJ71</svg:desc>
                </draw:g>
              </table:table-cell>
              <table:table-cell office:value-type="float" office:value="2.754285">
                <text:p>2.754285</text:p>
                <draw:g>
                  <svg:desc>Sheet1.AK54:Sheet1.A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423061">
                <text:p>3.423061</text:p>
              </table:table-cell>
              <table:table-cell office:value-type="float" office:value="1.676966">
                <text:p>1.676966</text:p>
              </table:table-cell>
              <table:table-cell office:value-type="float" office:value="4.424844">
                <text:p>4.424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206909">
                <text:p>4.206909</text:p>
              </table:table-cell>
              <table:table-cell office:value-type="float" office:value="2.060974">
                <text:p>2.060974</text:p>
              </table:table-cell>
              <table:table-cell office:value-type="float" office:value="5.438089">
                <text:p>5.438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682337">
                <text:p>4.682337</text:p>
              </table:table-cell>
              <table:table-cell office:value-type="float" office:value="2.293887">
                <text:p>2.293887</text:p>
              </table:table-cell>
              <table:table-cell office:value-type="float" office:value="6.052653">
                <text:p>6.05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970698">
                <text:p>4.970698</text:p>
              </table:table-cell>
              <table:table-cell office:value-type="float" office:value="2.435157">
                <text:p>2.435157</text:p>
              </table:table-cell>
              <table:table-cell office:value-type="float" office:value="6.425405">
                <text:p>6.42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145597">
                <text:p>5.145597</text:p>
              </table:table-cell>
              <table:table-cell office:value-type="float" office:value="2.520841">
                <text:p>2.520841</text:p>
              </table:table-cell>
              <table:table-cell office:value-type="float" office:value="6.651491">
                <text:p>6.651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.251678">
                <text:p>5.251678</text:p>
              </table:table-cell>
              <table:table-cell office:value-type="float" office:value="2.57281">
                <text:p>2.57281</text:p>
              </table:table-cell>
              <table:table-cell office:value-type="float" office:value="6.788618">
                <text:p>6.788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.316021">
                <text:p>5.316021</text:p>
              </table:table-cell>
              <table:table-cell office:value-type="float" office:value="2.604331">
                <text:p>2.604331</text:p>
              </table:table-cell>
              <table:table-cell office:value-type="float" office:value="6.871791">
                <text:p>6.871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.145597">
                <text:p>5.145597</text:p>
              </table:table-cell>
              <table:table-cell office:value-type="float" office:value="2.520841">
                <text:p>2.520841</text:p>
              </table:table-cell>
              <table:table-cell office:value-type="float" office:value="6.651491">
                <text:p>6.65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970696">
                <text:p>4.970696</text:p>
              </table:table-cell>
              <table:table-cell office:value-type="float" office:value="2.435156">
                <text:p>2.435156</text:p>
              </table:table-cell>
              <table:table-cell office:value-type="float" office:value="6.425405">
                <text:p>6.425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682337">
                <text:p>4.682337</text:p>
              </table:table-cell>
              <table:table-cell office:value-type="float" office:value="2.29389">
                <text:p>2.29389</text:p>
              </table:table-cell>
              <table:table-cell office:value-type="float" office:value="6.052653">
                <text:p>6.05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206909">
                <text:p>4.206909</text:p>
              </table:table-cell>
              <table:table-cell office:value-type="float" office:value="2.060978">
                <text:p>2.060978</text:p>
              </table:table-cell>
              <table:table-cell office:value-type="float" office:value="5.438089">
                <text:p>5.438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.423061">
                <text:p>3.423061</text:p>
              </table:table-cell>
              <table:table-cell office:value-type="float" office:value="1.676971">
                <text:p>1.676971</text:p>
              </table:table-cell>
              <table:table-cell office:value-type="float" office:value="4.424844">
                <text:p>4.424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.130714">
                <text:p>2.130714</text:p>
              </table:table-cell>
              <table:table-cell office:value-type="float" office:value="1.043846">
                <text:p>1.043846</text:p>
              </table:table-cell>
              <table:table-cell office:value-type="float" office:value="2.754285">
                <text:p>2.754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.188347">
                <text:p>1.188347</text:p>
              </table:table-cell>
              <table:table-cell office:value-type="float" office:value="0.582184">
                <text:p>0.582184</text:p>
              </table:table-cell>
              <table:table-cell office:value-type="float" office:value="1.536125">
                <text:p>1.536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22cm" svg:height="6.369cm" xlink:href=".." xlink:type="simple" chart:class="chart:scatter" chart:style-name="ch1">
        <chart:legend chart:legend-position="end" svg:x="8.171cm" svg:y="2.387cm" style:legend-expansion="high" chart:style-name="ch2"/>
        <chart:plot-area chart:style-name="ch3" svg:x="0.226cm" svg:y="0.127cm" svg:width="7.719cm" svg:height="6.115cm">
          <chart:coordinate-region svg:x="0.676cm" svg:y="0.326cm" svg:width="6.969cm" svg:height="5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54:Sheet1.AN74" chart:label-cell-address="Sheet1.AN53:Sheet1.AN53" chart:class="chart:scatter">
            <chart:domain table:cell-range-address="Sheet1.AM54:Sheet1.AM74"/>
            <chart:data-point chart:repeated="21"/>
          </chart:series>
          <chart:series chart:style-name="ch8" chart:values-cell-range-address="Sheet1.AO54:Sheet1.AO74" chart:label-cell-address="Sheet1.AO53:Sheet1.AO53" chart:class="chart:scatter">
            <chart:data-point chart:repeated="21"/>
          </chart:series>
          <chart:series chart:style-name="ch9" chart:values-cell-range-address="Sheet1.AP54:Sheet1.AP74" chart:label-cell-address="Sheet1.AP53:Sheet1.AP5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servoLeft</text:p>
                <draw:g>
                  <svg:desc>Sheet1.AN53:Sheet1.AN53</svg:desc>
                </draw:g>
              </table:table-cell>
              <table:table-cell office:value-type="string">
                <text:p> servoRight</text:p>
                <draw:g>
                  <svg:desc>Sheet1.AO53:Sheet1.AO53</svg:desc>
                </draw:g>
              </table:table-cell>
              <table:table-cell office:value-type="string">
                <text:p> servoZ</text:p>
                <draw:g>
                  <svg:desc>Sheet1.AP53:Sheet1.AP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M54:Sheet1.AM74</svg:desc>
                </draw:g>
              </table:table-cell>
              <table:table-cell office:value-type="float" office:value="1.694387">
                <text:p>1.694387</text:p>
                <draw:g>
                  <svg:desc>Sheet1.AN54:Sheet1.AN74</svg:desc>
                </draw:g>
              </table:table-cell>
              <table:table-cell office:value-type="float" office:value="2.754285">
                <text:p>2.754285</text:p>
                <draw:g>
                  <svg:desc>Sheet1.AO54:Sheet1.AO74</svg:desc>
                </draw:g>
              </table:table-cell>
              <table:table-cell office:value-type="float" office:value="2.293248">
                <text:p>2.293248</text:p>
                <draw:g>
                  <svg:desc>Sheet1.AP54:Sheet1.AP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22085">
                <text:p>2.722085</text:p>
              </table:table-cell>
              <table:table-cell office:value-type="float" office:value="4.424844">
                <text:p>4.424844</text:p>
              </table:table-cell>
              <table:table-cell office:value-type="float" office:value="3.684174">
                <text:p>3.684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.345415">
                <text:p>3.345415</text:p>
              </table:table-cell>
              <table:table-cell office:value-type="float" office:value="5.438089">
                <text:p>5.438089</text:p>
              </table:table-cell>
              <table:table-cell office:value-type="float" office:value="4.527813">
                <text:p>4.52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.723485">
                <text:p>3.723485</text:p>
              </table:table-cell>
              <table:table-cell office:value-type="float" office:value="6.052653">
                <text:p>6.052653</text:p>
              </table:table-cell>
              <table:table-cell office:value-type="float" office:value="5.039507">
                <text:p>5.039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.952794">
                <text:p>3.952794</text:p>
              </table:table-cell>
              <table:table-cell office:value-type="float" office:value="6.425405">
                <text:p>6.425405</text:p>
              </table:table-cell>
              <table:table-cell office:value-type="float" office:value="5.349863">
                <text:p>5.34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091878">
                <text:p>4.091878</text:p>
              </table:table-cell>
              <table:table-cell office:value-type="float" office:value="6.651491">
                <text:p>6.651491</text:p>
              </table:table-cell>
              <table:table-cell office:value-type="float" office:value="5.538106">
                <text:p>5.538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176236">
                <text:p>4.176236</text:p>
              </table:table-cell>
              <table:table-cell office:value-type="float" office:value="6.788618">
                <text:p>6.788618</text:p>
              </table:table-cell>
              <table:table-cell office:value-type="float" office:value="5.652279">
                <text:p>5.652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.227402">
                <text:p>4.227402</text:p>
              </table:table-cell>
              <table:table-cell office:value-type="float" office:value="6.871791">
                <text:p>6.871791</text:p>
              </table:table-cell>
              <table:table-cell office:value-type="float" office:value="5.721529">
                <text:p>5.721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258435">
                <text:p>4.258435</text:p>
              </table:table-cell>
              <table:table-cell office:value-type="float" office:value="6.922237">
                <text:p>6.922237</text:p>
              </table:table-cell>
              <table:table-cell office:value-type="float" office:value="5.763531">
                <text:p>5.763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176234">
                <text:p>4.176234</text:p>
              </table:table-cell>
              <table:table-cell office:value-type="float" office:value="6.788618">
                <text:p>6.788618</text:p>
              </table:table-cell>
              <table:table-cell office:value-type="float" office:value="5.652278">
                <text:p>5.65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091877">
                <text:p>4.091877</text:p>
              </table:table-cell>
              <table:table-cell office:value-type="float" office:value="6.651491">
                <text:p>6.651491</text:p>
              </table:table-cell>
              <table:table-cell office:value-type="float" office:value="5.538104">
                <text:p>5.538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.952793">
                <text:p>3.952793</text:p>
              </table:table-cell>
              <table:table-cell office:value-type="float" office:value="6.425405">
                <text:p>6.425405</text:p>
              </table:table-cell>
              <table:table-cell office:value-type="float" office:value="5.349862">
                <text:p>5.349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.723483">
                <text:p>3.723483</text:p>
              </table:table-cell>
              <table:table-cell office:value-type="float" office:value="6.052653">
                <text:p>6.052653</text:p>
              </table:table-cell>
              <table:table-cell office:value-type="float" office:value="5.039505">
                <text:p>5.03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3.345412">
                <text:p>3.345412</text:p>
              </table:table-cell>
              <table:table-cell office:value-type="float" office:value="5.438089">
                <text:p>5.438089</text:p>
              </table:table-cell>
              <table:table-cell office:value-type="float" office:value="4.527813">
                <text:p>4.527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2.722082">
                <text:p>2.722082</text:p>
              </table:table-cell>
              <table:table-cell office:value-type="float" office:value="4.424844">
                <text:p>4.424844</text:p>
              </table:table-cell>
              <table:table-cell office:value-type="float" office:value="3.684174">
                <text:p>3.684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.694387">
                <text:p>1.694387</text:p>
              </table:table-cell>
              <table:table-cell office:value-type="float" office:value="2.754285">
                <text:p>2.754285</text:p>
              </table:table-cell>
              <table:table-cell office:value-type="float" office:value="2.293248">
                <text:p>2.29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242462">
                <text:p>2.242462</text:p>
              </table:table-cell>
              <table:table-cell office:value-type="float" office:value="3.645191">
                <text:p>3.645191</text:p>
              </table:table-cell>
              <table:table-cell office:value-type="float" office:value="3.035025">
                <text:p>3.035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16cm" svg:height="6.661cm" xlink:href=".." xlink:type="simple" chart:class="chart:scatter" chart:style-name="ch1">
        <chart:legend chart:legend-position="end" svg:x="8.665cm" svg:y="2.533cm" style:legend-expansion="high" chart:style-name="ch2"/>
        <chart:plot-area chart:style-name="ch3" svg:x="0.236cm" svg:y="0.133cm" svg:width="8.193cm" svg:height="6.395cm">
          <chart:coordinate-region svg:x="1.083cm" svg:y="0.332cm" svg:width="7.046cm" svg:height="5.5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I5:Sheet1.AI19" chart:label-cell-address="Sheet1.AI4:Sheet1.AI4" chart:class="chart:scatter">
            <chart:domain table:cell-range-address="Sheet1.AH5:Sheet1.AH19"/>
            <chart:data-point chart:repeated="15"/>
          </chart:series>
          <chart:series chart:style-name="ch8" chart:values-cell-range-address="Sheet1.AJ5:Sheet1.AJ19" chart:label-cell-address="Sheet1.AJ4:Sheet1.AJ4" chart:class="chart:scatter">
            <chart:data-point chart:repeated="15"/>
          </chart:series>
          <chart:series chart:style-name="ch9" chart:values-cell-range-address="Sheet1.AK5:Sheet1.AK19" chart:label-cell-address="Sheet1.AK4:Sheet1.AK4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ervoLeft</text:p>
                <draw:g>
                  <svg:desc>Sheet1.AI4:Sheet1.AI4</svg:desc>
                </draw:g>
              </table:table-cell>
              <table:table-cell office:value-type="string">
                <text:p> servoRight</text:p>
                <draw:g>
                  <svg:desc>Sheet1.AJ4:Sheet1.AJ4</svg:desc>
                </draw:g>
              </table:table-cell>
              <table:table-cell office:value-type="string">
                <text:p> servoZ</text:p>
                <draw:g>
                  <svg:desc>Sheet1.AK4:Sheet1.A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H5:Sheet1.AH19</svg:desc>
                </draw:g>
              </table:table-cell>
              <table:table-cell office:value-type="float" office:value="23.865011">
                <text:p>23.865011</text:p>
                <draw:g>
                  <svg:desc>Sheet1.AI5:Sheet1.AI19</svg:desc>
                </draw:g>
              </table:table-cell>
              <table:table-cell office:value-type="float" office:value="165.861801">
                <text:p>165.861801</text:p>
                <draw:g>
                  <svg:desc>Sheet1.AJ5:Sheet1.AJ19</svg:desc>
                </draw:g>
              </table:table-cell>
              <table:table-cell office:value-type="float" office:value="168.435791">
                <text:p>168.435791</text:p>
                <draw:g>
                  <svg:desc>Sheet1.AK5:Sheet1.A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.288073">
                <text:p>27.288073</text:p>
              </table:table-cell>
              <table:table-cell office:value-type="float" office:value="164.18483">
                <text:p>164.18483</text:p>
              </table:table-cell>
              <table:table-cell office:value-type="float" office:value="164.010941">
                <text:p>164.010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1.494982">
                <text:p>31.494982</text:p>
              </table:table-cell>
              <table:table-cell office:value-type="float" office:value="162.123856">
                <text:p>162.123856</text:p>
              </table:table-cell>
              <table:table-cell office:value-type="float" office:value="158.572845">
                <text:p>158.572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6.177319">
                <text:p>36.177319</text:p>
              </table:table-cell>
              <table:table-cell office:value-type="float" office:value="159.829971">
                <text:p>159.829971</text:p>
              </table:table-cell>
              <table:table-cell office:value-type="float" office:value="152.520187">
                <text:p>152.520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1.148018">
                <text:p>41.148018</text:p>
              </table:table-cell>
              <table:table-cell office:value-type="float" office:value="157.394821">
                <text:p>157.394821</text:p>
              </table:table-cell>
              <table:table-cell office:value-type="float" office:value="146.094788">
                <text:p>146.094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.293617">
                <text:p>46.293617</text:p>
              </table:table-cell>
              <table:table-cell office:value-type="float" office:value="154.873978">
                <text:p>154.873978</text:p>
              </table:table-cell>
              <table:table-cell office:value-type="float" office:value="139.443298">
                <text:p>139.44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1.545296">
                <text:p>51.545296</text:p>
              </table:table-cell>
              <table:table-cell office:value-type="float" office:value="152.301163">
                <text:p>152.301163</text:p>
              </table:table-cell>
              <table:table-cell office:value-type="float" office:value="132.654678">
                <text:p>132.65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6.861317">
                <text:p>56.861317</text:p>
              </table:table-cell>
              <table:table-cell office:value-type="float" office:value="149.696838">
                <text:p>149.696838</text:p>
              </table:table-cell>
              <table:table-cell office:value-type="float" office:value="125.78289">
                <text:p>125.7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62.006912">
                <text:p>62.006912</text:p>
              </table:table-cell>
              <table:table-cell office:value-type="float" office:value="147.175995">
                <text:p>147.175995</text:p>
              </table:table-cell>
              <table:table-cell office:value-type="float" office:value="119.131401">
                <text:p>119.131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66.977608">
                <text:p>66.977608</text:p>
              </table:table-cell>
              <table:table-cell office:value-type="float" office:value="144.740845">
                <text:p>144.740845</text:p>
              </table:table-cell>
              <table:table-cell office:value-type="float" office:value="112.705994">
                <text:p>112.705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71.659943">
                <text:p>71.659943</text:p>
              </table:table-cell>
              <table:table-cell office:value-type="float" office:value="142.44696">
                <text:p>142.44696</text:p>
              </table:table-cell>
              <table:table-cell office:value-type="float" office:value="106.653343">
                <text:p>106.653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75.866852">
                <text:p>75.866852</text:p>
              </table:table-cell>
              <table:table-cell office:value-type="float" office:value="140.385986">
                <text:p>140.385986</text:p>
              </table:table-cell>
              <table:table-cell office:value-type="float" office:value="101.215256">
                <text:p>101.215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79.289917">
                <text:p>79.289917</text:p>
              </table:table-cell>
              <table:table-cell office:value-type="float" office:value="138.709015">
                <text:p>138.709015</text:p>
              </table:table-cell>
              <table:table-cell office:value-type="float" office:value="96.790413">
                <text:p>96.790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81.420631">
                <text:p>81.420631</text:p>
              </table:table-cell>
              <table:table-cell office:value-type="float" office:value="137.665176">
                <text:p>137.665176</text:p>
              </table:table-cell>
              <table:table-cell office:value-type="float" office:value="94.036125">
                <text:p>94.03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7cm" svg:height="7cm" xlink:href=".." xlink:type="simple" chart:class="chart:scatter" chart:style-name="ch1">
        <chart:legend chart:legend-position="end" svg:x="9.266cm" svg:y="2.703cm" style:legend-expansion="high" chart:style-name="ch2"/>
        <chart:plot-area chart:style-name="ch3" svg:x="0.248cm" svg:y="0.14cm" svg:width="8.77cm" svg:height="6.72cm">
          <chart:coordinate-region svg:x="1.095cm" svg:y="0.339cm" svg:width="7.623cm" svg:height="5.8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5:Sheet1.AN21" chart:label-cell-address="Sheet1.AN4:Sheet1.AN4" chart:class="chart:scatter">
            <chart:domain table:cell-range-address="Sheet1.AM5:Sheet1.AM21"/>
            <chart:data-point chart:repeated="17"/>
          </chart:series>
          <chart:series chart:style-name="ch8" chart:values-cell-range-address="Sheet1.AO5:Sheet1.AO21" chart:label-cell-address="Sheet1.AO4:Sheet1.AO4" chart:class="chart:scatter">
            <chart:data-point chart:repeated="17"/>
          </chart:series>
          <chart:series chart:style-name="ch9" chart:values-cell-range-address="Sheet1.AP5:Sheet1.AP21" chart:label-cell-address="Sheet1.AP4:Sheet1.AP4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servoLeft</text:p>
                <draw:g>
                  <svg:desc>Sheet1.AN4:Sheet1.AN4</svg:desc>
                </draw:g>
              </table:table-cell>
              <table:table-cell office:value-type="string">
                <text:p> servoRight</text:p>
                <draw:g>
                  <svg:desc>Sheet1.AO4:Sheet1.AO4</svg:desc>
                </draw:g>
              </table:table-cell>
              <table:table-cell office:value-type="string">
                <text:p> servoZ</text:p>
                <draw:g>
                  <svg:desc>Sheet1.AP4:Sheet1.A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M5:Sheet1.AM21</svg:desc>
                </draw:g>
              </table:table-cell>
              <table:table-cell office:value-type="float" office:value="84.303368">
                <text:p>84.303368</text:p>
                <draw:g>
                  <svg:desc>Sheet1.AN5:Sheet1.AN21</svg:desc>
                </draw:g>
              </table:table-cell>
              <table:table-cell office:value-type="float" office:value="134.328705">
                <text:p>134.328705</text:p>
                <draw:g>
                  <svg:desc>Sheet1.AO5:Sheet1.AO21</svg:desc>
                </draw:g>
              </table:table-cell>
              <table:table-cell office:value-type="float" office:value="90.206749">
                <text:p>90.206749</text:p>
                <draw:g>
                  <svg:desc>Sheet1.AP5:Sheet1.A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7.025452">
                <text:p>87.025452</text:p>
              </table:table-cell>
              <table:table-cell office:value-type="float" office:value="129.903854">
                <text:p>129.903854</text:p>
              </table:table-cell>
              <table:table-cell office:value-type="float" office:value="86.522575">
                <text:p>86.52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0.370865">
                <text:p>90.370865</text:p>
              </table:table-cell>
              <table:table-cell office:value-type="float" office:value="124.465767">
                <text:p>124.465767</text:p>
              </table:table-cell>
              <table:table-cell office:value-type="float" office:value="81.994759">
                <text:p>81.994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4.094353">
                <text:p>94.094353</text:p>
              </table:table-cell>
              <table:table-cell office:value-type="float" office:value="118.413116">
                <text:p>118.413116</text:p>
              </table:table-cell>
              <table:table-cell office:value-type="float" office:value="76.955254">
                <text:p>76.955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8.04715">
                <text:p>98.04715</text:p>
              </table:table-cell>
              <table:table-cell office:value-type="float" office:value="111.987709">
                <text:p>111.987709</text:p>
              </table:table-cell>
              <table:table-cell office:value-type="float" office:value="71.605392">
                <text:p>71.60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.13903">
                <text:p>102.13903</text:p>
              </table:table-cell>
              <table:table-cell office:value-type="float" office:value="105.33622">
                <text:p>105.33622</text:p>
              </table:table-cell>
              <table:table-cell office:value-type="float" office:value="66.067284">
                <text:p>66.067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06.315269">
                <text:p>106.315269</text:p>
              </table:table-cell>
              <table:table-cell office:value-type="float" office:value="98.5476">
                <text:p>98.5476</text:p>
              </table:table-cell>
              <table:table-cell office:value-type="float" office:value="60.415005">
                <text:p>60.415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10.542671">
                <text:p>110.542671</text:p>
              </table:table-cell>
              <table:table-cell office:value-type="float" office:value="91.675812">
                <text:p>91.675812</text:p>
              </table:table-cell>
              <table:table-cell office:value-type="float" office:value="54.693474">
                <text:p>54.693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14.801109">
                <text:p>114.801109</text:p>
              </table:table-cell>
              <table:table-cell office:value-type="float" office:value="84.753578">
                <text:p>84.753578</text:p>
              </table:table-cell>
              <table:table-cell office:value-type="float" office:value="48.929943">
                <text:p>48.929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18.977341">
                <text:p>118.977341</text:p>
              </table:table-cell>
              <table:table-cell office:value-type="float" office:value="77.964958">
                <text:p>77.964958</text:p>
              </table:table-cell>
              <table:table-cell office:value-type="float" office:value="43.277664">
                <text:p>43.27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3.069214">
                <text:p>123.069214</text:p>
              </table:table-cell>
              <table:table-cell office:value-type="float" office:value="71.313469">
                <text:p>71.313469</text:p>
              </table:table-cell>
              <table:table-cell office:value-type="float" office:value="37.739559">
                <text:p>37.739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27.022011">
                <text:p>127.022011</text:p>
              </table:table-cell>
              <table:table-cell office:value-type="float" office:value="64.888062">
                <text:p>64.888062</text:p>
              </table:table-cell>
              <table:table-cell office:value-type="float" office:value="32.389698">
                <text:p>32.389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30.745499">
                <text:p>130.745499</text:p>
              </table:table-cell>
              <table:table-cell office:value-type="float" office:value="58.835407">
                <text:p>58.835407</text:p>
              </table:table-cell>
              <table:table-cell office:value-type="float" office:value="27.350193">
                <text:p>27.350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34.090912">
                <text:p>134.090912</text:p>
              </table:table-cell>
              <table:table-cell office:value-type="float" office:value="53.39732">
                <text:p>53.39732</text:p>
              </table:table-cell>
              <table:table-cell office:value-type="float" office:value="22.82238">
                <text:p>22.82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36.812988">
                <text:p>136.812988</text:p>
              </table:table-cell>
              <table:table-cell office:value-type="float" office:value="48.972477">
                <text:p>48.972477</text:p>
              </table:table-cell>
              <table:table-cell office:value-type="float" office:value="19.138206">
                <text:p>19.138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38.50737">
                <text:p>138.50737</text:p>
              </table:table-cell>
              <table:table-cell office:value-type="float" office:value="46.218193">
                <text:p>46.218193</text:p>
              </table:table-cell>
              <table:table-cell office:value-type="float" office:value="16.844957">
                <text:p>16.844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legend chart:legend-position="end" svg:x="8.668cm" svg:y="2.361cm" style:legend-expansion="high" chart:style-name="ch2"/>
        <chart:plot-area chart:style-name="ch3" svg:x="0.224cm" svg:y="0.126cm" svg:width="8.22cm" svg:height="6.065cm">
          <chart:coordinate-region svg:x="1.071cm" svg:y="0.325cm" svg:width="7.232cm" svg:height="4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83" chart:label-cell-address="Sheet1.G4:Sheet1.G4" chart:class="chart:scatter">
            <chart:domain table:cell-range-address="Sheet1.F5:Sheet1.F83"/>
            <chart:data-point chart:repeated="79"/>
          </chart:series>
          <chart:series chart:style-name="ch8" chart:values-cell-range-address="Sheet1.H5:Sheet1.H83" chart:label-cell-address="Sheet1.H4:Sheet1.H4" chart:class="chart:scatter">
            <chart:data-point chart:repeated="79"/>
          </chart:series>
          <chart:series chart:style-name="ch9" chart:values-cell-range-address="Sheet1.I5:Sheet1.I83" chart:label-cell-address="Sheet1.I4:Sheet1.I4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rvoLeft</text:p>
                <draw:g>
                  <svg:desc>Sheet1.G4:Sheet1.G4</svg:desc>
                </draw:g>
              </table:table-cell>
              <table:table-cell office:value-type="string">
                <text:p> servoRight</text:p>
                <draw:g>
                  <svg:desc>Sheet1.H4:Sheet1.H4</svg:desc>
                </draw:g>
              </table:table-cell>
              <table:table-cell office:value-type="string">
                <text:p> servoZ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5:Sheet1.F83</svg:desc>
                </draw:g>
              </table:table-cell>
              <table:table-cell office:value-type="float" office:value="83.808975">
                <text:p>83.808975</text:p>
                <draw:g>
                  <svg:desc>Sheet1.G5:Sheet1.G83</svg:desc>
                </draw:g>
              </table:table-cell>
              <table:table-cell office:value-type="float" office:value="135.882996">
                <text:p>135.882996</text:p>
                <draw:g>
                  <svg:desc>Sheet1.H5:Sheet1.H83</svg:desc>
                </draw:g>
              </table:table-cell>
              <table:table-cell office:value-type="float" office:value="90.5">
                <text:p>90.5</text:p>
                <draw:g>
                  <svg:desc>Sheet1.I5:Sheet1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5.008972">
                <text:p>85.008972</text:p>
              </table:table-cell>
              <table:table-cell office:value-type="float" office:value="134.682999">
                <text:p>134.68299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6.208969">
                <text:p>86.208969</text:p>
              </table:table-cell>
              <table:table-cell office:value-type="float" office:value="133.483002">
                <text:p>133.48300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87.408966">
                <text:p>87.408966</text:p>
              </table:table-cell>
              <table:table-cell office:value-type="float" office:value="132.283005">
                <text:p>132.28300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88.608963">
                <text:p>88.608963</text:p>
              </table:table-cell>
              <table:table-cell office:value-type="float" office:value="131.083008">
                <text:p>131.083008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89.80896">
                <text:p>89.80896</text:p>
              </table:table-cell>
              <table:table-cell office:value-type="float" office:value="129.883011">
                <text:p>129.883011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91.008957">
                <text:p>91.008957</text:p>
              </table:table-cell>
              <table:table-cell office:value-type="float" office:value="128.683014">
                <text:p>128.68301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2.208954">
                <text:p>92.208954</text:p>
              </table:table-cell>
              <table:table-cell office:value-type="float" office:value="127.483017">
                <text:p>127.48301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93.408951">
                <text:p>93.408951</text:p>
              </table:table-cell>
              <table:table-cell office:value-type="float" office:value="126.28302">
                <text:p>126.283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.608948">
                <text:p>94.608948</text:p>
              </table:table-cell>
              <table:table-cell office:value-type="float" office:value="125.083023">
                <text:p>125.0830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5.808945">
                <text:p>95.808945</text:p>
              </table:table-cell>
              <table:table-cell office:value-type="float" office:value="123.883026">
                <text:p>123.88302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97.008942">
                <text:p>97.008942</text:p>
              </table:table-cell>
              <table:table-cell office:value-type="float" office:value="122.683029">
                <text:p>122.68302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98.208939">
                <text:p>98.208939</text:p>
              </table:table-cell>
              <table:table-cell office:value-type="float" office:value="121.483032">
                <text:p>121.48303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9.408936">
                <text:p>99.408936</text:p>
              </table:table-cell>
              <table:table-cell office:value-type="float" office:value="120.283035">
                <text:p>120.28303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0.608932">
                <text:p>100.608932</text:p>
              </table:table-cell>
              <table:table-cell office:value-type="float" office:value="119.083038">
                <text:p>119.08303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01.808929">
                <text:p>101.808929</text:p>
              </table:table-cell>
              <table:table-cell office:value-type="float" office:value="117.883041">
                <text:p>117.88304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3.008926">
                <text:p>103.008926</text:p>
              </table:table-cell>
              <table:table-cell office:value-type="float" office:value="116.683044">
                <text:p>116.6830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04.208923">
                <text:p>104.208923</text:p>
              </table:table-cell>
              <table:table-cell office:value-type="float" office:value="115.483047">
                <text:p>115.48304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05.40892">
                <text:p>105.40892</text:p>
              </table:table-cell>
              <table:table-cell office:value-type="float" office:value="114.283051">
                <text:p>114.28305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06.608917">
                <text:p>106.608917</text:p>
              </table:table-cell>
              <table:table-cell office:value-type="float" office:value="113.083054">
                <text:p>113.08305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07.808914">
                <text:p>107.808914</text:p>
              </table:table-cell>
              <table:table-cell office:value-type="float" office:value="111.883057">
                <text:p>111.8830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09.008911">
                <text:p>109.008911</text:p>
              </table:table-cell>
              <table:table-cell office:value-type="float" office:value="110.68306">
                <text:p>110.6830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10.208908">
                <text:p>110.208908</text:p>
              </table:table-cell>
              <table:table-cell office:value-type="float" office:value="109.483063">
                <text:p>109.48306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111.408905">
                <text:p>111.408905</text:p>
              </table:table-cell>
              <table:table-cell office:value-type="float" office:value="108.283066">
                <text:p>108.28306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12.608902">
                <text:p>112.608902</text:p>
              </table:table-cell>
              <table:table-cell office:value-type="float" office:value="107.083069">
                <text:p>107.08306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13.808899">
                <text:p>113.808899</text:p>
              </table:table-cell>
              <table:table-cell office:value-type="float" office:value="105.883072">
                <text:p>105.88307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15.008896">
                <text:p>115.008896</text:p>
              </table:table-cell>
              <table:table-cell office:value-type="float" office:value="104.683075">
                <text:p>104.68307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116.208893">
                <text:p>116.208893</text:p>
              </table:table-cell>
              <table:table-cell office:value-type="float" office:value="103.483078">
                <text:p>103.48307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17.40889">
                <text:p>117.40889</text:p>
              </table:table-cell>
              <table:table-cell office:value-type="float" office:value="102.283081">
                <text:p>102.2830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118.608887">
                <text:p>118.608887</text:p>
              </table:table-cell>
              <table:table-cell office:value-type="float" office:value="101.083084">
                <text:p>101.08308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19.808884">
                <text:p>119.808884</text:p>
              </table:table-cell>
              <table:table-cell office:value-type="float" office:value="99.883087">
                <text:p>99.88308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21.008881">
                <text:p>121.008881</text:p>
              </table:table-cell>
              <table:table-cell office:value-type="float" office:value="98.68309">
                <text:p>98.6830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22.208878">
                <text:p>122.208878</text:p>
              </table:table-cell>
              <table:table-cell office:value-type="float" office:value="97.483093">
                <text:p>97.48309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23.408875">
                <text:p>123.408875</text:p>
              </table:table-cell>
              <table:table-cell office:value-type="float" office:value="96.283096">
                <text:p>96.2830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24.608871">
                <text:p>124.608871</text:p>
              </table:table-cell>
              <table:table-cell office:value-type="float" office:value="95.083099">
                <text:p>95.08309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25.808868">
                <text:p>125.808868</text:p>
              </table:table-cell>
              <table:table-cell office:value-type="float" office:value="93.883102">
                <text:p>93.88310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27.008865">
                <text:p>127.008865</text:p>
              </table:table-cell>
              <table:table-cell office:value-type="float" office:value="92.683105">
                <text:p>92.68310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28.208862">
                <text:p>128.208862</text:p>
              </table:table-cell>
              <table:table-cell office:value-type="float" office:value="91.483109">
                <text:p>91.4831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29.408859">
                <text:p>129.408859</text:p>
              </table:table-cell>
              <table:table-cell office:value-type="float" office:value="90.283112">
                <text:p>90.28311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130.608856">
                <text:p>130.608856</text:p>
              </table:table-cell>
              <table:table-cell office:value-type="float" office:value="89.083115">
                <text:p>89.08311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31.808853">
                <text:p>131.808853</text:p>
              </table:table-cell>
              <table:table-cell office:value-type="float" office:value="87.883118">
                <text:p>87.88311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133.00885">
                <text:p>133.00885</text:p>
              </table:table-cell>
              <table:table-cell office:value-type="float" office:value="86.683121">
                <text:p>86.68312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134.208847">
                <text:p>134.208847</text:p>
              </table:table-cell>
              <table:table-cell office:value-type="float" office:value="85.483124">
                <text:p>85.48312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35.408844">
                <text:p>135.408844</text:p>
              </table:table-cell>
              <table:table-cell office:value-type="float" office:value="84.283127">
                <text:p>84.28312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36.608841">
                <text:p>136.608841</text:p>
              </table:table-cell>
              <table:table-cell office:value-type="float" office:value="83.08313">
                <text:p>83.0831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37.808838">
                <text:p>137.808838</text:p>
              </table:table-cell>
              <table:table-cell office:value-type="float" office:value="81.883133">
                <text:p>81.88313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39.008835">
                <text:p>139.008835</text:p>
              </table:table-cell>
              <table:table-cell office:value-type="float" office:value="80.683136">
                <text:p>80.68313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40.208832">
                <text:p>140.208832</text:p>
              </table:table-cell>
              <table:table-cell office:value-type="float" office:value="79.483139">
                <text:p>79.48313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8.283142">
                <text:p>78.28314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7.083145">
                <text:p>77.08314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5.883148">
                <text:p>75.88314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4.683151">
                <text:p>74.68315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3.483154">
                <text:p>73.48315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2.283157">
                <text:p>72.28315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1.08316">
                <text:p>71.0831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9.883163">
                <text:p>69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8.683167">
                <text:p>68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7.48317">
                <text:p>67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6.283173">
                <text:p>66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5.083176">
                <text:p>65.08317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3.883175">
                <text:p>63.88317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2.683174">
                <text:p>62.68317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1.483173">
                <text:p>61.4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0.283173">
                <text:p>60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9.083172">
                <text:p>59.08317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7.883171">
                <text:p>57.88317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6.68317">
                <text:p>56.6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5.48317">
                <text:p>55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4.283169">
                <text:p>54.28316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3.083168">
                <text:p>53.08316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1.883167">
                <text:p>51.8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0.683167">
                <text:p>50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9.483166">
                <text:p>49.48316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8.283165">
                <text:p>48.28316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7.083164">
                <text:p>47.08316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5.883163">
                <text:p>45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4.683163">
                <text:p>44.6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3.483162">
                <text:p>43.48316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98cm" svg:height="6.074cm" xlink:href=".." xlink:type="simple" chart:class="chart:scatter" chart:style-name="ch1">
        <chart:legend chart:legend-position="end" svg:x="7.647cm" svg:y="2.24cm" style:legend-expansion="high" chart:style-name="ch2"/>
        <chart:plot-area chart:style-name="ch3" svg:x="0.215cm" svg:y="0.121cm" svg:width="7.217cm" svg:height="5.832cm">
          <chart:coordinate-region svg:x="1.557cm" svg:y="0.32cm" svg:width="5.574cm" svg:height="4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:Sheet1.M17" chart:label-cell-address="Sheet1.M4:Sheet1.M4" chart:class="chart:scatter">
            <chart:domain table:cell-range-address="Sheet1.L5:Sheet1.L17"/>
            <chart:data-point chart:repeated="13"/>
          </chart:series>
          <chart:series chart:style-name="ch8" chart:values-cell-range-address="Sheet1.N5:Sheet1.N17" chart:label-cell-address="Sheet1.N4:Sheet1.N4" chart:class="chart:scatter">
            <chart:data-point chart:repeated="13"/>
          </chart:series>
          <chart:series chart:style-name="ch9" chart:values-cell-range-address="Sheet1.O5:Sheet1.O17" chart:label-cell-address="Sheet1.O4:Sheet1.O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4:Sheet1.M4</svg:desc>
                </draw:g>
              </table:table-cell>
              <table:table-cell office:value-type="string">
                <text:p> servoRight</text:p>
                <draw:g>
                  <svg:desc>Sheet1.N4:Sheet1.N4</svg:desc>
                </draw:g>
              </table:table-cell>
              <table:table-cell office:value-type="string">
                <text:p> servoZ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:Sheet1.L17</svg:desc>
                </draw:g>
              </table:table-cell>
              <table:table-cell office:value-type="float" office:value="27.149498">
                <text:p>27.149498</text:p>
                <draw:g>
                  <svg:desc>Sheet1.M5:Sheet1.M17</svg:desc>
                </draw:g>
              </table:table-cell>
              <table:table-cell office:value-type="float" office:value="164.252716">
                <text:p>164.252716</text:p>
                <draw:g>
                  <svg:desc>Sheet1.N5:Sheet1.N17</svg:desc>
                </draw:g>
              </table:table-cell>
              <table:table-cell office:value-type="float" office:value="164.190079">
                <text:p>164.190079</text:p>
                <draw:g>
                  <svg:desc>Sheet1.O5:Sheet1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.564701">
                <text:p>32.564701</text:p>
              </table:table-cell>
              <table:table-cell office:value-type="float" office:value="161.599792">
                <text:p>161.599792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7.979904">
                <text:p>37.979904</text:p>
              </table:table-cell>
              <table:table-cell office:value-type="float" office:value="158.946869">
                <text:p>158.946869</text:p>
              </table:table-cell>
              <table:table-cell office:value-type="float" office:value="150.190079">
                <text:p>150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3.395107">
                <text:p>43.395107</text:p>
              </table:table-cell>
              <table:table-cell office:value-type="float" office:value="156.293945">
                <text:p>156.293945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81031">
                <text:p>48.81031</text:p>
              </table:table-cell>
              <table:table-cell office:value-type="float" office:value="153.641022">
                <text:p>153.641022</text:p>
              </table:table-cell>
              <table:table-cell office:value-type="float" office:value="136.190079">
                <text:p>136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4.225513">
                <text:p>54.225513</text:p>
              </table:table-cell>
              <table:table-cell office:value-type="float" office:value="150.988098">
                <text:p>150.988098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9.640717">
                <text:p>59.640717</text:p>
              </table:table-cell>
              <table:table-cell office:value-type="float" office:value="148.335175">
                <text:p>148.335175</text:p>
              </table:table-cell>
              <table:table-cell office:value-type="float" office:value="122.190079">
                <text:p>122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5.055923">
                <text:p>65.055923</text:p>
              </table:table-cell>
              <table:table-cell office:value-type="float" office:value="145.682266">
                <text:p>145.682266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70.47113">
                <text:p>70.47113</text:p>
              </table:table-cell>
              <table:table-cell office:value-type="float" office:value="143.029343">
                <text:p>143.029343</text:p>
              </table:table-cell>
              <table:table-cell office:value-type="float" office:value="108.190079">
                <text:p>108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75.88633">
                <text:p>75.88633</text:p>
              </table:table-cell>
              <table:table-cell office:value-type="float" office:value="140.376434">
                <text:p>140.376434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81.301529">
                <text:p>81.301529</text:p>
              </table:table-cell>
              <table:table-cell office:value-type="float" office:value="137.723511">
                <text:p>137.723511</text:p>
              </table:table-cell>
              <table:table-cell office:value-type="float" office:value="94.190079">
                <text:p>94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4cm" svg:height="6.522cm" xlink:href=".." xlink:type="simple" chart:class="chart:scatter" chart:style-name="ch1">
        <chart:legend chart:legend-position="end" svg:x="8.443cm" svg:y="2.464cm" style:legend-expansion="high" chart:style-name="ch2"/>
        <chart:plot-area chart:style-name="ch3" svg:x="0.231cm" svg:y="0.13cm" svg:width="7.981cm" svg:height="6.262cm">
          <chart:coordinate-region svg:x="1.574cm" svg:y="0.329cm" svg:width="6.338cm" svg:height="5.4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:Sheet1.R18" chart:label-cell-address="Sheet1.R4:Sheet1.R4" chart:class="chart:scatter">
            <chart:domain table:cell-range-address="Sheet1.Q5:Sheet1.Q18"/>
            <chart:data-point chart:repeated="14"/>
          </chart:series>
          <chart:series chart:style-name="ch8" chart:values-cell-range-address="Sheet1.S5:Sheet1.S18" chart:label-cell-address="Sheet1.S4:Sheet1.S4" chart:class="chart:scatter">
            <chart:data-point chart:repeated="14"/>
          </chart:series>
          <chart:series chart:style-name="ch9" chart:values-cell-range-address="Sheet1.T5:Sheet1.T18" chart:label-cell-address="Sheet1.T4:Sheet1.T4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4:Sheet1.R4</svg:desc>
                </draw:g>
              </table:table-cell>
              <table:table-cell office:value-type="string">
                <text:p> servoRight</text:p>
                <draw:g>
                  <svg:desc>Sheet1.S4:Sheet1.S4</svg:desc>
                </draw:g>
              </table:table-cell>
              <table:table-cell office:value-type="string">
                <text:p> servoZ</text:p>
                <draw:g>
                  <svg:desc>Sheet1.T4:Sheet1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:Sheet1.Q18</svg:desc>
                </draw:g>
              </table:table-cell>
              <table:table-cell office:value-type="float" office:value="86.915253">
                <text:p>86.915253</text:p>
                <draw:g>
                  <svg:desc>Sheet1.R5:Sheet1.R18</svg:desc>
                </draw:g>
              </table:table-cell>
              <table:table-cell office:value-type="float" office:value="130.082993">
                <text:p>130.082993</text:p>
                <draw:g>
                  <svg:desc>Sheet1.S5:Sheet1.S18</svg:desc>
                </draw:g>
              </table:table-cell>
              <table:table-cell office:value-type="float" office:value="86.671722">
                <text:p>86.671722</text:p>
                <draw:g>
                  <svg:desc>Sheet1.T5:Sheet1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1.221527">
                <text:p>91.221527</text:p>
              </table:table-cell>
              <table:table-cell office:value-type="float" office:value="123.082993">
                <text:p>123.082993</text:p>
              </table:table-cell>
              <table:table-cell office:value-type="float" office:value="80.843445">
                <text:p>80.843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5.527802">
                <text:p>95.527802</text:p>
              </table:table-cell>
              <table:table-cell office:value-type="float" office:value="116.082993">
                <text:p>116.082993</text:p>
              </table:table-cell>
              <table:table-cell office:value-type="float" office:value="75.015167">
                <text:p>75.01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9.834076">
                <text:p>99.834076</text:p>
              </table:table-cell>
              <table:table-cell office:value-type="float" office:value="109.082993">
                <text:p>109.082993</text:p>
              </table:table-cell>
              <table:table-cell office:value-type="float" office:value="69.18689">
                <text:p>69.1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4.14035">
                <text:p>104.14035</text:p>
              </table:table-cell>
              <table:table-cell office:value-type="float" office:value="102.082993">
                <text:p>102.082993</text:p>
              </table:table-cell>
              <table:table-cell office:value-type="float" office:value="63.358612">
                <text:p>63.358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8.446625">
                <text:p>108.446625</text:p>
              </table:table-cell>
              <table:table-cell office:value-type="float" office:value="95.082993">
                <text:p>95.082993</text:p>
              </table:table-cell>
              <table:table-cell office:value-type="float" office:value="57.530334">
                <text:p>57.530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12.752899">
                <text:p>112.752899</text:p>
              </table:table-cell>
              <table:table-cell office:value-type="float" office:value="88.082993">
                <text:p>88.082993</text:p>
              </table:table-cell>
              <table:table-cell office:value-type="float" office:value="51.702057">
                <text:p>51.702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17.059174">
                <text:p>117.059174</text:p>
              </table:table-cell>
              <table:table-cell office:value-type="float" office:value="81.082993">
                <text:p>81.082993</text:p>
              </table:table-cell>
              <table:table-cell office:value-type="float" office:value="45.873779">
                <text:p>45.873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1.365448">
                <text:p>121.365448</text:p>
              </table:table-cell>
              <table:table-cell office:value-type="float" office:value="74.082993">
                <text:p>74.082993</text:p>
              </table:table-cell>
              <table:table-cell office:value-type="float" office:value="40.045502">
                <text:p>40.045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25.671722">
                <text:p>125.671722</text:p>
              </table:table-cell>
              <table:table-cell office:value-type="float" office:value="67.082993">
                <text:p>67.082993</text:p>
              </table:table-cell>
              <table:table-cell office:value-type="float" office:value="34.217224">
                <text:p>34.21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9.977997">
                <text:p>129.977997</text:p>
              </table:table-cell>
              <table:table-cell office:value-type="float" office:value="60.082993">
                <text:p>60.082993</text:p>
              </table:table-cell>
              <table:table-cell office:value-type="float" office:value="28.388947">
                <text:p>28.388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34.284271">
                <text:p>134.284271</text:p>
              </table:table-cell>
              <table:table-cell office:value-type="float" office:value="53.082993">
                <text:p>53.082993</text:p>
              </table:table-cell>
              <table:table-cell office:value-type="float" office:value="22.560669">
                <text:p>22.56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38.590546">
                <text:p>138.590546</text:p>
              </table:table-cell>
              <table:table-cell office:value-type="float" office:value="46.082993">
                <text:p>46.082993</text:p>
              </table:table-cell>
              <table:table-cell office:value-type="float" office:value="16.732391">
                <text:p>16.732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6cm" svg:height="5.645cm" xlink:href=".." xlink:type="simple" chart:class="chart:scatter" chart:style-name="ch1">
        <chart:legend chart:legend-position="end" svg:x="6.885cm" svg:y="2.025cm" style:legend-expansion="high" chart:style-name="ch2"/>
        <chart:plot-area chart:style-name="ch3" svg:x="0.2cm" svg:y="0.112cm" svg:width="6.485cm" svg:height="5.421cm">
          <chart:coordinate-region svg:x="1.146cm" svg:y="0.311cm" svg:width="5.239cm" svg:height="4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4:Sheet1.M65" chart:label-cell-address="Sheet1.M53:Sheet1.M53" chart:class="chart:scatter">
            <chart:domain table:cell-range-address="Sheet1.L54:Sheet1.L65"/>
            <chart:data-point chart:repeated="12"/>
          </chart:series>
          <chart:series chart:style-name="ch8" chart:values-cell-range-address="Sheet1.N54:Sheet1.N65" chart:label-cell-address="Sheet1.N53:Sheet1.N53" chart:class="chart:scatter">
            <chart:data-point chart:repeated="12"/>
          </chart:series>
          <chart:series chart:style-name="ch9" chart:values-cell-range-address="Sheet1.O54:Sheet1.O65" chart:label-cell-address="Sheet1.O53:Sheet1.O53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53:Sheet1.M53</svg:desc>
                </draw:g>
              </table:table-cell>
              <table:table-cell office:value-type="string">
                <text:p> servoRight</text:p>
                <draw:g>
                  <svg:desc>Sheet1.N53:Sheet1.N53</svg:desc>
                </draw:g>
              </table:table-cell>
              <table:table-cell office:value-type="string">
                <text:p> servoZ</text:p>
                <draw:g>
                  <svg:desc>Sheet1.O53:Sheet1.O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4:Sheet1.L65</svg:desc>
                </draw:g>
              </table:table-cell>
              <table:table-cell office:value-type="float" office:value="5.415203">
                <text:p>5.415203</text:p>
                <draw:g>
                  <svg:desc>Sheet1.M54:Sheet1.M65</svg:desc>
                </draw:g>
              </table:table-cell>
              <table:table-cell office:value-type="float" office:value="2.65292">
                <text:p>2.65292</text:p>
                <draw:g>
                  <svg:desc>Sheet1.N54:Sheet1.N65</svg:desc>
                </draw:g>
              </table:table-cell>
              <table:table-cell office:value-type="float" office:value="7">
                <text:p>7</text:p>
                <draw:g>
                  <svg:desc>Sheet1.O54:Sheet1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9">
                <text:p>2.6529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7">
                <text:p>2.652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.415201">
                <text:p>5.415201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1">
                <text:p>2.652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.415218">
                <text:p>5.415218</text:p>
              </table:table-cell>
              <table:table-cell office:value-type="float" office:value="2.65291">
                <text:p>2.6529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76cm" svg:height="5.837cm" xlink:href=".." xlink:type="simple" chart:class="chart:scatter" chart:style-name="ch1">
        <chart:legend chart:legend-position="end" svg:x="7.225cm" svg:y="2.121cm" style:legend-expansion="high" chart:style-name="ch2"/>
        <chart:plot-area chart:style-name="ch3" svg:x="0.207cm" svg:y="0.116cm" svg:width="6.811cm" svg:height="5.605cm">
          <chart:coordinate-region svg:x="1.153cm" svg:y="0.315cm" svg:width="5.565cm" svg:height="4.7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4:Sheet1.R67" chart:label-cell-address="Sheet1.R53:Sheet1.R53" chart:class="chart:scatter">
            <chart:domain table:cell-range-address="Sheet1.Q54:Sheet1.Q67"/>
            <chart:data-point chart:repeated="14"/>
          </chart:series>
          <chart:series chart:style-name="ch8" chart:values-cell-range-address="Sheet1.S54:Sheet1.S67" chart:label-cell-address="Sheet1.S53:Sheet1.S53" chart:class="chart:scatter">
            <chart:data-point chart:repeated="14"/>
          </chart:series>
          <chart:series chart:style-name="ch9" chart:values-cell-range-address="Sheet1.T54:Sheet1.T67" chart:label-cell-address="Sheet1.T53:Sheet1.T53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53:Sheet1.R53</svg:desc>
                </draw:g>
              </table:table-cell>
              <table:table-cell office:value-type="string">
                <text:p> servoRight</text:p>
                <draw:g>
                  <svg:desc>Sheet1.S53:Sheet1.S53</svg:desc>
                </draw:g>
              </table:table-cell>
              <table:table-cell office:value-type="string">
                <text:p> servoZ</text:p>
                <draw:g>
                  <svg:desc>Sheet1.T53:Sheet1.T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4:Sheet1.Q67</svg:desc>
                </draw:g>
              </table:table-cell>
              <table:table-cell office:value-type="float" office:value="4.306274">
                <text:p>4.306274</text:p>
                <draw:g>
                  <svg:desc>Sheet1.R54:Sheet1.R67</svg:desc>
                </draw:g>
              </table:table-cell>
              <table:table-cell office:value-type="float" office:value="7">
                <text:p>7</text:p>
                <draw:g>
                  <svg:desc>Sheet1.S54:Sheet1.S67</svg:desc>
                </draw:g>
              </table:table-cell>
              <table:table-cell office:value-type="float" office:value="5.828277">
                <text:p>5.828277</text:p>
                <draw:g>
                  <svg:desc>Sheet1.T54:Sheet1.T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306276">
                <text:p>4.306276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306281">
                <text:p>4.306281</text:p>
              </table:table-cell>
              <table:table-cell office:value-type="float" office:value="7">
                <text:p>7</text:p>
              </table:table-cell>
              <table:table-cell office:value-type="float" office:value="5.82828">
                <text:p>5.82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11cm" svg:height="5.8cm" xlink:href=".." xlink:type="simple" chart:class="chart:scatter" chart:style-name="ch1">
        <chart:legend chart:legend-position="end" svg:x="7.16cm" svg:y="2.103cm" style:legend-expansion="high" chart:style-name="ch2"/>
        <chart:plot-area chart:style-name="ch3" svg:x="0.206cm" svg:y="0.116cm" svg:width="6.748cm" svg:height="5.568cm">
          <chart:coordinate-region svg:x="0.656cm" svg:y="0.315cm" svg:width="5.998cm" svg:height="4.7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54:Sheet1.X72" chart:label-cell-address="Sheet1.X53:Sheet1.X53" chart:class="chart:scatter">
            <chart:domain table:cell-range-address="Sheet1.W54:Sheet1.W72"/>
            <chart:data-point chart:repeated="19"/>
          </chart:series>
          <chart:series chart:style-name="ch8" chart:values-cell-range-address="Sheet1.Y54:Sheet1.Y72" chart:label-cell-address="Sheet1.Y53:Sheet1.Y53" chart:class="chart:scatter">
            <chart:data-point chart:repeated="19"/>
          </chart:series>
          <chart:series chart:style-name="ch9" chart:values-cell-range-address="Sheet1.Z54:Sheet1.Z72" chart:label-cell-address="Sheet1.Z53:Sheet1.Z53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ervoLeft</text:p>
                <draw:g>
                  <svg:desc>Sheet1.X53:Sheet1.X53</svg:desc>
                </draw:g>
              </table:table-cell>
              <table:table-cell office:value-type="string">
                <text:p> servoRight</text:p>
                <draw:g>
                  <svg:desc>Sheet1.Y53:Sheet1.Y53</svg:desc>
                </draw:g>
              </table:table-cell>
              <table:table-cell office:value-type="string">
                <text:p> servoZ</text:p>
                <draw:g>
                  <svg:desc>Sheet1.Z53:Sheet1.Z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W54:Sheet1.W72</svg:desc>
                </draw:g>
              </table:table-cell>
              <table:table-cell office:value-type="float" office:value="0.492291">
                <text:p>0.492291</text:p>
                <draw:g>
                  <svg:desc>Sheet1.X54:Sheet1.X72</svg:desc>
                </draw:g>
              </table:table-cell>
              <table:table-cell office:value-type="float" office:value="0.241175">
                <text:p>0.241175</text:p>
                <draw:g>
                  <svg:desc>Sheet1.Y54:Sheet1.Y72</svg:desc>
                </draw:g>
              </table:table-cell>
              <table:table-cell office:value-type="float" office:value="0.636364">
                <text:p>0.636364</text:p>
                <draw:g>
                  <svg:desc>Sheet1.Z54:Sheet1.Z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84582">
                <text:p>0.984582</text:p>
              </table:table-cell>
              <table:table-cell office:value-type="float" office:value="0.482349">
                <text:p>0.482349</text:p>
              </table:table-cell>
              <table:table-cell office:value-type="float" office:value="1.272727">
                <text:p>1.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476874">
                <text:p>1.476874</text:p>
              </table:table-cell>
              <table:table-cell office:value-type="float" office:value="0.723524">
                <text:p>0.723524</text:p>
              </table:table-cell>
              <table:table-cell office:value-type="float" office:value="1.909091">
                <text:p>1.90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969165">
                <text:p>1.969165</text:p>
              </table:table-cell>
              <table:table-cell office:value-type="float" office:value="0.964698">
                <text:p>0.964698</text:p>
              </table:table-cell>
              <table:table-cell office:value-type="float" office:value="2.545455">
                <text:p>2.545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461456">
                <text:p>2.461456</text:p>
              </table:table-cell>
              <table:table-cell office:value-type="float" office:value="1.205873">
                <text:p>1.205873</text:p>
              </table:table-cell>
              <table:table-cell office:value-type="float" office:value="3.181818">
                <text:p>3.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953748">
                <text:p>2.953748</text:p>
              </table:table-cell>
              <table:table-cell office:value-type="float" office:value="1.447048">
                <text:p>1.447048</text:p>
              </table:table-cell>
              <table:table-cell office:value-type="float" office:value="3.818182">
                <text:p>3.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.446038">
                <text:p>3.446038</text:p>
              </table:table-cell>
              <table:table-cell office:value-type="float" office:value="1.688222">
                <text:p>1.688222</text:p>
              </table:table-cell>
              <table:table-cell office:value-type="float" office:value="4.454545">
                <text:p>4.45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93833">
                <text:p>3.93833</text:p>
              </table:table-cell>
              <table:table-cell office:value-type="float" office:value="1.929397">
                <text:p>1.929397</text:p>
              </table:table-cell>
              <table:table-cell office:value-type="float" office:value="5.090909">
                <text:p>5.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430621">
                <text:p>4.430621</text:p>
              </table:table-cell>
              <table:table-cell office:value-type="float" office:value="2.170572">
                <text:p>2.170572</text:p>
              </table:table-cell>
              <table:table-cell office:value-type="float" office:value="5.727273">
                <text:p>5.72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922913">
                <text:p>4.922913</text:p>
              </table:table-cell>
              <table:table-cell office:value-type="float" office:value="2.411746">
                <text:p>2.411746</text:p>
              </table:table-cell>
              <table:table-cell office:value-type="float" office:value="6.363636">
                <text:p>6.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922912">
                <text:p>4.922912</text:p>
              </table:table-cell>
              <table:table-cell office:value-type="float" office:value="2.411745">
                <text:p>2.411745</text:p>
              </table:table-cell>
              <table:table-cell office:value-type="float" office:value="6.363636">
                <text:p>6.3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430622">
                <text:p>4.430622</text:p>
              </table:table-cell>
              <table:table-cell office:value-type="float" office:value="2.170571">
                <text:p>2.170571</text:p>
              </table:table-cell>
              <table:table-cell office:value-type="float" office:value="5.727273">
                <text:p>5.727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.938332">
                <text:p>3.938332</text:p>
              </table:table-cell>
              <table:table-cell office:value-type="float" office:value="1.929394">
                <text:p>1.929394</text:p>
              </table:table-cell>
              <table:table-cell office:value-type="float" office:value="5.090909">
                <text:p>5.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446041">
                <text:p>3.446041</text:p>
              </table:table-cell>
              <table:table-cell office:value-type="float" office:value="1.688219">
                <text:p>1.688219</text:p>
              </table:table-cell>
              <table:table-cell office:value-type="float" office:value="4.454545">
                <text:p>4.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953751">
                <text:p>2.953751</text:p>
              </table:table-cell>
              <table:table-cell office:value-type="float" office:value="1.447046">
                <text:p>1.447046</text:p>
              </table:table-cell>
              <table:table-cell office:value-type="float" office:value="3.818182">
                <text:p>3.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46146">
                <text:p>2.46146</text:p>
              </table:table-cell>
              <table:table-cell office:value-type="float" office:value="1.205868">
                <text:p>1.205868</text:p>
              </table:table-cell>
              <table:table-cell office:value-type="float" office:value="3.181818">
                <text:p>3.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.969155">
                <text:p>1.969155</text:p>
              </table:table-cell>
              <table:table-cell office:value-type="float" office:value="0.964682">
                <text:p>0.964682</text:p>
              </table:table-cell>
              <table:table-cell office:value-type="float" office:value="2.545455">
                <text:p>2.545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97cm" svg:height="5.961cm" xlink:href=".." xlink:type="simple" chart:class="chart:scatter" chart:style-name="ch1">
        <chart:legend chart:legend-position="end" svg:x="7.446cm" svg:y="2.183cm" style:legend-expansion="high" chart:style-name="ch2"/>
        <chart:plot-area chart:style-name="ch3" svg:x="0.211cm" svg:y="0.119cm" svg:width="7.024cm" svg:height="5.723cm">
          <chart:coordinate-region svg:x="0.661cm" svg:y="0.318cm" svg:width="6.275cm" svg:height="4.8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54:Sheet1.AC75" chart:label-cell-address="Sheet1.AC53:Sheet1.AC53" chart:class="chart:scatter">
            <chart:domain table:cell-range-address="Sheet1.AB54:Sheet1.AB75"/>
            <chart:data-point chart:repeated="22"/>
          </chart:series>
          <chart:series chart:style-name="ch8" chart:values-cell-range-address="Sheet1.AD54:Sheet1.AD75" chart:label-cell-address="Sheet1.AD53:Sheet1.AD53" chart:class="chart:scatter">
            <chart:data-point chart:repeated="22"/>
          </chart:series>
          <chart:series chart:style-name="ch9" chart:values-cell-range-address="Sheet1.AE54:Sheet1.AE75" chart:label-cell-address="Sheet1.AE53:Sheet1.AE53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servoLeft</text:p>
                <draw:g>
                  <svg:desc>Sheet1.AC53:Sheet1.AC53</svg:desc>
                </draw:g>
              </table:table-cell>
              <table:table-cell office:value-type="string">
                <text:p> servoRight</text:p>
                <draw:g>
                  <svg:desc>Sheet1.AD53:Sheet1.AD53</svg:desc>
                </draw:g>
              </table:table-cell>
              <table:table-cell office:value-type="string">
                <text:p> servoZ</text:p>
                <draw:g>
                  <svg:desc>Sheet1.AE53:Sheet1.A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54:Sheet1.AB75</svg:desc>
                </draw:g>
              </table:table-cell>
              <table:table-cell office:value-type="float" office:value="0.391479">
                <text:p>0.391479</text:p>
                <draw:g>
                  <svg:desc>Sheet1.AC54:Sheet1.AC75</svg:desc>
                </draw:g>
              </table:table-cell>
              <table:table-cell office:value-type="float" office:value="0.636364">
                <text:p>0.636364</text:p>
                <draw:g>
                  <svg:desc>Sheet1.AD54:Sheet1.AD75</svg:desc>
                </draw:g>
              </table:table-cell>
              <table:table-cell office:value-type="float" office:value="0.529843">
                <text:p>0.529843</text:p>
                <draw:g>
                  <svg:desc>Sheet1.AE54:Sheet1.A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82959">
                <text:p>0.782959</text:p>
              </table:table-cell>
              <table:table-cell office:value-type="float" office:value="1.272727">
                <text:p>1.272727</text:p>
              </table:table-cell>
              <table:table-cell office:value-type="float" office:value="1.059687">
                <text:p>1.059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174438">
                <text:p>1.174438</text:p>
              </table:table-cell>
              <table:table-cell office:value-type="float" office:value="1.909091">
                <text:p>1.909091</text:p>
              </table:table-cell>
              <table:table-cell office:value-type="float" office:value="1.58953">
                <text:p>1.58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565918">
                <text:p>1.565918</text:p>
              </table:table-cell>
              <table:table-cell office:value-type="float" office:value="2.545455">
                <text:p>2.545455</text:p>
              </table:table-cell>
              <table:table-cell office:value-type="float" office:value="2.119373">
                <text:p>2.11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957397">
                <text:p>1.957397</text:p>
              </table:table-cell>
              <table:table-cell office:value-type="float" office:value="3.181818">
                <text:p>3.181818</text:p>
              </table:table-cell>
              <table:table-cell office:value-type="float" office:value="2.649217">
                <text:p>2.649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348877">
                <text:p>2.348877</text:p>
              </table:table-cell>
              <table:table-cell office:value-type="float" office:value="3.818182">
                <text:p>3.818182</text:p>
              </table:table-cell>
              <table:table-cell office:value-type="float" office:value="3.179061">
                <text:p>3.17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.740356">
                <text:p>2.740356</text:p>
              </table:table-cell>
              <table:table-cell office:value-type="float" office:value="4.454545">
                <text:p>4.454545</text:p>
              </table:table-cell>
              <table:table-cell office:value-type="float" office:value="3.708904">
                <text:p>3.708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131836">
                <text:p>3.131836</text:p>
              </table:table-cell>
              <table:table-cell office:value-type="float" office:value="5.090909">
                <text:p>5.090909</text:p>
              </table:table-cell>
              <table:table-cell office:value-type="float" office:value="4.238748">
                <text:p>4.238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.523315">
                <text:p>3.523315</text:p>
              </table:table-cell>
              <table:table-cell office:value-type="float" office:value="5.727273">
                <text:p>5.727273</text:p>
              </table:table-cell>
              <table:table-cell office:value-type="float" office:value="4.768591">
                <text:p>4.76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.914795">
                <text:p>3.914795</text:p>
              </table:table-cell>
              <table:table-cell office:value-type="float" office:value="6.363636">
                <text:p>6.363636</text:p>
              </table:table-cell>
              <table:table-cell office:value-type="float" office:value="5.298435">
                <text:p>5.29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.914796">
                <text:p>3.914796</text:p>
              </table:table-cell>
              <table:table-cell office:value-type="float" office:value="6.363636">
                <text:p>6.363636</text:p>
              </table:table-cell>
              <table:table-cell office:value-type="float" office:value="5.298436">
                <text:p>5.298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523317">
                <text:p>3.523317</text:p>
              </table:table-cell>
              <table:table-cell office:value-type="float" office:value="5.727273">
                <text:p>5.727273</text:p>
              </table:table-cell>
              <table:table-cell office:value-type="float" office:value="4.768592">
                <text:p>4.768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3.131837">
                <text:p>3.131837</text:p>
              </table:table-cell>
              <table:table-cell office:value-type="float" office:value="5.090909">
                <text:p>5.090909</text:p>
              </table:table-cell>
              <table:table-cell office:value-type="float" office:value="4.238749">
                <text:p>4.238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740358">
                <text:p>2.740358</text:p>
              </table:table-cell>
              <table:table-cell office:value-type="float" office:value="4.454545">
                <text:p>4.454545</text:p>
              </table:table-cell>
              <table:table-cell office:value-type="float" office:value="3.708905">
                <text:p>3.708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.348878">
                <text:p>2.348878</text:p>
              </table:table-cell>
              <table:table-cell office:value-type="float" office:value="3.818182">
                <text:p>3.818182</text:p>
              </table:table-cell>
              <table:table-cell office:value-type="float" office:value="3.179061">
                <text:p>3.179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.957399">
                <text:p>1.957399</text:p>
              </table:table-cell>
              <table:table-cell office:value-type="float" office:value="3.181818">
                <text:p>3.181818</text:p>
              </table:table-cell>
              <table:table-cell office:value-type="float" office:value="2.649216">
                <text:p>2.649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.565921">
                <text:p>1.565921</text:p>
              </table:table-cell>
              <table:table-cell office:value-type="float" office:value="2.545455">
                <text:p>2.545455</text:p>
              </table:table-cell>
              <table:table-cell office:value-type="float" office:value="2.119375">
                <text:p>2.11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.174463">
                <text:p>1.174463</text:p>
              </table:table-cell>
              <table:table-cell office:value-type="float" office:value="1.909091">
                <text:p>1.909091</text:p>
              </table:table-cell>
              <table:table-cell office:value-type="float" office:value="1.589539">
                <text:p>1.589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73cm" svg:height="6.453cm" xlink:href=".." xlink:type="simple" chart:class="chart:scatter" chart:style-name="ch1">
        <chart:legend chart:legend-position="end" svg:x="8.322cm" svg:y="2.429cm" style:legend-expansion="high" chart:style-name="ch2"/>
        <chart:plot-area chart:style-name="ch3" svg:x="0.229cm" svg:y="0.129cm" svg:width="7.864cm" svg:height="6.195cm">
          <chart:coordinate-region svg:x="1.076cm" svg:y="0.329cm" svg:width="6.717cm" svg:height="5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5:Sheet1.X23" chart:label-cell-address="Sheet1.X4:Sheet1.X4" chart:class="chart:scatter">
            <chart:domain table:cell-range-address="Sheet1.W5:Sheet1.W23"/>
            <chart:data-point chart:repeated="19"/>
          </chart:series>
          <chart:series chart:style-name="ch8" chart:values-cell-range-address="Sheet1.Y5:Sheet1.Y23" chart:label-cell-address="Sheet1.Y4:Sheet1.Y4" chart:class="chart:scatter">
            <chart:data-point chart:repeated="19"/>
          </chart:series>
          <chart:series chart:style-name="ch9" chart:values-cell-range-address="Sheet1.Z5:Sheet1.Z23" chart:label-cell-address="Sheet1.Z4:Sheet1.Z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ervoLeft</text:p>
                <draw:g>
                  <svg:desc>Sheet1.X4:Sheet1.X4</svg:desc>
                </draw:g>
              </table:table-cell>
              <table:table-cell office:value-type="string">
                <text:p> servoRight</text:p>
                <draw:g>
                  <svg:desc>Sheet1.Y4:Sheet1.Y4</svg:desc>
                </draw:g>
              </table:table-cell>
              <table:table-cell office:value-type="string">
                <text:p> servoZ</text:p>
                <draw:g>
                  <svg:desc>Sheet1.Z4:Sheet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W5:Sheet1.W23</svg:desc>
                </draw:g>
              </table:table-cell>
              <table:table-cell office:value-type="float" office:value="22.226585">
                <text:p>22.226585</text:p>
                <draw:g>
                  <svg:desc>Sheet1.X5:Sheet1.X23</svg:desc>
                </draw:g>
              </table:table-cell>
              <table:table-cell office:value-type="float" office:value="166.664459">
                <text:p>166.664459</text:p>
                <draw:g>
                  <svg:desc>Sheet1.Y5:Sheet1.Y23</svg:desc>
                </draw:g>
              </table:table-cell>
              <table:table-cell office:value-type="float" office:value="170.553711">
                <text:p>170.553711</text:p>
                <draw:g>
                  <svg:desc>Sheet1.Z5:Sheet1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3.211168">
                <text:p>23.211168</text:p>
              </table:table-cell>
              <table:table-cell office:value-type="float" office:value="166.182114">
                <text:p>166.182114</text:p>
              </table:table-cell>
              <table:table-cell office:value-type="float" office:value="169.280991">
                <text:p>169.280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4.688042">
                <text:p>24.688042</text:p>
              </table:table-cell>
              <table:table-cell office:value-type="float" office:value="165.458588">
                <text:p>165.458588</text:p>
              </table:table-cell>
              <table:table-cell office:value-type="float" office:value="167.371902">
                <text:p>167.371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6.657207">
                <text:p>26.657207</text:p>
              </table:table-cell>
              <table:table-cell office:value-type="float" office:value="164.493896">
                <text:p>164.493896</text:p>
              </table:table-cell>
              <table:table-cell office:value-type="float" office:value="164.826447">
                <text:p>164.82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9.118664">
                <text:p>29.118664</text:p>
              </table:table-cell>
              <table:table-cell office:value-type="float" office:value="163.288025">
                <text:p>163.288025</text:p>
              </table:table-cell>
              <table:table-cell office:value-type="float" office:value="161.644623">
                <text:p>161.644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2.072411">
                <text:p>32.072411</text:p>
              </table:table-cell>
              <table:table-cell office:value-type="float" office:value="161.840973">
                <text:p>161.840973</text:p>
              </table:table-cell>
              <table:table-cell office:value-type="float" office:value="157.826447">
                <text:p>157.826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5.518448">
                <text:p>35.518448</text:p>
              </table:table-cell>
              <table:table-cell office:value-type="float" office:value="160.152756">
                <text:p>160.152756</text:p>
              </table:table-cell>
              <table:table-cell office:value-type="float" office:value="153.371902">
                <text:p>153.371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9.456779">
                <text:p>39.456779</text:p>
              </table:table-cell>
              <table:table-cell office:value-type="float" office:value="158.223358">
                <text:p>158.223358</text:p>
              </table:table-cell>
              <table:table-cell office:value-type="float" office:value="148.280991">
                <text:p>148.280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3.887402">
                <text:p>43.887402</text:p>
              </table:table-cell>
              <table:table-cell office:value-type="float" office:value="156.05278">
                <text:p>156.05278</text:p>
              </table:table-cell>
              <table:table-cell office:value-type="float" office:value="142.553711">
                <text:p>142.553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8.810314">
                <text:p>48.810314</text:p>
              </table:table-cell>
              <table:table-cell office:value-type="float" office:value="153.641037">
                <text:p>153.641037</text:p>
              </table:table-cell>
              <table:table-cell office:value-type="float" office:value="136.190079">
                <text:p>136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4.225517">
                <text:p>54.225517</text:p>
              </table:table-cell>
              <table:table-cell office:value-type="float" office:value="150.988113">
                <text:p>150.988113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9.64072">
                <text:p>59.64072</text:p>
              </table:table-cell>
              <table:table-cell office:value-type="float" office:value="148.33519">
                <text:p>148.33519</text:p>
              </table:table-cell>
              <table:table-cell office:value-type="float" office:value="122.190079">
                <text:p>122.190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64.563629">
                <text:p>64.563629</text:p>
              </table:table-cell>
              <table:table-cell office:value-type="float" office:value="145.923447">
                <text:p>145.923447</text:p>
              </table:table-cell>
              <table:table-cell office:value-type="float" office:value="115.826439">
                <text:p>115.826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68.994247">
                <text:p>68.994247</text:p>
              </table:table-cell>
              <table:table-cell office:value-type="float" office:value="143.752869">
                <text:p>143.752869</text:p>
              </table:table-cell>
              <table:table-cell office:value-type="float" office:value="110.099167">
                <text:p>110.099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72.932579">
                <text:p>72.932579</text:p>
              </table:table-cell>
              <table:table-cell office:value-type="float" office:value="141.823471">
                <text:p>141.823471</text:p>
              </table:table-cell>
              <table:table-cell office:value-type="float" office:value="105.008255">
                <text:p>105.008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76.378616">
                <text:p>76.378616</text:p>
              </table:table-cell>
              <table:table-cell office:value-type="float" office:value="140.135254">
                <text:p>140.135254</text:p>
              </table:table-cell>
              <table:table-cell office:value-type="float" office:value="100.553711">
                <text:p>100.553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79.332367">
                <text:p>79.332367</text:p>
              </table:table-cell>
              <table:table-cell office:value-type="float" office:value="138.688202">
                <text:p>138.688202</text:p>
              </table:table-cell>
              <table:table-cell office:value-type="float" office:value="96.735527">
                <text:p>96.735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81.793831">
                <text:p>81.793831</text:p>
              </table:table-cell>
              <table:table-cell office:value-type="float" office:value="137.48233">
                <text:p>137.48233</text:p>
              </table:table-cell>
              <table:table-cell office:value-type="float" office:value="93.553711">
                <text:p>93.553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